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1.598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1.56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476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702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4" style:family="table-cell" style:parent-style-name="Default" style:data-style-name="N108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order="0.002cm solid #000000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</style:style>
    <style:style style:name="ce11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1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4" style:family="table-cell" style:parent-style-name="Default" style:data-style-name="N11">
      <style:table-cell-properties fo:border="0.002cm solid #000000"/>
    </style:style>
    <style:style style:name="ce15" style:family="table-cell" style:parent-style-name="Default" style:data-style-name="N11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="0.002cm solid #000000"/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ce17" style:family="table-cell" style:parent-style-name="Default" style:data-style-name="N11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="0.002cm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LQ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4" office:value-type="float" office:value="169.620960533039">
            <text:p>169,621</text:p>
          </table:table-cell>
          <table:table-cell/>
          <table:table-cell table:style-name="ce7" office:value-type="date" office:date-value="2014-02-01">
            <text:p>01/02/14</text:p>
          </table:table-cell>
          <table:table-cell/>
          <table:table-cell office:value-type="string" table:number-columns-spanned="6" table:number-rows-spanned="1">
            <text:p>Min duration per test = 5000 ms – OpenJDK8 b65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office:value-type="string">
            <text:p>[ms/op]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02.149">
            <text:p>102,149</text:p>
          </table:table-cell>
          <table:table-cell table:style-name="ce2" office:value-type="float" office:value="102.118">
            <text:p>102,118</text:p>
          </table:table-cell>
          <table:table-cell table:style-name="ce2" office:value-type="float" office:value="0.284">
            <text:p>0,284</text:p>
          </table:table-cell>
          <table:table-cell table:style-name="ce2" office:value-type="float" office:value="102.119">
            <text:p>102,119</text:p>
          </table:table-cell>
          <table:table-cell table:style-name="ce1" office:value-type="float" office:value="102.402">
            <text:p>102,402</text:p>
          </table:table-cell>
          <table:table-cell table:style-name="ce2" office:value-type="float" office:value="101.854">
            <text:p>101,854</text:p>
          </table:table-cell>
          <table:table-cell table:style-name="ce2" office:value-type="float" office:value="103.908">
            <text:p>103,908</text:p>
          </table:table-cell>
          <table:table-cell table:style-name="ce2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23.96">
            <text:p>123,96</text:p>
          </table:table-cell>
          <table:table-cell table:style-name="ce2" office:value-type="float" office:value="124.092">
            <text:p>124,092</text:p>
          </table:table-cell>
          <table:table-cell table:style-name="ce2" office:value-type="float" office:value="2.265">
            <text:p>2,265</text:p>
          </table:table-cell>
          <table:table-cell table:style-name="ce2" office:value-type="float" office:value="124.112">
            <text:p>124,112</text:p>
          </table:table-cell>
          <table:table-cell table:style-name="ce1" office:value-type="float" office:value="126.357">
            <text:p>126,357</text:p>
          </table:table-cell>
          <table:table-cell table:style-name="ce2" office:value-type="float" office:value="105.943">
            <text:p>105,943</text:p>
          </table:table-cell>
          <table:table-cell table:style-name="ce2" office:value-type="float" office:value="129.308">
            <text:p>129,308</text:p>
          </table:table-cell>
          <table:table-cell table:style-name="ce2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00.904">
            <text:p>200,904</text:p>
          </table:table-cell>
          <table:table-cell table:style-name="ce2" office:value-type="float" office:value="200.273">
            <text:p>200,273</text:p>
          </table:table-cell>
          <table:table-cell table:style-name="ce2" office:value-type="float" office:value="32.601">
            <text:p>32,601</text:p>
          </table:table-cell>
          <table:table-cell table:style-name="ce2" office:value-type="float" office:value="202.91">
            <text:p>202,91</text:p>
          </table:table-cell>
          <table:table-cell table:style-name="ce1" office:value-type="float" office:value="232.875">
            <text:p>232,875</text:p>
          </table:table-cell>
          <table:table-cell table:style-name="ce2" office:value-type="float" office:value="119.636">
            <text:p>119,636</text:p>
          </table:table-cell>
          <table:table-cell table:style-name="ce2" office:value-type="float" office:value="404.599">
            <text:p>404,599</text:p>
          </table:table-cell>
          <table:table-cell table:style-name="ce2" office:value-type="float" office:value="196">
            <text:p>19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1.023">
            <text:p>51,023</text:p>
          </table:table-cell>
          <table:table-cell table:style-name="ce2" office:value-type="float" office:value="50.98">
            <text:p>50,98</text:p>
          </table:table-cell>
          <table:table-cell table:style-name="ce2" office:value-type="float" office:value="0.687">
            <text:p>0,687</text:p>
          </table:table-cell>
          <table:table-cell table:style-name="ce2" office:value-type="float" office:value="50.985">
            <text:p>50,985</text:p>
          </table:table-cell>
          <table:table-cell table:style-name="ce1" office:value-type="float" office:value="51.667">
            <text:p>51,667</text:p>
          </table:table-cell>
          <table:table-cell table:style-name="ce2" office:value-type="float" office:value="50.275">
            <text:p>50,275</text:p>
          </table:table-cell>
          <table:table-cell table:style-name="ce2" office:value-type="float" office:value="55.984">
            <text:p>55,984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60.094">
            <text:p>60,094</text:p>
          </table:table-cell>
          <table:table-cell table:style-name="ce2" office:value-type="float" office:value="60.068">
            <text:p>60,068</text:p>
          </table:table-cell>
          <table:table-cell table:style-name="ce2" office:value-type="float" office:value="0.829">
            <text:p>0,829</text:p>
          </table:table-cell>
          <table:table-cell table:style-name="ce2" office:value-type="float" office:value="60.073">
            <text:p>60,073</text:p>
          </table:table-cell>
          <table:table-cell table:style-name="ce1" office:value-type="float" office:value="60.896">
            <text:p>60,896</text:p>
          </table:table-cell>
          <table:table-cell table:style-name="ce2" office:value-type="float" office:value="58.57">
            <text:p>58,57</text:p>
          </table:table-cell>
          <table:table-cell table:style-name="ce2" office:value-type="float" office:value="66.822">
            <text:p>66,822</text:p>
          </table:table-cell>
          <table:table-cell table:style-name="ce2" office:value-type="float" office:value="200">
            <text:p>2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9.443">
            <text:p>99,443</text:p>
          </table:table-cell>
          <table:table-cell table:style-name="ce2" office:value-type="float" office:value="99.259">
            <text:p>99,259</text:p>
          </table:table-cell>
          <table:table-cell table:style-name="ce2" office:value-type="float" office:value="13.932">
            <text:p>13,932</text:p>
          </table:table-cell>
          <table:table-cell table:style-name="ce2" office:value-type="float" office:value="100.232">
            <text:p>100,232</text:p>
          </table:table-cell>
          <table:table-cell table:style-name="ce1" office:value-type="float" office:value="113.191">
            <text:p>113,191</text:p>
          </table:table-cell>
          <table:table-cell table:style-name="ce2" office:value-type="float" office:value="51.301">
            <text:p>51,301</text:p>
          </table:table-cell>
          <table:table-cell table:style-name="ce2" office:value-type="float" office:value="220.853">
            <text:p>220,853</text:p>
          </table:table-cell>
          <table:table-cell table:style-name="ce2" office:value-type="float" office:value="400">
            <text:p>4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43.375">
            <text:p>43,375</text:p>
          </table:table-cell>
          <table:table-cell table:style-name="ce2" office:value-type="float" office:value="43.365">
            <text:p>43,365</text:p>
          </table:table-cell>
          <table:table-cell table:style-name="ce2" office:value-type="float" office:value="0.206">
            <text:p>0,206</text:p>
          </table:table-cell>
          <table:table-cell table:style-name="ce2" office:value-type="float" office:value="43.365">
            <text:p>43,365</text:p>
          </table:table-cell>
          <table:table-cell table:style-name="ce1" office:value-type="float" office:value="43.571">
            <text:p>43,571</text:p>
          </table:table-cell>
          <table:table-cell table:style-name="ce2" office:value-type="float" office:value="43.214">
            <text:p>43,214</text:p>
          </table:table-cell>
          <table:table-cell table:style-name="ce2" office:value-type="float" office:value="44.735">
            <text:p>44,735</text:p>
          </table:table-cell>
          <table:table-cell table:style-name="ce2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50.513">
            <text:p>50,513</text:p>
          </table:table-cell>
          <table:table-cell table:style-name="ce2" office:value-type="float" office:value="50.515">
            <text:p>50,515</text:p>
          </table:table-cell>
          <table:table-cell table:style-name="ce2" office:value-type="float" office:value="0.465">
            <text:p>0,465</text:p>
          </table:table-cell>
          <table:table-cell table:style-name="ce2" office:value-type="float" office:value="50.517">
            <text:p>50,517</text:p>
          </table:table-cell>
          <table:table-cell table:style-name="ce1" office:value-type="float" office:value="50.979">
            <text:p>50,979</text:p>
          </table:table-cell>
          <table:table-cell table:style-name="ce2" office:value-type="float" office:value="44.832">
            <text:p>44,832</text:p>
          </table:table-cell>
          <table:table-cell table:style-name="ce2" office:value-type="float" office:value="55.866">
            <text:p>55,866</text:p>
          </table:table-cell>
          <table:table-cell table:style-name="ce2" office:value-type="float" office:value="236">
            <text:p>2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84.694">
            <text:p>84,694</text:p>
          </table:table-cell>
          <table:table-cell table:style-name="ce2" office:value-type="float" office:value="84.573">
            <text:p>84,573</text:p>
          </table:table-cell>
          <table:table-cell table:style-name="ce2" office:value-type="float" office:value="13.846">
            <text:p>13,846</text:p>
          </table:table-cell>
          <table:table-cell table:style-name="ce2" office:value-type="float" office:value="85.699">
            <text:p>85,699</text:p>
          </table:table-cell>
          <table:table-cell table:style-name="ce1" office:value-type="float" office:value="98.419">
            <text:p>98,419</text:p>
          </table:table-cell>
          <table:table-cell table:style-name="ce2" office:value-type="float" office:value="49.02">
            <text:p>49,02</text:p>
          </table:table-cell>
          <table:table-cell table:style-name="ce2" office:value-type="float" office:value="177.08">
            <text:p>177,08</text:p>
          </table:table-cell>
          <table:table-cell table:style-name="ce2" office:value-type="float" office:value="472">
            <text:p>4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18.814">
            <text:p>718,814</text:p>
          </table:table-cell>
          <table:table-cell table:style-name="ce2" office:value-type="float" office:value="717.069">
            <text:p>717,069</text:p>
          </table:table-cell>
          <table:table-cell table:style-name="ce2" office:value-type="float" office:value="0.579">
            <text:p>0,579</text:p>
          </table:table-cell>
          <table:table-cell table:style-name="ce2" office:value-type="float" office:value="717.069">
            <text:p>717,069</text:p>
          </table:table-cell>
          <table:table-cell table:style-name="ce1" office:value-type="float" office:value="717.647">
            <text:p>717,647</text:p>
          </table:table-cell>
          <table:table-cell table:style-name="ce2" office:value-type="float" office:value="716.351">
            <text:p>716,351</text:p>
          </table:table-cell>
          <table:table-cell table:style-name="ce2" office:value-type="float" office:value="761.423">
            <text:p>761,423</text:p>
          </table:table-cell>
          <table:table-cell table:style-name="ce2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5.93">
            <text:p>855,93</text:p>
          </table:table-cell>
          <table:table-cell table:style-name="ce2" office:value-type="float" office:value="857.166">
            <text:p>857,166</text:p>
          </table:table-cell>
          <table:table-cell table:style-name="ce2" office:value-type="float" office:value="10.472">
            <text:p>10,472</text:p>
          </table:table-cell>
          <table:table-cell table:style-name="ce2" office:value-type="float" office:value="857.23">
            <text:p>857,23</text:p>
          </table:table-cell>
          <table:table-cell table:style-name="ce1" office:value-type="float" office:value="867.638">
            <text:p>867,638</text:p>
          </table:table-cell>
          <table:table-cell table:style-name="ce2" office:value-type="float" office:value="779.454">
            <text:p>779,454</text:p>
          </table:table-cell>
          <table:table-cell table:style-name="ce2" office:value-type="float" office:value="873.122">
            <text:p>873,122</text:p>
          </table:table-cell>
          <table:table-cell table:style-name="ce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427.376">
            <text:p>1427,376</text:p>
          </table:table-cell>
          <table:table-cell table:style-name="ce2" office:value-type="float" office:value="1428.448">
            <text:p>1428,448</text:p>
          </table:table-cell>
          <table:table-cell table:style-name="ce2" office:value-type="float" office:value="28.924">
            <text:p>28,924</text:p>
          </table:table-cell>
          <table:table-cell table:style-name="ce2" office:value-type="float" office:value="1428.741">
            <text:p>1428,741</text:p>
          </table:table-cell>
          <table:table-cell table:style-name="ce1" office:value-type="float" office:value="1457.372">
            <text:p>1457,372</text:p>
          </table:table-cell>
          <table:table-cell table:style-name="ce2" office:value-type="float" office:value="1216.265">
            <text:p>1216,265</text:p>
          </table:table-cell>
          <table:table-cell table:style-name="ce2" office:value-type="float" office:value="1533.441">
            <text:p>1533,441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37">
            <text:p>337</text:p>
          </table:table-cell>
          <table:table-cell table:style-name="ce2" office:value-type="float" office:value="11.059">
            <text:p>11,059</text:p>
          </table:table-cell>
          <table:table-cell table:style-name="ce2" office:value-type="float" office:value="11.028">
            <text:p>11,028</text:p>
          </table:table-cell>
          <table:table-cell table:style-name="ce2" office:value-type="float" office:value="0.885">
            <text:p>0,885</text:p>
          </table:table-cell>
          <table:table-cell table:style-name="ce2" office:value-type="float" office:value="11.064">
            <text:p>11,064</text:p>
          </table:table-cell>
          <table:table-cell table:style-name="ce1" office:value-type="float" office:value="11.913">
            <text:p>11,913</text:p>
          </table:table-cell>
          <table:table-cell table:style-name="ce2" office:value-type="float" office:value="10.85">
            <text:p>10,85</text:p>
          </table:table-cell>
          <table:table-cell table:style-name="ce2" office:value-type="float" office:value="21.435">
            <text:p>21,435</text:p>
          </table:table-cell>
          <table:table-cell table:style-name="ce2" office:value-type="float" office:value="337">
            <text:p>3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13.254">
            <text:p>13,254</text:p>
          </table:table-cell>
          <table:table-cell table:style-name="ce2" office:value-type="float" office:value="13.249">
            <text:p>13,249</text:p>
          </table:table-cell>
          <table:table-cell table:style-name="ce2" office:value-type="float" office:value="0.416">
            <text:p>0,416</text:p>
          </table:table-cell>
          <table:table-cell table:style-name="ce2" office:value-type="float" office:value="13.255">
            <text:p>13,255</text:p>
          </table:table-cell>
          <table:table-cell table:style-name="ce1" office:value-type="float" office:value="13.665">
            <text:p>13,665</text:p>
          </table:table-cell>
          <table:table-cell table:style-name="ce2" office:value-type="float" office:value="11.069">
            <text:p>11,069</text:p>
          </table:table-cell>
          <table:table-cell table:style-name="ce2" office:value-type="float" office:value="18.579">
            <text:p>18,579</text:p>
          </table:table-cell>
          <table:table-cell table:style-name="ce2" office:value-type="float" office:value="674">
            <text:p>6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348">
            <text:p>1348</text:p>
          </table:table-cell>
          <table:table-cell table:style-name="ce2" office:value-type="float" office:value="23.076">
            <text:p>23,076</text:p>
          </table:table-cell>
          <table:table-cell table:style-name="ce2" office:value-type="float" office:value="23.06">
            <text:p>23,06</text:p>
          </table:table-cell>
          <table:table-cell table:style-name="ce2" office:value-type="float" office:value="3.01">
            <text:p>3,01</text:p>
          </table:table-cell>
          <table:table-cell table:style-name="ce2" office:value-type="float" office:value="23.256">
            <text:p>23,256</text:p>
          </table:table-cell>
          <table:table-cell table:style-name="ce1" office:value-type="float" office:value="26.07">
            <text:p>26,07</text:p>
          </table:table-cell>
          <table:table-cell table:style-name="ce2" office:value-type="float" office:value="11.112">
            <text:p>11,112</text:p>
          </table:table-cell>
          <table:table-cell table:style-name="ce2" office:value-type="float" office:value="56.43">
            <text:p>56,43</text:p>
          </table:table-cell>
          <table:table-cell table:style-name="ce2" office:value-type="float" office:value="1348">
            <text:p>13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71">
            <text:p>871</text:p>
          </table:table-cell>
          <table:table-cell table:style-name="ce2" office:value-type="float" office:value="5.733">
            <text:p>5,733</text:p>
          </table:table-cell>
          <table:table-cell table:style-name="ce2" office:value-type="float" office:value="5.729">
            <text:p>5,729</text:p>
          </table:table-cell>
          <table:table-cell table:style-name="ce2" office:value-type="float" office:value="0.218">
            <text:p>0,218</text:p>
          </table:table-cell>
          <table:table-cell table:style-name="ce2" office:value-type="float" office:value="5.733">
            <text:p>5,733</text:p>
          </table:table-cell>
          <table:table-cell table:style-name="ce1" office:value-type="float" office:value="5.947">
            <text:p>5,947</text:p>
          </table:table-cell>
          <table:table-cell table:style-name="ce2" office:value-type="float" office:value="5.598">
            <text:p>5,598</text:p>
          </table:table-cell>
          <table:table-cell table:style-name="ce2" office:value-type="float" office:value="9.064">
            <text:p>9,064</text:p>
          </table:table-cell>
          <table:table-cell table:style-name="ce2" office:value-type="float" office:value="871">
            <text:p>8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42">
            <text:p>1742</text:p>
          </table:table-cell>
          <table:table-cell table:style-name="ce2" office:value-type="float" office:value="6.856">
            <text:p>6,856</text:p>
          </table:table-cell>
          <table:table-cell table:style-name="ce2" office:value-type="float" office:value="6.849">
            <text:p>6,849</text:p>
          </table:table-cell>
          <table:table-cell table:style-name="ce2" office:value-type="float" office:value="0.501">
            <text:p>0,501</text:p>
          </table:table-cell>
          <table:table-cell table:style-name="ce2" office:value-type="float" office:value="6.867">
            <text:p>6,867</text:p>
          </table:table-cell>
          <table:table-cell table:style-name="ce1" office:value-type="float" office:value="7.35">
            <text:p>7,35</text:p>
          </table:table-cell>
          <table:table-cell table:style-name="ce2" office:value-type="float" office:value="5.661">
            <text:p>5,661</text:p>
          </table:table-cell>
          <table:table-cell table:style-name="ce2" office:value-type="float" office:value="20.367">
            <text:p>20,367</text:p>
          </table:table-cell>
          <table:table-cell table:style-name="ce2" office:value-type="float" office:value="1742">
            <text:p>17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84">
            <text:p>3484</text:p>
          </table:table-cell>
          <table:table-cell table:style-name="ce2" office:value-type="float" office:value="11.878">
            <text:p>11,878</text:p>
          </table:table-cell>
          <table:table-cell table:style-name="ce2" office:value-type="float" office:value="11.876">
            <text:p>11,876</text:p>
          </table:table-cell>
          <table:table-cell table:style-name="ce2" office:value-type="float" office:value="0.616">
            <text:p>0,616</text:p>
          </table:table-cell>
          <table:table-cell table:style-name="ce2" office:value-type="float" office:value="11.892">
            <text:p>11,892</text:p>
          </table:table-cell>
          <table:table-cell table:style-name="ce1" office:value-type="float" office:value="12.492">
            <text:p>12,492</text:p>
          </table:table-cell>
          <table:table-cell table:style-name="ce2" office:value-type="float" office:value="5.715">
            <text:p>5,715</text:p>
          </table:table-cell>
          <table:table-cell table:style-name="ce2" office:value-type="float" office:value="23.47">
            <text:p>23,47</text:p>
          </table:table-cell>
          <table:table-cell table:style-name="ce2" office:value-type="float" office:value="3484">
            <text:p>34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9.626">
            <text:p>9,626</text:p>
          </table:table-cell>
          <table:table-cell table:style-name="ce2" office:value-type="float" office:value="9.619">
            <text:p>9,619</text:p>
          </table:table-cell>
          <table:table-cell table:style-name="ce2" office:value-type="float" office:value="0.203">
            <text:p>0,203</text:p>
          </table:table-cell>
          <table:table-cell table:style-name="ce2" office:value-type="float" office:value="9.621">
            <text:p>9,621</text:p>
          </table:table-cell>
          <table:table-cell table:style-name="ce1" office:value-type="float" office:value="9.823">
            <text:p>9,823</text:p>
          </table:table-cell>
          <table:table-cell table:style-name="ce2" office:value-type="float" office:value="9.471">
            <text:p>9,471</text:p>
          </table:table-cell>
          <table:table-cell table:style-name="ce2" office:value-type="float" office:value="13.273">
            <text:p>13,273</text:p>
          </table:table-cell>
          <table:table-cell table:style-name="ce2" office:value-type="float" office:value="487">
            <text:p>4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74">
            <text:p>974</text:p>
          </table:table-cell>
          <table:table-cell table:style-name="ce2" office:value-type="float" office:value="11.561">
            <text:p>11,561</text:p>
          </table:table-cell>
          <table:table-cell table:style-name="ce2" office:value-type="float" office:value="11.559">
            <text:p>11,559</text:p>
          </table:table-cell>
          <table:table-cell table:style-name="ce2" office:value-type="float" office:value="0.292">
            <text:p>0,292</text:p>
          </table:table-cell>
          <table:table-cell table:style-name="ce2" office:value-type="float" office:value="11.563">
            <text:p>11,563</text:p>
          </table:table-cell>
          <table:table-cell table:style-name="ce1" office:value-type="float" office:value="11.851">
            <text:p>11,851</text:p>
          </table:table-cell>
          <table:table-cell table:style-name="ce2" office:value-type="float" office:value="9.979">
            <text:p>9,979</text:p>
          </table:table-cell>
          <table:table-cell table:style-name="ce2" office:value-type="float" office:value="14.771">
            <text:p>14,771</text:p>
          </table:table-cell>
          <table:table-cell table:style-name="ce2" office:value-type="float" office:value="974">
            <text:p>9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948">
            <text:p>1948</text:p>
          </table:table-cell>
          <table:table-cell table:style-name="ce2" office:value-type="float" office:value="19.976">
            <text:p>19,976</text:p>
          </table:table-cell>
          <table:table-cell table:style-name="ce2" office:value-type="float" office:value="19.972">
            <text:p>19,972</text:p>
          </table:table-cell>
          <table:table-cell table:style-name="ce2" office:value-type="float" office:value="1.044">
            <text:p>1,044</text:p>
          </table:table-cell>
          <table:table-cell table:style-name="ce2" office:value-type="float" office:value="19.999">
            <text:p>19,999</text:p>
          </table:table-cell>
          <table:table-cell table:style-name="ce1" office:value-type="float" office:value="21.016">
            <text:p>21,016</text:p>
          </table:table-cell>
          <table:table-cell table:style-name="ce2" office:value-type="float" office:value="11.7">
            <text:p>11,7</text:p>
          </table:table-cell>
          <table:table-cell table:style-name="ce2" office:value-type="float" office:value="36.298">
            <text:p>36,298</text:p>
          </table:table-cell>
          <table:table-cell table:style-name="ce2" office:value-type="float" office:value="1948">
            <text:p>19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59">
            <text:p>859</text:p>
          </table:table-cell>
          <table:table-cell table:style-name="ce2" office:value-type="float" office:value="5.952">
            <text:p>5,952</text:p>
          </table:table-cell>
          <table:table-cell table:style-name="ce2" office:value-type="float" office:value="5.949">
            <text:p>5,949</text:p>
          </table:table-cell>
          <table:table-cell table:style-name="ce2" office:value-type="float" office:value="0.265">
            <text:p>0,265</text:p>
          </table:table-cell>
          <table:table-cell table:style-name="ce2" office:value-type="float" office:value="5.955">
            <text:p>5,955</text:p>
          </table:table-cell>
          <table:table-cell table:style-name="ce1" office:value-type="float" office:value="6.214">
            <text:p>6,214</text:p>
          </table:table-cell>
          <table:table-cell table:style-name="ce2" office:value-type="float" office:value="5.782">
            <text:p>5,782</text:p>
          </table:table-cell>
          <table:table-cell table:style-name="ce2" office:value-type="float" office:value="8.393">
            <text:p>8,393</text:p>
          </table:table-cell>
          <table:table-cell table:style-name="ce2" office:value-type="float" office:value="859">
            <text:p>8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18">
            <text:p>1718</text:p>
          </table:table-cell>
          <table:table-cell table:style-name="ce2" office:value-type="float" office:value="7.479">
            <text:p>7,479</text:p>
          </table:table-cell>
          <table:table-cell table:style-name="ce2" office:value-type="float" office:value="7.477">
            <text:p>7,477</text:p>
          </table:table-cell>
          <table:table-cell table:style-name="ce2" office:value-type="float" office:value="0.982">
            <text:p>0,982</text:p>
          </table:table-cell>
          <table:table-cell table:style-name="ce2" office:value-type="float" office:value="7.541">
            <text:p>7,541</text:p>
          </table:table-cell>
          <table:table-cell table:style-name="ce1" office:value-type="float" office:value="8.459">
            <text:p>8,459</text:p>
          </table:table-cell>
          <table:table-cell table:style-name="ce2" office:value-type="float" office:value="5.972">
            <text:p>5,972</text:p>
          </table:table-cell>
          <table:table-cell table:style-name="ce2" office:value-type="float" office:value="11.886">
            <text:p>11,886</text:p>
          </table:table-cell>
          <table:table-cell table:style-name="ce2" office:value-type="float" office:value="1718">
            <text:p>17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36">
            <text:p>3436</text:p>
          </table:table-cell>
          <table:table-cell table:style-name="ce2" office:value-type="float" office:value="12.192">
            <text:p>12,192</text:p>
          </table:table-cell>
          <table:table-cell table:style-name="ce2" office:value-type="float" office:value="12.191">
            <text:p>12,191</text:p>
          </table:table-cell>
          <table:table-cell table:style-name="ce2" office:value-type="float" office:value="0.897">
            <text:p>0,897</text:p>
          </table:table-cell>
          <table:table-cell table:style-name="ce2" office:value-type="float" office:value="12.224">
            <text:p>12,224</text:p>
          </table:table-cell>
          <table:table-cell table:style-name="ce1" office:value-type="float" office:value="13.087">
            <text:p>13,087</text:p>
          </table:table-cell>
          <table:table-cell table:style-name="ce2" office:value-type="float" office:value="5.927">
            <text:p>5,927</text:p>
          </table:table-cell>
          <table:table-cell table:style-name="ce2" office:value-type="float" office:value="23.722">
            <text:p>23,722</text:p>
          </table:table-cell>
          <table:table-cell table:style-name="ce2" office:value-type="float" office:value="3436">
            <text:p>343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4];[.D7];[.D10];[.D16];[.D19];[.D22];[.D25])" office:value-type="float" office:value="32.7024285714286">
            <text:p>32,702</text:p>
          </table:table-cell>
          <table:table-cell table:style-name="ce8" table:formula="of:=AVERAGE([.E4];[.E7];[.E10];[.E16];[.E19];[.E22];[.E25])" office:value-type="float" office:value="32.684">
            <text:p>32,684</text:p>
          </table:table-cell>
          <table:table-cell table:style-name="ce8" table:formula="of:=AVERAGE([.F4];[.F7];[.F10];[.F16];[.F19];[.F22];[.F25])" office:value-type="float" office:value="0.392571428571428">
            <text:p>0,393</text:p>
          </table:table-cell>
          <table:table-cell table:style-name="ce8" table:formula="of:=AVERAGE([.G4];[.G7];[.G10];[.G16];[.G19];[.G22];[.G25])" office:value-type="float" office:value="32.6917142857143">
            <text:p>32,692</text:p>
          </table:table-cell>
          <table:table-cell table:style-name="ce9" table:formula="of:=AVERAGE([.H4];[.H7];[.H10];[.H16];[.H19];[.H22];[.H25])" office:value-type="float" office:value="33.0767142857143">
            <text:p>33,077</text:p>
          </table:table-cell>
          <table:table-cell table:style-name="ce8" table:formula="of:=AVERAGE([.I4];[.I7];[.I10];[.I16];[.I19];[.I22];[.I25])" office:value-type="float" office:value="32.4348571428571">
            <text:p>32,435</text:p>
          </table:table-cell>
          <table:table-cell table:style-name="ce8" table:formula="of:=AVERAGE([.J4];[.J7];[.J10];[.J16];[.J19];[.J22];[.J25])" office:value-type="float" office:value="36.6845714285714">
            <text:p>36,685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5];[.D8];[.D11];[.D17];[.D20];[.D23];[.D26])" office:value-type="float" office:value="39.1024285714286">
            <text:p>39,102</text:p>
          </table:table-cell>
          <table:table-cell table:style-name="ce8" table:formula="of:=AVERAGE([.E5];[.E8];[.E11];[.E17];[.E20];[.E23];[.E26])" office:value-type="float" office:value="39.1155714285714">
            <text:p>39,116</text:p>
          </table:table-cell>
          <table:table-cell table:style-name="ce8" table:formula="of:=AVERAGE([.F5];[.F8];[.F11];[.F17];[.F20];[.F23];[.F26])" office:value-type="float" office:value="0.821428571428572">
            <text:p>0,821</text:p>
          </table:table-cell>
          <table:table-cell table:style-name="ce8" table:formula="of:=AVERAGE([.G5];[.G8];[.G11];[.G17];[.G20];[.G23];[.G26])" office:value-type="float" office:value="39.1325714285714">
            <text:p>39,133</text:p>
          </table:table-cell>
          <table:table-cell table:style-name="ce9" table:formula="of:=AVERAGE([.H5];[.H8];[.H11];[.H17];[.H20];[.H23];[.H26])" office:value-type="float" office:value="39.9367142857143">
            <text:p>39,937</text:p>
          </table:table-cell>
          <table:table-cell table:style-name="ce8" table:formula="of:=AVERAGE([.I5];[.I8];[.I11];[.I17];[.I20];[.I23];[.I26])" office:value-type="float" office:value="34.5751428571429">
            <text:p>34,575</text:p>
          </table:table-cell>
          <table:table-cell table:style-name="ce8" table:formula="of:=AVERAGE([.J5];[.J8];[.J11];[.J17];[.J20];[.J23];[.J26])" office:value-type="float" office:value="45.3712857142857">
            <text:p>45,371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6];[.D9];[.D12];[.D18];[.D21];[.D24];[.D27])" office:value-type="float" office:value="64.5947142857143">
            <text:p>64,595</text:p>
          </table:table-cell>
          <table:table-cell table:style-name="ce8" table:formula="of:=AVERAGE([.E6];[.E9];[.E12];[.E18];[.E21];[.E24];[.E27])" office:value-type="float" office:value="64.4577142857143">
            <text:p>64,458</text:p>
          </table:table-cell>
          <table:table-cell table:style-name="ce8" table:formula="of:=AVERAGE([.F6];[.F9];[.F12];[.F18];[.F21];[.F24];[.F27])" office:value-type="float" office:value="9.42085714285714">
            <text:p>9,421</text:p>
          </table:table-cell>
          <table:table-cell table:style-name="ce8" table:formula="of:=AVERAGE([.G6];[.G9];[.G12];[.G18];[.G21];[.G24];[.G27])" office:value-type="float" office:value="65.1731428571429">
            <text:p>65,173</text:p>
          </table:table-cell>
          <table:table-cell table:style-name="ce9" table:formula="of:=AVERAGE([.H6];[.H9];[.H12];[.H18];[.H21];[.H24];[.H27])" office:value-type="float" office:value="73.8785714285714">
            <text:p>73,879</text:p>
          </table:table-cell>
          <table:table-cell table:style-name="ce8" table:formula="of:=AVERAGE([.I6];[.I9];[.I12];[.I18];[.I21];[.I24];[.I27])" office:value-type="float" office:value="36.3444285714286">
            <text:p>36,344</text:p>
          </table:table-cell>
          <table:table-cell table:style-name="ce8" table:formula="of:=AVERAGE([.J6];[.J9];[.J12];[.J18];[.J21];[.J24];[.J27])" office:value-type="float" office:value="134.636">
            <text:p>134,63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13])" office:value-type="float" office:value="718.814">
            <text:p>718,814</text:p>
          </table:table-cell>
          <table:table-cell table:style-name="ce8" table:formula="of:=AVERAGE([.E13])" office:value-type="float" office:value="717.069">
            <text:p>717,069</text:p>
          </table:table-cell>
          <table:table-cell table:style-name="ce8" table:formula="of:=AVERAGE([.F13])" office:value-type="float" office:value="0.579">
            <text:p>0,579</text:p>
          </table:table-cell>
          <table:table-cell table:style-name="ce8" table:formula="of:=AVERAGE([.G13])" office:value-type="float" office:value="717.069">
            <text:p>717,069</text:p>
          </table:table-cell>
          <table:table-cell table:style-name="ce9" table:formula="of:=AVERAGE([.H13])" office:value-type="float" office:value="717.647">
            <text:p>717,647</text:p>
          </table:table-cell>
          <table:table-cell table:style-name="ce8" table:formula="of:=AVERAGE([.I13])" office:value-type="float" office:value="716.351">
            <text:p>716,351</text:p>
          </table:table-cell>
          <table:table-cell table:style-name="ce8" table:formula="of:=AVERAGE([.J13])" office:value-type="float" office:value="761.423">
            <text:p>761,423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14])" office:value-type="float" office:value="855.93">
            <text:p>855,930</text:p>
          </table:table-cell>
          <table:table-cell table:style-name="ce8" table:formula="of:=AVERAGE([.E14])" office:value-type="float" office:value="857.166">
            <text:p>857,166</text:p>
          </table:table-cell>
          <table:table-cell table:style-name="ce8" table:formula="of:=AVERAGE([.F14])" office:value-type="float" office:value="10.472">
            <text:p>10,472</text:p>
          </table:table-cell>
          <table:table-cell table:style-name="ce8" table:formula="of:=AVERAGE([.G14])" office:value-type="float" office:value="857.23">
            <text:p>857,230</text:p>
          </table:table-cell>
          <table:table-cell table:style-name="ce9" table:formula="of:=AVERAGE([.H14])" office:value-type="float" office:value="867.638">
            <text:p>867,638</text:p>
          </table:table-cell>
          <table:table-cell table:style-name="ce8" table:formula="of:=AVERAGE([.I14])" office:value-type="float" office:value="779.454">
            <text:p>779,454</text:p>
          </table:table-cell>
          <table:table-cell table:style-name="ce8" table:formula="of:=AVERAGE([.J14])" office:value-type="float" office:value="873.122">
            <text:p>873,122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15])" office:value-type="float" office:value="1427.376">
            <text:p>1427,376</text:p>
          </table:table-cell>
          <table:table-cell table:style-name="ce8" table:formula="of:=AVERAGE([.E15])" office:value-type="float" office:value="1428.448">
            <text:p>1428,448</text:p>
          </table:table-cell>
          <table:table-cell table:style-name="ce8" table:formula="of:=AVERAGE([.F15])" office:value-type="float" office:value="28.924">
            <text:p>28,924</text:p>
          </table:table-cell>
          <table:table-cell table:style-name="ce8" table:formula="of:=AVERAGE([.G15])" office:value-type="float" office:value="1428.741">
            <text:p>1428,741</text:p>
          </table:table-cell>
          <table:table-cell table:style-name="ce9" table:formula="of:=AVERAGE([.H15])" office:value-type="float" office:value="1457.372">
            <text:p>1457,372</text:p>
          </table:table-cell>
          <table:table-cell table:style-name="ce8" table:formula="of:=AVERAGE([.I15])" office:value-type="float" office:value="1216.265">
            <text:p>1216,265</text:p>
          </table:table-cell>
          <table:table-cell table:style-name="ce8" table:formula="of:=AVERAGE([.J15])" office:value-type="float" office:value="1533.441">
            <text:p>1533,44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internal-bourgesl_2014_01_02_14_24-b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OpenJDK 64-Bit Server VM 25.0-b65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OS: Linux 2.6.35.14-106.fc14.x86_64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Min duration per test = 5000.0 ms.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L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0" office:value-type="string">
            <text:p>score</text:p>
          </table:table-cell>
          <table:table-cell table:style-name="ce4" office:value-type="float" office:value="170.894749220572">
            <text:p>170,895</text:p>
          </table:table-cell>
          <table:table-cell/>
          <table:table-cell table:style-name="ce7" office:value-type="date" office:date-value="2014-02-01">
            <text:p>01/02/14</text:p>
          </table:table-cell>
          <table:table-cell/>
          <table:table-cell office:value-type="string" table:number-columns-spanned="6" table:number-rows-spanned="1">
            <text:p>Min duration per test = 5000 ms – OpenJDK8 b65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office:value-type="string">
            <text:p>[ms/op]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04.157">
            <text:p>104,157</text:p>
          </table:table-cell>
          <table:table-cell table:style-name="ce2" office:value-type="float" office:value="104.107">
            <text:p>104,107</text:p>
          </table:table-cell>
          <table:table-cell table:style-name="ce2" office:value-type="float" office:value="0.358">
            <text:p>0,358</text:p>
          </table:table-cell>
          <table:table-cell table:style-name="ce2" office:value-type="float" office:value="104.107">
            <text:p>104,107</text:p>
          </table:table-cell>
          <table:table-cell table:style-name="ce1" office:value-type="float" office:value="104.465">
            <text:p>104,465</text:p>
          </table:table-cell>
          <table:table-cell table:style-name="ce2" office:value-type="float" office:value="103.772">
            <text:p>103,772</text:p>
          </table:table-cell>
          <table:table-cell table:style-name="ce2" office:value-type="float" office:value="106.78">
            <text:p>106,78</text:p>
          </table:table-cell>
          <table:table-cell table:style-name="ce2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25.577">
            <text:p>125,577</text:p>
          </table:table-cell>
          <table:table-cell table:style-name="ce2" office:value-type="float" office:value="125.652">
            <text:p>125,652</text:p>
          </table:table-cell>
          <table:table-cell table:style-name="ce2" office:value-type="float" office:value="4.178">
            <text:p>4,178</text:p>
          </table:table-cell>
          <table:table-cell table:style-name="ce2" office:value-type="float" office:value="125.721">
            <text:p>125,721</text:p>
          </table:table-cell>
          <table:table-cell table:style-name="ce1" office:value-type="float" office:value="129.83">
            <text:p>129,83</text:p>
          </table:table-cell>
          <table:table-cell table:style-name="ce2" office:value-type="float" office:value="109.879">
            <text:p>109,879</text:p>
          </table:table-cell>
          <table:table-cell table:style-name="ce2" office:value-type="float" office:value="134.488">
            <text:p>134,488</text:p>
          </table:table-cell>
          <table:table-cell table:style-name="ce2" office:value-type="float" office:value="92">
            <text:p>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208.906">
            <text:p>208,906</text:p>
          </table:table-cell>
          <table:table-cell table:style-name="ce2" office:value-type="float" office:value="208.897">
            <text:p>208,897</text:p>
          </table:table-cell>
          <table:table-cell table:style-name="ce2" office:value-type="float" office:value="10.754">
            <text:p>10,754</text:p>
          </table:table-cell>
          <table:table-cell table:style-name="ce2" office:value-type="float" office:value="209.174">
            <text:p>209,174</text:p>
          </table:table-cell>
          <table:table-cell table:style-name="ce1" office:value-type="float" office:value="219.651">
            <text:p>219,651</text:p>
          </table:table-cell>
          <table:table-cell table:style-name="ce2" office:value-type="float" office:value="115.695">
            <text:p>115,695</text:p>
          </table:table-cell>
          <table:table-cell table:style-name="ce2" office:value-type="float" office:value="303.647">
            <text:p>303,647</text:p>
          </table:table-cell>
          <table:table-cell table:style-name="ce2" office:value-type="float" office:value="184">
            <text:p>1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51.067">
            <text:p>51,067</text:p>
          </table:table-cell>
          <table:table-cell table:style-name="ce2" office:value-type="float" office:value="50.991">
            <text:p>50,991</text:p>
          </table:table-cell>
          <table:table-cell table:style-name="ce2" office:value-type="float" office:value="0.804">
            <text:p>0,804</text:p>
          </table:table-cell>
          <table:table-cell table:style-name="ce2" office:value-type="float" office:value="50.997">
            <text:p>50,997</text:p>
          </table:table-cell>
          <table:table-cell table:style-name="ce1" office:value-type="float" office:value="51.795">
            <text:p>51,795</text:p>
          </table:table-cell>
          <table:table-cell table:style-name="ce2" office:value-type="float" office:value="50.42">
            <text:p>50,42</text:p>
          </table:table-cell>
          <table:table-cell table:style-name="ce2" office:value-type="float" office:value="59.368">
            <text:p>59,368</text:p>
          </table:table-cell>
          <table:table-cell table:style-name="ce2" office:value-type="float" office:value="102">
            <text:p>1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60.769">
            <text:p>60,769</text:p>
          </table:table-cell>
          <table:table-cell table:style-name="ce2" office:value-type="float" office:value="60.725">
            <text:p>60,725</text:p>
          </table:table-cell>
          <table:table-cell table:style-name="ce2" office:value-type="float" office:value="1.134">
            <text:p>1,134</text:p>
          </table:table-cell>
          <table:table-cell table:style-name="ce2" office:value-type="float" office:value="60.736">
            <text:p>60,736</text:p>
          </table:table-cell>
          <table:table-cell table:style-name="ce1" office:value-type="float" office:value="61.859">
            <text:p>61,859</text:p>
          </table:table-cell>
          <table:table-cell table:style-name="ce2" office:value-type="float" office:value="59.42">
            <text:p>59,42</text:p>
          </table:table-cell>
          <table:table-cell table:style-name="ce2" office:value-type="float" office:value="70.951">
            <text:p>70,951</text:p>
          </table:table-cell>
          <table:table-cell table:style-name="ce2" office:value-type="float" office:value="204">
            <text:p>2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100.918">
            <text:p>100,918</text:p>
          </table:table-cell>
          <table:table-cell table:style-name="ce2" office:value-type="float" office:value="100.79">
            <text:p>100,79</text:p>
          </table:table-cell>
          <table:table-cell table:style-name="ce2" office:value-type="float" office:value="11.961">
            <text:p>11,961</text:p>
          </table:table-cell>
          <table:table-cell table:style-name="ce2" office:value-type="float" office:value="101.497">
            <text:p>101,497</text:p>
          </table:table-cell>
          <table:table-cell table:style-name="ce1" office:value-type="float" office:value="112.751">
            <text:p>112,751</text:p>
          </table:table-cell>
          <table:table-cell table:style-name="ce2" office:value-type="float" office:value="51.572">
            <text:p>51,572</text:p>
          </table:table-cell>
          <table:table-cell table:style-name="ce2" office:value-type="float" office:value="202.169">
            <text:p>202,169</text:p>
          </table:table-cell>
          <table:table-cell table:style-name="ce2" office:value-type="float" office:value="408">
            <text:p>4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42.357">
            <text:p>42,357</text:p>
          </table:table-cell>
          <table:table-cell table:style-name="ce2" office:value-type="float" office:value="42.346">
            <text:p>42,346</text:p>
          </table:table-cell>
          <table:table-cell table:style-name="ce2" office:value-type="float" office:value="0.419">
            <text:p>0,419</text:p>
          </table:table-cell>
          <table:table-cell table:style-name="ce2" office:value-type="float" office:value="42.348">
            <text:p>42,348</text:p>
          </table:table-cell>
          <table:table-cell table:style-name="ce1" office:value-type="float" office:value="42.764">
            <text:p>42,764</text:p>
          </table:table-cell>
          <table:table-cell table:style-name="ce2" office:value-type="float" office:value="41.974">
            <text:p>41,974</text:p>
          </table:table-cell>
          <table:table-cell table:style-name="ce2" office:value-type="float" office:value="44.041">
            <text:p>44,041</text:p>
          </table:table-cell>
          <table:table-cell table:style-name="ce2" office:value-type="float" office:value="119">
            <text:p>1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54.721">
            <text:p>54,721</text:p>
          </table:table-cell>
          <table:table-cell table:style-name="ce2" office:value-type="float" office:value="54.643">
            <text:p>54,643</text:p>
          </table:table-cell>
          <table:table-cell table:style-name="ce2" office:value-type="float" office:value="7.604">
            <text:p>7,604</text:p>
          </table:table-cell>
          <table:table-cell table:style-name="ce2" office:value-type="float" office:value="55.17">
            <text:p>55,17</text:p>
          </table:table-cell>
          <table:table-cell table:style-name="ce1" office:value-type="float" office:value="62.248">
            <text:p>62,248</text:p>
          </table:table-cell>
          <table:table-cell table:style-name="ce2" office:value-type="float" office:value="49.633">
            <text:p>49,633</text:p>
          </table:table-cell>
          <table:table-cell table:style-name="ce2" office:value-type="float" office:value="78.127">
            <text:p>78,127</text:p>
          </table:table-cell>
          <table:table-cell table:style-name="ce2" office:value-type="float" office:value="238">
            <text:p>2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84.968">
            <text:p>84,968</text:p>
          </table:table-cell>
          <table:table-cell table:style-name="ce2" office:value-type="float" office:value="84.904">
            <text:p>84,904</text:p>
          </table:table-cell>
          <table:table-cell table:style-name="ce2" office:value-type="float" office:value="6.388">
            <text:p>6,388</text:p>
          </table:table-cell>
          <table:table-cell table:style-name="ce2" office:value-type="float" office:value="85.144">
            <text:p>85,144</text:p>
          </table:table-cell>
          <table:table-cell table:style-name="ce1" office:value-type="float" office:value="91.293">
            <text:p>91,293</text:p>
          </table:table-cell>
          <table:table-cell table:style-name="ce2" office:value-type="float" office:value="51.777">
            <text:p>51,777</text:p>
          </table:table-cell>
          <table:table-cell table:style-name="ce2" office:value-type="float" office:value="148.275">
            <text:p>148,275</text:p>
          </table:table-cell>
          <table:table-cell table:style-name="ce2" office:value-type="float" office:value="476">
            <text:p>4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9.808">
            <text:p>709,808</text:p>
          </table:table-cell>
          <table:table-cell table:style-name="ce2" office:value-type="float" office:value="709.556">
            <text:p>709,556</text:p>
          </table:table-cell>
          <table:table-cell table:style-name="ce2" office:value-type="float" office:value="2.465">
            <text:p>2,465</text:p>
          </table:table-cell>
          <table:table-cell table:style-name="ce2" office:value-type="float" office:value="709.56">
            <text:p>709,56</text:p>
          </table:table-cell>
          <table:table-cell table:style-name="ce1" office:value-type="float" office:value="712.021">
            <text:p>712,021</text:p>
          </table:table-cell>
          <table:table-cell table:style-name="ce2" office:value-type="float" office:value="704.939">
            <text:p>704,939</text:p>
          </table:table-cell>
          <table:table-cell table:style-name="ce2" office:value-type="float" office:value="720.472">
            <text:p>720,472</text:p>
          </table:table-cell>
          <table:table-cell table:style-name="ce2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4.231">
            <text:p>854,231</text:p>
          </table:table-cell>
          <table:table-cell table:style-name="ce2" office:value-type="float" office:value="851.243">
            <text:p>851,243</text:p>
          </table:table-cell>
          <table:table-cell table:style-name="ce2" office:value-type="float" office:value="32.491">
            <text:p>32,491</text:p>
          </table:table-cell>
          <table:table-cell table:style-name="ce2" office:value-type="float" office:value="851.863">
            <text:p>851,863</text:p>
          </table:table-cell>
          <table:table-cell table:style-name="ce1" office:value-type="float" office:value="883.734">
            <text:p>883,734</text:p>
          </table:table-cell>
          <table:table-cell table:style-name="ce2" office:value-type="float" office:value="820.659">
            <text:p>820,659</text:p>
          </table:table-cell>
          <table:table-cell table:style-name="ce2" office:value-type="float" office:value="1031.257">
            <text:p>1031,257</text:p>
          </table:table-cell>
          <table:table-cell table:style-name="ce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434.024">
            <text:p>1434,024</text:p>
          </table:table-cell>
          <table:table-cell table:style-name="ce2" office:value-type="float" office:value="1434.57">
            <text:p>1434,57</text:p>
          </table:table-cell>
          <table:table-cell table:style-name="ce2" office:value-type="float" office:value="45.426">
            <text:p>45,426</text:p>
          </table:table-cell>
          <table:table-cell table:style-name="ce2" office:value-type="float" office:value="1435.289">
            <text:p>1435,289</text:p>
          </table:table-cell>
          <table:table-cell table:style-name="ce1" office:value-type="float" office:value="1479.996">
            <text:p>1479,996</text:p>
          </table:table-cell>
          <table:table-cell table:style-name="ce2" office:value-type="float" office:value="1184.529">
            <text:p>1184,529</text:p>
          </table:table-cell>
          <table:table-cell table:style-name="ce2" office:value-type="float" office:value="1630.072">
            <text:p>1630,072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11.249">
            <text:p>11,249</text:p>
          </table:table-cell>
          <table:table-cell table:style-name="ce2" office:value-type="float" office:value="11.224">
            <text:p>11,224</text:p>
          </table:table-cell>
          <table:table-cell table:style-name="ce2" office:value-type="float" office:value="0.821">
            <text:p>0,821</text:p>
          </table:table-cell>
          <table:table-cell table:style-name="ce2" office:value-type="float" office:value="11.254">
            <text:p>11,254</text:p>
          </table:table-cell>
          <table:table-cell table:style-name="ce1" office:value-type="float" office:value="12.045">
            <text:p>12,045</text:p>
          </table:table-cell>
          <table:table-cell table:style-name="ce2" office:value-type="float" office:value="10.998">
            <text:p>10,998</text:p>
          </table:table-cell>
          <table:table-cell table:style-name="ce2" office:value-type="float" office:value="19.142">
            <text:p>19,142</text:p>
          </table:table-cell>
          <table:table-cell table:style-name="ce2" office:value-type="float" office:value="312">
            <text:p>3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24">
            <text:p>624</text:p>
          </table:table-cell>
          <table:table-cell table:style-name="ce2" office:value-type="float" office:value="13.213">
            <text:p>13,213</text:p>
          </table:table-cell>
          <table:table-cell table:style-name="ce2" office:value-type="float" office:value="13.205">
            <text:p>13,205</text:p>
          </table:table-cell>
          <table:table-cell table:style-name="ce2" office:value-type="float" office:value="0.369">
            <text:p>0,369</text:p>
          </table:table-cell>
          <table:table-cell table:style-name="ce2" office:value-type="float" office:value="13.21">
            <text:p>13,21</text:p>
          </table:table-cell>
          <table:table-cell table:style-name="ce1" office:value-type="float" office:value="13.574">
            <text:p>13,574</text:p>
          </table:table-cell>
          <table:table-cell table:style-name="ce2" office:value-type="float" office:value="12.827">
            <text:p>12,827</text:p>
          </table:table-cell>
          <table:table-cell table:style-name="ce2" office:value-type="float" office:value="18.785">
            <text:p>18,785</text:p>
          </table:table-cell>
          <table:table-cell table:style-name="ce2" office:value-type="float" office:value="624">
            <text:p>6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248">
            <text:p>1248</text:p>
          </table:table-cell>
          <table:table-cell table:style-name="ce2" office:value-type="float" office:value="23.212">
            <text:p>23,212</text:p>
          </table:table-cell>
          <table:table-cell table:style-name="ce2" office:value-type="float" office:value="23.207">
            <text:p>23,207</text:p>
          </table:table-cell>
          <table:table-cell table:style-name="ce2" office:value-type="float" office:value="0.907">
            <text:p>0,907</text:p>
          </table:table-cell>
          <table:table-cell table:style-name="ce2" office:value-type="float" office:value="23.225">
            <text:p>23,225</text:p>
          </table:table-cell>
          <table:table-cell table:style-name="ce1" office:value-type="float" office:value="24.114">
            <text:p>24,114</text:p>
          </table:table-cell>
          <table:table-cell table:style-name="ce2" office:value-type="float" office:value="11.886">
            <text:p>11,886</text:p>
          </table:table-cell>
          <table:table-cell table:style-name="ce2" office:value-type="float" office:value="40.19">
            <text:p>40,19</text:p>
          </table:table-cell>
          <table:table-cell table:style-name="ce2" office:value-type="float" office:value="1248">
            <text:p>12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759">
            <text:p>759</text:p>
          </table:table-cell>
          <table:table-cell table:style-name="ce2" office:value-type="float" office:value="5.816">
            <text:p>5,816</text:p>
          </table:table-cell>
          <table:table-cell table:style-name="ce2" office:value-type="float" office:value="5.808">
            <text:p>5,808</text:p>
          </table:table-cell>
          <table:table-cell table:style-name="ce2" office:value-type="float" office:value="0.372">
            <text:p>0,372</text:p>
          </table:table-cell>
          <table:table-cell table:style-name="ce2" office:value-type="float" office:value="5.82">
            <text:p>5,82</text:p>
          </table:table-cell>
          <table:table-cell table:style-name="ce1" office:value-type="float" office:value="6.181">
            <text:p>6,181</text:p>
          </table:table-cell>
          <table:table-cell table:style-name="ce2" office:value-type="float" office:value="5.708">
            <text:p>5,708</text:p>
          </table:table-cell>
          <table:table-cell table:style-name="ce2" office:value-type="float" office:value="11.734">
            <text:p>11,734</text:p>
          </table:table-cell>
          <table:table-cell table:style-name="ce2" office:value-type="float" office:value="759">
            <text:p>7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518">
            <text:p>1518</text:p>
          </table:table-cell>
          <table:table-cell table:style-name="ce2" office:value-type="float" office:value="6.819">
            <text:p>6,819</text:p>
          </table:table-cell>
          <table:table-cell table:style-name="ce2" office:value-type="float" office:value="6.815">
            <text:p>6,815</text:p>
          </table:table-cell>
          <table:table-cell table:style-name="ce2" office:value-type="float" office:value="0.363">
            <text:p>0,363</text:p>
          </table:table-cell>
          <table:table-cell table:style-name="ce2" office:value-type="float" office:value="6.825">
            <text:p>6,825</text:p>
          </table:table-cell>
          <table:table-cell table:style-name="ce1" office:value-type="float" office:value="7.179">
            <text:p>7,179</text:p>
          </table:table-cell>
          <table:table-cell table:style-name="ce2" office:value-type="float" office:value="6.118">
            <text:p>6,118</text:p>
          </table:table-cell>
          <table:table-cell table:style-name="ce2" office:value-type="float" office:value="13.343">
            <text:p>13,343</text:p>
          </table:table-cell>
          <table:table-cell table:style-name="ce2" office:value-type="float" office:value="1518">
            <text:p>15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036">
            <text:p>3036</text:p>
          </table:table-cell>
          <table:table-cell table:style-name="ce2" office:value-type="float" office:value="11.732">
            <text:p>11,732</text:p>
          </table:table-cell>
          <table:table-cell table:style-name="ce2" office:value-type="float" office:value="11.727">
            <text:p>11,727</text:p>
          </table:table-cell>
          <table:table-cell table:style-name="ce2" office:value-type="float" office:value="1.856">
            <text:p>1,856</text:p>
          </table:table-cell>
          <table:table-cell table:style-name="ce2" office:value-type="float" office:value="11.873">
            <text:p>11,873</text:p>
          </table:table-cell>
          <table:table-cell table:style-name="ce1" office:value-type="float" office:value="13.584">
            <text:p>13,584</text:p>
          </table:table-cell>
          <table:table-cell table:style-name="ce2" office:value-type="float" office:value="5.684">
            <text:p>5,684</text:p>
          </table:table-cell>
          <table:table-cell table:style-name="ce2" office:value-type="float" office:value="31.923">
            <text:p>31,923</text:p>
          </table:table-cell>
          <table:table-cell table:style-name="ce2" office:value-type="float" office:value="3036">
            <text:p>30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9.721">
            <text:p>9,721</text:p>
          </table:table-cell>
          <table:table-cell table:style-name="ce2" office:value-type="float" office:value="9.711">
            <text:p>9,711</text:p>
          </table:table-cell>
          <table:table-cell table:style-name="ce2" office:value-type="float" office:value="0.786">
            <text:p>0,786</text:p>
          </table:table-cell>
          <table:table-cell table:style-name="ce2" office:value-type="float" office:value="9.743">
            <text:p>9,743</text:p>
          </table:table-cell>
          <table:table-cell table:style-name="ce1" office:value-type="float" office:value="10.497">
            <text:p>10,497</text:p>
          </table:table-cell>
          <table:table-cell table:style-name="ce2" office:value-type="float" office:value="9.444">
            <text:p>9,444</text:p>
          </table:table-cell>
          <table:table-cell table:style-name="ce2" office:value-type="float" office:value="15.224">
            <text:p>15,224</text:p>
          </table:table-cell>
          <table:table-cell table:style-name="ce2" office:value-type="float" office:value="532">
            <text:p>5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064">
            <text:p>1064</text:p>
          </table:table-cell>
          <table:table-cell table:style-name="ce2" office:value-type="float" office:value="11.483">
            <text:p>11,483</text:p>
          </table:table-cell>
          <table:table-cell table:style-name="ce2" office:value-type="float" office:value="11.482">
            <text:p>11,482</text:p>
          </table:table-cell>
          <table:table-cell table:style-name="ce2" office:value-type="float" office:value="0.304">
            <text:p>0,304</text:p>
          </table:table-cell>
          <table:table-cell table:style-name="ce2" office:value-type="float" office:value="11.486">
            <text:p>11,486</text:p>
          </table:table-cell>
          <table:table-cell table:style-name="ce1" office:value-type="float" office:value="11.786">
            <text:p>11,786</text:p>
          </table:table-cell>
          <table:table-cell table:style-name="ce2" office:value-type="float" office:value="9.567">
            <text:p>9,567</text:p>
          </table:table-cell>
          <table:table-cell table:style-name="ce2" office:value-type="float" office:value="14.886">
            <text:p>14,886</text:p>
          </table:table-cell>
          <table:table-cell table:style-name="ce2" office:value-type="float" office:value="1064">
            <text:p>10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128">
            <text:p>2128</text:p>
          </table:table-cell>
          <table:table-cell table:style-name="ce2" office:value-type="float" office:value="19.906">
            <text:p>19,906</text:p>
          </table:table-cell>
          <table:table-cell table:style-name="ce2" office:value-type="float" office:value="19.895">
            <text:p>19,895</text:p>
          </table:table-cell>
          <table:table-cell table:style-name="ce2" office:value-type="float" office:value="2.722">
            <text:p>2,722</text:p>
          </table:table-cell>
          <table:table-cell table:style-name="ce2" office:value-type="float" office:value="20.08">
            <text:p>20,08</text:p>
          </table:table-cell>
          <table:table-cell table:style-name="ce1" office:value-type="float" office:value="22.617">
            <text:p>22,617</text:p>
          </table:table-cell>
          <table:table-cell table:style-name="ce2" office:value-type="float" office:value="9.564">
            <text:p>9,564</text:p>
          </table:table-cell>
          <table:table-cell table:style-name="ce2" office:value-type="float" office:value="53.911">
            <text:p>53,911</text:p>
          </table:table-cell>
          <table:table-cell table:style-name="ce2" office:value-type="float" office:value="2128">
            <text:p>21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65">
            <text:p>865</text:p>
          </table:table-cell>
          <table:table-cell table:style-name="ce2" office:value-type="float" office:value="5.943">
            <text:p>5,943</text:p>
          </table:table-cell>
          <table:table-cell table:style-name="ce2" office:value-type="float" office:value="5.94">
            <text:p>5,94</text:p>
          </table:table-cell>
          <table:table-cell table:style-name="ce2" office:value-type="float" office:value="0.259">
            <text:p>0,259</text:p>
          </table:table-cell>
          <table:table-cell table:style-name="ce2" office:value-type="float" office:value="5.946">
            <text:p>5,946</text:p>
          </table:table-cell>
          <table:table-cell table:style-name="ce1" office:value-type="float" office:value="6.199">
            <text:p>6,199</text:p>
          </table:table-cell>
          <table:table-cell table:style-name="ce2" office:value-type="float" office:value="5.814">
            <text:p>5,814</text:p>
          </table:table-cell>
          <table:table-cell table:style-name="ce2" office:value-type="float" office:value="8.714">
            <text:p>8,714</text:p>
          </table:table-cell>
          <table:table-cell table:style-name="ce2" office:value-type="float" office:value="865">
            <text:p>86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30">
            <text:p>1730</text:p>
          </table:table-cell>
          <table:table-cell table:style-name="ce2" office:value-type="float" office:value="7.34">
            <text:p>7,34</text:p>
          </table:table-cell>
          <table:table-cell table:style-name="ce2" office:value-type="float" office:value="7.338">
            <text:p>7,338</text:p>
          </table:table-cell>
          <table:table-cell table:style-name="ce2" office:value-type="float" office:value="0.926">
            <text:p>0,926</text:p>
          </table:table-cell>
          <table:table-cell table:style-name="ce2" office:value-type="float" office:value="7.397">
            <text:p>7,397</text:p>
          </table:table-cell>
          <table:table-cell table:style-name="ce1" office:value-type="float" office:value="8.265">
            <text:p>8,265</text:p>
          </table:table-cell>
          <table:table-cell table:style-name="ce2" office:value-type="float" office:value="6.064">
            <text:p>6,064</text:p>
          </table:table-cell>
          <table:table-cell table:style-name="ce2" office:value-type="float" office:value="12.125">
            <text:p>12,125</text:p>
          </table:table-cell>
          <table:table-cell table:style-name="ce2" office:value-type="float" office:value="1730">
            <text:p>17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60">
            <text:p>3460</text:p>
          </table:table-cell>
          <table:table-cell table:style-name="ce2" office:value-type="float" office:value="12.485">
            <text:p>12,485</text:p>
          </table:table-cell>
          <table:table-cell table:style-name="ce2" office:value-type="float" office:value="12.483">
            <text:p>12,483</text:p>
          </table:table-cell>
          <table:table-cell table:style-name="ce2" office:value-type="float" office:value="0.544">
            <text:p>0,544</text:p>
          </table:table-cell>
          <table:table-cell table:style-name="ce2" office:value-type="float" office:value="12.495">
            <text:p>12,495</text:p>
          </table:table-cell>
          <table:table-cell table:style-name="ce1" office:value-type="float" office:value="13.028">
            <text:p>13,028</text:p>
          </table:table-cell>
          <table:table-cell table:style-name="ce2" office:value-type="float" office:value="6.425">
            <text:p>6,425</text:p>
          </table:table-cell>
          <table:table-cell table:style-name="ce2" office:value-type="float" office:value="23.628">
            <text:p>23,628</text:p>
          </table:table-cell>
          <table:table-cell table:style-name="ce2" office:value-type="float" office:value="3460">
            <text:p>346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4];[.D7];[.D10];[.D16];[.D19];[.D22];[.D25])" office:value-type="float" office:value="32.9014285714286">
            <text:p>32,901</text:p>
          </table:table-cell>
          <table:table-cell table:style-name="ce8" table:formula="of:=AVERAGE([.E4];[.E7];[.E10];[.E16];[.E19];[.E22];[.E25])" office:value-type="float" office:value="32.8752857142857">
            <text:p>32,875</text:p>
          </table:table-cell>
          <table:table-cell table:style-name="ce8" table:formula="of:=AVERAGE([.F4];[.F7];[.F10];[.F16];[.F19];[.F22];[.F25])" office:value-type="float" office:value="0.545571428571429">
            <text:p>0,546</text:p>
          </table:table-cell>
          <table:table-cell table:style-name="ce8" table:formula="of:=AVERAGE([.G4];[.G7];[.G10];[.G16];[.G19];[.G22];[.G25])" office:value-type="float" office:value="32.8878571428571">
            <text:p>32,888</text:p>
          </table:table-cell>
          <table:table-cell table:style-name="ce9" table:formula="of:=AVERAGE([.H4];[.H7];[.H10];[.H16];[.H19];[.H22];[.H25])" office:value-type="float" office:value="33.4208571428571">
            <text:p>33,421</text:p>
          </table:table-cell>
          <table:table-cell table:style-name="ce8" table:formula="of:=AVERAGE([.I4];[.I7];[.I10];[.I16];[.I19];[.I22];[.I25])" office:value-type="float" office:value="32.59">
            <text:p>32,590</text:p>
          </table:table-cell>
          <table:table-cell table:style-name="ce8" table:formula="of:=AVERAGE([.J4];[.J7];[.J10];[.J16];[.J19];[.J22];[.J25])" office:value-type="float" office:value="37.8575714285714">
            <text:p>37,858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5];[.D8];[.D11];[.D17];[.D20];[.D23];[.D26])" office:value-type="float" office:value="39.9888571428571">
            <text:p>39,989</text:p>
          </table:table-cell>
          <table:table-cell table:style-name="ce8" table:formula="of:=AVERAGE([.E5];[.E8];[.E11];[.E17];[.E20];[.E23];[.E26])" office:value-type="float" office:value="39.98">
            <text:p>39,980</text:p>
          </table:table-cell>
          <table:table-cell table:style-name="ce8" table:formula="of:=AVERAGE([.F5];[.F8];[.F11];[.F17];[.F20];[.F23];[.F26])" office:value-type="float" office:value="2.12542857142857">
            <text:p>2,125</text:p>
          </table:table-cell>
          <table:table-cell table:style-name="ce8" table:formula="of:=AVERAGE([.G5];[.G8];[.G11];[.G17];[.G20];[.G23];[.G26])" office:value-type="float" office:value="40.0778571428572">
            <text:p>40,078</text:p>
          </table:table-cell>
          <table:table-cell table:style-name="ce9" table:formula="of:=AVERAGE([.H5];[.H8];[.H11];[.H17];[.H20];[.H23];[.H26])" office:value-type="float" office:value="42.1058571428571">
            <text:p>42,106</text:p>
          </table:table-cell>
          <table:table-cell table:style-name="ce8" table:formula="of:=AVERAGE([.I5];[.I8];[.I11];[.I17];[.I20];[.I23];[.I26])" office:value-type="float" office:value="36.2154285714286">
            <text:p>36,215</text:p>
          </table:table-cell>
          <table:table-cell table:style-name="ce8" table:formula="of:=AVERAGE([.J5];[.J8];[.J11];[.J17];[.J20];[.J23];[.J26])" office:value-type="float" office:value="48.9578571428571">
            <text:p>48,958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6];[.D9];[.D12];[.D18];[.D21];[.D24];[.D27])" office:value-type="float" office:value="66.0181428571429">
            <text:p>66,018</text:p>
          </table:table-cell>
          <table:table-cell table:style-name="ce8" table:formula="of:=AVERAGE([.E6];[.E9];[.E12];[.E18];[.E21];[.E24];[.E27])" office:value-type="float" office:value="65.9861428571429">
            <text:p>65,986</text:p>
          </table:table-cell>
          <table:table-cell table:style-name="ce8" table:formula="of:=AVERAGE([.F6];[.F9];[.F12];[.F18];[.F21];[.F24];[.F27])" office:value-type="float" office:value="5.01885714285714">
            <text:p>5,019</text:p>
          </table:table-cell>
          <table:table-cell table:style-name="ce8" table:formula="of:=AVERAGE([.G6];[.G9];[.G12];[.G18];[.G21];[.G24];[.G27])" office:value-type="float" office:value="66.2125714285714">
            <text:p>66,213</text:p>
          </table:table-cell>
          <table:table-cell table:style-name="ce9" table:formula="of:=AVERAGE([.H6];[.H9];[.H12];[.H18];[.H21];[.H24];[.H27])" office:value-type="float" office:value="71.0054285714286">
            <text:p>71,005</text:p>
          </table:table-cell>
          <table:table-cell table:style-name="ce8" table:formula="of:=AVERAGE([.I6];[.I9];[.I12];[.I18];[.I21];[.I24];[.I27])" office:value-type="float" office:value="36.0861428571429">
            <text:p>36,086</text:p>
          </table:table-cell>
          <table:table-cell table:style-name="ce8" table:formula="of:=AVERAGE([.J6];[.J9];[.J12];[.J18];[.J21];[.J24];[.J27])" office:value-type="float" office:value="114.820428571429">
            <text:p>114,8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table:formula="of:=AVERAGE([.D13])" office:value-type="float" office:value="709.808">
            <text:p>709,808</text:p>
          </table:table-cell>
          <table:table-cell table:style-name="ce2" table:formula="of:=AVERAGE([.E13])" office:value-type="float" office:value="709.556">
            <text:p>709,556</text:p>
          </table:table-cell>
          <table:table-cell table:style-name="ce2" table:formula="of:=AVERAGE([.F13])" office:value-type="float" office:value="2.465">
            <text:p>2,465</text:p>
          </table:table-cell>
          <table:table-cell table:style-name="ce2" table:formula="of:=AVERAGE([.G13])" office:value-type="float" office:value="709.56">
            <text:p>709,56</text:p>
          </table:table-cell>
          <table:table-cell table:style-name="ce1" table:formula="of:=AVERAGE([.H13])" office:value-type="float" office:value="712.021">
            <text:p>712,021</text:p>
          </table:table-cell>
          <table:table-cell table:style-name="ce2" table:formula="of:=AVERAGE([.I13])" office:value-type="float" office:value="704.939">
            <text:p>704,939</text:p>
          </table:table-cell>
          <table:table-cell table:style-name="ce2" table:formula="of:=AVERAGE([.J13])" office:value-type="float" office:value="720.472">
            <text:p>720,472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1" office:value-type="float" office:value="2">
            <text:p>2</text:p>
          </table:table-cell>
          <table:table-cell table:style-name="ce2" office:value-type="float" office:value="40">
            <text:p>40</text:p>
          </table:table-cell>
          <table:table-cell table:style-name="ce2" table:formula="of:=AVERAGE([.D14])" office:value-type="float" office:value="854.231">
            <text:p>854,231</text:p>
          </table:table-cell>
          <table:table-cell table:style-name="ce2" table:formula="of:=AVERAGE([.E14])" office:value-type="float" office:value="851.243">
            <text:p>851,243</text:p>
          </table:table-cell>
          <table:table-cell table:style-name="ce2" table:formula="of:=AVERAGE([.F14])" office:value-type="float" office:value="32.491">
            <text:p>32,491</text:p>
          </table:table-cell>
          <table:table-cell table:style-name="ce2" table:formula="of:=AVERAGE([.G14])" office:value-type="float" office:value="851.863">
            <text:p>851,863</text:p>
          </table:table-cell>
          <table:table-cell table:style-name="ce1" table:formula="of:=AVERAGE([.H14])" office:value-type="float" office:value="883.734">
            <text:p>883,734</text:p>
          </table:table-cell>
          <table:table-cell table:style-name="ce2" table:formula="of:=AVERAGE([.I14])" office:value-type="float" office:value="820.659">
            <text:p>820,659</text:p>
          </table:table-cell>
          <table:table-cell table:style-name="ce2" table:formula="of:=AVERAGE([.J14])" office:value-type="float" office:value="1031.257">
            <text:p>1031,257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1" office:value-type="float" office:value="4">
            <text:p>4</text:p>
          </table:table-cell>
          <table:table-cell table:style-name="ce2" office:value-type="float" office:value="80">
            <text:p>80</text:p>
          </table:table-cell>
          <table:table-cell table:style-name="ce2" table:formula="of:=AVERAGE([.D15])" office:value-type="float" office:value="1434.024">
            <text:p>1434,024</text:p>
          </table:table-cell>
          <table:table-cell table:style-name="ce2" table:formula="of:=AVERAGE([.E15])" office:value-type="float" office:value="1434.57">
            <text:p>1434,57</text:p>
          </table:table-cell>
          <table:table-cell table:style-name="ce2" table:formula="of:=AVERAGE([.F15])" office:value-type="float" office:value="45.426">
            <text:p>45,426</text:p>
          </table:table-cell>
          <table:table-cell table:style-name="ce2" table:formula="of:=AVERAGE([.G15])" office:value-type="float" office:value="1435.289">
            <text:p>1435,289</text:p>
          </table:table-cell>
          <table:table-cell table:style-name="ce1" table:formula="of:=AVERAGE([.H15])" office:value-type="float" office:value="1479.996">
            <text:p>1479,996</text:p>
          </table:table-cell>
          <table:table-cell table:style-name="ce2" table:formula="of:=AVERAGE([.I15])" office:value-type="float" office:value="1184.529">
            <text:p>1184,529</text:p>
          </table:table-cell>
          <table:table-cell table:style-name="ce2" table:formula="of:=AVERAGE([.J15])" office:value-type="float" office:value="1630.072">
            <text:p>1630,0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internal-bourgesl_2014_01_02_14_24-b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OpenJDK 64-Bit Server VM 25.0-b65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OS: Linux 2.6.35.14-106.fc14.x86_64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Min duration per test = 5000.0 ms.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L_Tile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4" office:value-type="float" office:value="165.888966728719">
            <text:p>165,889</text:p>
          </table:table-cell>
          <table:table-cell/>
          <table:table-cell table:style-name="ce7" office:value-type="date" office:date-value="2014-02-01">
            <text:p>01/02/14</text:p>
          </table:table-cell>
          <table:table-cell/>
          <table:table-cell office:value-type="string" table:number-columns-spanned="6" table:number-rows-spanned="1">
            <text:p>Min duration per test = 5000 ms – OpenJDK8 b65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office:value-type="string">
            <text:p>[ms/op]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09.799">
            <text:p>109,799</text:p>
          </table:table-cell>
          <table:table-cell table:style-name="ce2" office:value-type="float" office:value="109.768">
            <text:p>109,768</text:p>
          </table:table-cell>
          <table:table-cell table:style-name="ce2" office:value-type="float" office:value="0.324">
            <text:p>0,324</text:p>
          </table:table-cell>
          <table:table-cell table:style-name="ce2" office:value-type="float" office:value="109.768">
            <text:p>109,768</text:p>
          </table:table-cell>
          <table:table-cell table:style-name="ce1" office:value-type="float" office:value="110.092">
            <text:p>110,092</text:p>
          </table:table-cell>
          <table:table-cell table:style-name="ce2" office:value-type="float" office:value="109.501">
            <text:p>109,501</text:p>
          </table:table-cell>
          <table:table-cell table:style-name="ce2" office:value-type="float" office:value="111.447">
            <text:p>111,447</text:p>
          </table:table-cell>
          <table:table-cell table:style-name="ce2" office:value-type="float" office:value="46">
            <text:p>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31.452">
            <text:p>131,452</text:p>
          </table:table-cell>
          <table:table-cell table:style-name="ce2" office:value-type="float" office:value="131.587">
            <text:p>131,587</text:p>
          </table:table-cell>
          <table:table-cell table:style-name="ce2" office:value-type="float" office:value="3.365">
            <text:p>3,365</text:p>
          </table:table-cell>
          <table:table-cell table:style-name="ce2" office:value-type="float" office:value="131.63">
            <text:p>131,63</text:p>
          </table:table-cell>
          <table:table-cell table:style-name="ce1" office:value-type="float" office:value="134.952">
            <text:p>134,952</text:p>
          </table:table-cell>
          <table:table-cell table:style-name="ce2" office:value-type="float" office:value="115.066">
            <text:p>115,066</text:p>
          </table:table-cell>
          <table:table-cell table:style-name="ce2" office:value-type="float" office:value="135.706">
            <text:p>135,706</text:p>
          </table:table-cell>
          <table:table-cell table:style-name="ce2" office:value-type="float" office:value="92">
            <text:p>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217.331">
            <text:p>217,331</text:p>
          </table:table-cell>
          <table:table-cell table:style-name="ce2" office:value-type="float" office:value="217.247">
            <text:p>217,247</text:p>
          </table:table-cell>
          <table:table-cell table:style-name="ce2" office:value-type="float" office:value="10.847">
            <text:p>10,847</text:p>
          </table:table-cell>
          <table:table-cell table:style-name="ce2" office:value-type="float" office:value="217.518">
            <text:p>217,518</text:p>
          </table:table-cell>
          <table:table-cell table:style-name="ce1" office:value-type="float" office:value="228.094">
            <text:p>228,094</text:p>
          </table:table-cell>
          <table:table-cell table:style-name="ce2" office:value-type="float" office:value="131.771">
            <text:p>131,771</text:p>
          </table:table-cell>
          <table:table-cell table:style-name="ce2" office:value-type="float" office:value="318.095">
            <text:p>318,095</text:p>
          </table:table-cell>
          <table:table-cell table:style-name="ce2" office:value-type="float" office:value="184">
            <text:p>1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52.834">
            <text:p>52,834</text:p>
          </table:table-cell>
          <table:table-cell table:style-name="ce2" office:value-type="float" office:value="52.741">
            <text:p>52,741</text:p>
          </table:table-cell>
          <table:table-cell table:style-name="ce2" office:value-type="float" office:value="0.841">
            <text:p>0,841</text:p>
          </table:table-cell>
          <table:table-cell table:style-name="ce2" office:value-type="float" office:value="52.748">
            <text:p>52,748</text:p>
          </table:table-cell>
          <table:table-cell table:style-name="ce1" office:value-type="float" office:value="53.582">
            <text:p>53,582</text:p>
          </table:table-cell>
          <table:table-cell table:style-name="ce2" office:value-type="float" office:value="52.196">
            <text:p>52,196</text:p>
          </table:table-cell>
          <table:table-cell table:style-name="ce2" office:value-type="float" office:value="62.443">
            <text:p>62,443</text:p>
          </table:table-cell>
          <table:table-cell table:style-name="ce2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63.951">
            <text:p>63,951</text:p>
          </table:table-cell>
          <table:table-cell table:style-name="ce2" office:value-type="float" office:value="63.862">
            <text:p>63,862</text:p>
          </table:table-cell>
          <table:table-cell table:style-name="ce2" office:value-type="float" office:value="6.477">
            <text:p>6,477</text:p>
          </table:table-cell>
          <table:table-cell table:style-name="ce2" office:value-type="float" office:value="64.189">
            <text:p>64,189</text:p>
          </table:table-cell>
          <table:table-cell table:style-name="ce1" office:value-type="float" office:value="70.339">
            <text:p>70,339</text:p>
          </table:table-cell>
          <table:table-cell table:style-name="ce2" office:value-type="float" office:value="52.353">
            <text:p>52,353</text:p>
          </table:table-cell>
          <table:table-cell table:style-name="ce2" office:value-type="float" office:value="92.798">
            <text:p>92,798</text:p>
          </table:table-cell>
          <table:table-cell table:style-name="ce2" office:value-type="float" office:value="196">
            <text:p>19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92">
            <text:p>392</text:p>
          </table:table-cell>
          <table:table-cell table:style-name="ce2" office:value-type="float" office:value="103.656">
            <text:p>103,656</text:p>
          </table:table-cell>
          <table:table-cell table:style-name="ce2" office:value-type="float" office:value="103.526">
            <text:p>103,526</text:p>
          </table:table-cell>
          <table:table-cell table:style-name="ce2" office:value-type="float" office:value="8.592">
            <text:p>8,592</text:p>
          </table:table-cell>
          <table:table-cell table:style-name="ce2" office:value-type="float" office:value="103.882">
            <text:p>103,882</text:p>
          </table:table-cell>
          <table:table-cell table:style-name="ce1" office:value-type="float" office:value="112.119">
            <text:p>112,119</text:p>
          </table:table-cell>
          <table:table-cell table:style-name="ce2" office:value-type="float" office:value="52.31">
            <text:p>52,31</text:p>
          </table:table-cell>
          <table:table-cell table:style-name="ce2" office:value-type="float" office:value="205.526">
            <text:p>205,526</text:p>
          </table:table-cell>
          <table:table-cell table:style-name="ce2" office:value-type="float" office:value="392">
            <text:p>3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44.987">
            <text:p>44,987</text:p>
          </table:table-cell>
          <table:table-cell table:style-name="ce2" office:value-type="float" office:value="44.945">
            <text:p>44,945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44.946">
            <text:p>44,946</text:p>
          </table:table-cell>
          <table:table-cell table:style-name="ce1" office:value-type="float" office:value="45.175">
            <text:p>45,175</text:p>
          </table:table-cell>
          <table:table-cell table:style-name="ce2" office:value-type="float" office:value="44.765">
            <text:p>44,765</text:p>
          </table:table-cell>
          <table:table-cell table:style-name="ce2" office:value-type="float" office:value="49.978">
            <text:p>49,978</text:p>
          </table:table-cell>
          <table:table-cell table:style-name="ce2" office:value-type="float" office:value="115">
            <text:p>1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53.605">
            <text:p>53,605</text:p>
          </table:table-cell>
          <table:table-cell table:style-name="ce2" office:value-type="float" office:value="53.582">
            <text:p>53,582</text:p>
          </table:table-cell>
          <table:table-cell table:style-name="ce2" office:value-type="float" office:value="0.572">
            <text:p>0,572</text:p>
          </table:table-cell>
          <table:table-cell table:style-name="ce2" office:value-type="float" office:value="53.586">
            <text:p>53,586</text:p>
          </table:table-cell>
          <table:table-cell table:style-name="ce1" office:value-type="float" office:value="54.155">
            <text:p>54,155</text:p>
          </table:table-cell>
          <table:table-cell table:style-name="ce2" office:value-type="float" office:value="52.82">
            <text:p>52,82</text:p>
          </table:table-cell>
          <table:table-cell table:style-name="ce2" office:value-type="float" office:value="59.47">
            <text:p>59,47</text:p>
          </table:table-cell>
          <table:table-cell table:style-name="ce2" office:value-type="float" office:value="230">
            <text:p>2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90.016">
            <text:p>90,016</text:p>
          </table:table-cell>
          <table:table-cell table:style-name="ce2" office:value-type="float" office:value="89.901">
            <text:p>89,901</text:p>
          </table:table-cell>
          <table:table-cell table:style-name="ce2" office:value-type="float" office:value="8.286">
            <text:p>8,286</text:p>
          </table:table-cell>
          <table:table-cell table:style-name="ce2" office:value-type="float" office:value="90.282">
            <text:p>90,282</text:p>
          </table:table-cell>
          <table:table-cell table:style-name="ce1" office:value-type="float" office:value="98.187">
            <text:p>98,187</text:p>
          </table:table-cell>
          <table:table-cell table:style-name="ce2" office:value-type="float" office:value="44.935">
            <text:p>44,935</text:p>
          </table:table-cell>
          <table:table-cell table:style-name="ce2" office:value-type="float" office:value="187.487">
            <text:p>187,487</text:p>
          </table:table-cell>
          <table:table-cell table:style-name="ce2" office:value-type="float" office:value="460">
            <text:p>4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97.178">
            <text:p>697,178</text:p>
          </table:table-cell>
          <table:table-cell table:style-name="ce2" office:value-type="float" office:value="697.016">
            <text:p>697,016</text:p>
          </table:table-cell>
          <table:table-cell table:style-name="ce2" office:value-type="float" office:value="2.055">
            <text:p>2,055</text:p>
          </table:table-cell>
          <table:table-cell table:style-name="ce2" office:value-type="float" office:value="697.019">
            <text:p>697,019</text:p>
          </table:table-cell>
          <table:table-cell table:style-name="ce1" office:value-type="float" office:value="699.071">
            <text:p>699,071</text:p>
          </table:table-cell>
          <table:table-cell table:style-name="ce2" office:value-type="float" office:value="693.984">
            <text:p>693,984</text:p>
          </table:table-cell>
          <table:table-cell table:style-name="ce2" office:value-type="float" office:value="704.113">
            <text:p>704,113</text:p>
          </table:table-cell>
          <table:table-cell table:style-name="ce2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21.688">
            <text:p>821,688</text:p>
          </table:table-cell>
          <table:table-cell table:style-name="ce2" office:value-type="float" office:value="821.731">
            <text:p>821,731</text:p>
          </table:table-cell>
          <table:table-cell table:style-name="ce2" office:value-type="float" office:value="1.885">
            <text:p>1,885</text:p>
          </table:table-cell>
          <table:table-cell table:style-name="ce2" office:value-type="float" office:value="821.733">
            <text:p>821,733</text:p>
          </table:table-cell>
          <table:table-cell table:style-name="ce1" office:value-type="float" office:value="823.616">
            <text:p>823,616</text:p>
          </table:table-cell>
          <table:table-cell table:style-name="ce2" office:value-type="float" office:value="815.047">
            <text:p>815,047</text:p>
          </table:table-cell>
          <table:table-cell table:style-name="ce2" office:value-type="float" office:value="826.278">
            <text:p>826,278</text:p>
          </table:table-cell>
          <table:table-cell table:style-name="ce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98.531">
            <text:p>1398,531</text:p>
          </table:table-cell>
          <table:table-cell table:style-name="ce2" office:value-type="float" office:value="1398.546">
            <text:p>1398,546</text:p>
          </table:table-cell>
          <table:table-cell table:style-name="ce2" office:value-type="float" office:value="3.143">
            <text:p>3,143</text:p>
          </table:table-cell>
          <table:table-cell table:style-name="ce2" office:value-type="float" office:value="1398.55">
            <text:p>1398,55</text:p>
          </table:table-cell>
          <table:table-cell table:style-name="ce1" office:value-type="float" office:value="1401.689">
            <text:p>1401,689</text:p>
          </table:table-cell>
          <table:table-cell table:style-name="ce2" office:value-type="float" office:value="1389.228">
            <text:p>1389,228</text:p>
          </table:table-cell>
          <table:table-cell table:style-name="ce2" office:value-type="float" office:value="1406.354">
            <text:p>1406,354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1.028">
            <text:p>11,028</text:p>
          </table:table-cell>
          <table:table-cell table:style-name="ce2" office:value-type="float" office:value="11.011">
            <text:p>11,011</text:p>
          </table:table-cell>
          <table:table-cell table:style-name="ce2" office:value-type="float" office:value="0.503">
            <text:p>0,503</text:p>
          </table:table-cell>
          <table:table-cell table:style-name="ce2" office:value-type="float" office:value="11.023">
            <text:p>11,023</text:p>
          </table:table-cell>
          <table:table-cell table:style-name="ce1" office:value-type="float" office:value="11.514">
            <text:p>11,514</text:p>
          </table:table-cell>
          <table:table-cell table:style-name="ce2" office:value-type="float" office:value="10.822">
            <text:p>10,822</text:p>
          </table:table-cell>
          <table:table-cell table:style-name="ce2" office:value-type="float" office:value="17.99">
            <text:p>17,99</text:p>
          </table:table-cell>
          <table:table-cell table:style-name="ce2" office:value-type="float" office:value="400">
            <text:p>4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2.941">
            <text:p>12,941</text:p>
          </table:table-cell>
          <table:table-cell table:style-name="ce2" office:value-type="float" office:value="12.93">
            <text:p>12,93</text:p>
          </table:table-cell>
          <table:table-cell table:style-name="ce2" office:value-type="float" office:value="0.273">
            <text:p>0,273</text:p>
          </table:table-cell>
          <table:table-cell table:style-name="ce2" office:value-type="float" office:value="12.933">
            <text:p>12,933</text:p>
          </table:table-cell>
          <table:table-cell table:style-name="ce1" office:value-type="float" office:value="13.203">
            <text:p>13,203</text:p>
          </table:table-cell>
          <table:table-cell table:style-name="ce2" office:value-type="float" office:value="11.653">
            <text:p>11,653</text:p>
          </table:table-cell>
          <table:table-cell table:style-name="ce2" office:value-type="float" office:value="23.201">
            <text:p>23,201</text:p>
          </table:table-cell>
          <table:table-cell table:style-name="ce2" office:value-type="float" office:value="800">
            <text:p>8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22.327">
            <text:p>22,327</text:p>
          </table:table-cell>
          <table:table-cell table:style-name="ce2" office:value-type="float" office:value="22.312">
            <text:p>22,312</text:p>
          </table:table-cell>
          <table:table-cell table:style-name="ce2" office:value-type="float" office:value="2.848">
            <text:p>2,848</text:p>
          </table:table-cell>
          <table:table-cell table:style-name="ce2" office:value-type="float" office:value="22.493">
            <text:p>22,493</text:p>
          </table:table-cell>
          <table:table-cell table:style-name="ce1" office:value-type="float" office:value="25.159">
            <text:p>25,159</text:p>
          </table:table-cell>
          <table:table-cell table:style-name="ce2" office:value-type="float" office:value="11.591">
            <text:p>11,591</text:p>
          </table:table-cell>
          <table:table-cell table:style-name="ce2" office:value-type="float" office:value="57.223">
            <text:p>57,223</text:p>
          </table:table-cell>
          <table:table-cell table:style-name="ce2" office:value-type="float" office:value="1600">
            <text:p>16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80">
            <text:p>880</text:p>
          </table:table-cell>
          <table:table-cell table:style-name="ce2" office:value-type="float" office:value="5.688">
            <text:p>5,688</text:p>
          </table:table-cell>
          <table:table-cell table:style-name="ce2" office:value-type="float" office:value="5.685">
            <text:p>5,685</text:p>
          </table:table-cell>
          <table:table-cell table:style-name="ce2" office:value-type="float" office:value="0.114">
            <text:p>0,114</text:p>
          </table:table-cell>
          <table:table-cell table:style-name="ce2" office:value-type="float" office:value="5.687">
            <text:p>5,687</text:p>
          </table:table-cell>
          <table:table-cell table:style-name="ce1" office:value-type="float" office:value="5.799">
            <text:p>5,799</text:p>
          </table:table-cell>
          <table:table-cell table:style-name="ce2" office:value-type="float" office:value="5.601">
            <text:p>5,601</text:p>
          </table:table-cell>
          <table:table-cell table:style-name="ce2" office:value-type="float" office:value="8.081">
            <text:p>8,081</text:p>
          </table:table-cell>
          <table:table-cell table:style-name="ce2" office:value-type="float" office:value="880">
            <text:p>8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60">
            <text:p>1760</text:p>
          </table:table-cell>
          <table:table-cell table:style-name="ce2" office:value-type="float" office:value="6.683">
            <text:p>6,683</text:p>
          </table:table-cell>
          <table:table-cell table:style-name="ce2" office:value-type="float" office:value="6.68">
            <text:p>6,68</text:p>
          </table:table-cell>
          <table:table-cell table:style-name="ce2" office:value-type="float" office:value="0.218">
            <text:p>0,218</text:p>
          </table:table-cell>
          <table:table-cell table:style-name="ce2" office:value-type="float" office:value="6.684">
            <text:p>6,684</text:p>
          </table:table-cell>
          <table:table-cell table:style-name="ce1" office:value-type="float" office:value="6.898">
            <text:p>6,898</text:p>
          </table:table-cell>
          <table:table-cell table:style-name="ce2" office:value-type="float" office:value="5.619">
            <text:p>5,619</text:p>
          </table:table-cell>
          <table:table-cell table:style-name="ce2" office:value-type="float" office:value="13.59">
            <text:p>13,59</text:p>
          </table:table-cell>
          <table:table-cell table:style-name="ce2" office:value-type="float" office:value="1760">
            <text:p>17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520">
            <text:p>3520</text:p>
          </table:table-cell>
          <table:table-cell table:style-name="ce2" office:value-type="float" office:value="11.621">
            <text:p>11,621</text:p>
          </table:table-cell>
          <table:table-cell table:style-name="ce2" office:value-type="float" office:value="11.617">
            <text:p>11,617</text:p>
          </table:table-cell>
          <table:table-cell table:style-name="ce2" office:value-type="float" office:value="2.698">
            <text:p>2,698</text:p>
          </table:table-cell>
          <table:table-cell table:style-name="ce2" office:value-type="float" office:value="11.927">
            <text:p>11,927</text:p>
          </table:table-cell>
          <table:table-cell table:style-name="ce1" office:value-type="float" office:value="14.316">
            <text:p>14,316</text:p>
          </table:table-cell>
          <table:table-cell table:style-name="ce2" office:value-type="float" office:value="5.63">
            <text:p>5,63</text:p>
          </table:table-cell>
          <table:table-cell table:style-name="ce2" office:value-type="float" office:value="31.821">
            <text:p>31,821</text:p>
          </table:table-cell>
          <table:table-cell table:style-name="ce2" office:value-type="float" office:value="3520">
            <text:p>35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9.706">
            <text:p>9,706</text:p>
          </table:table-cell>
          <table:table-cell table:style-name="ce2" office:value-type="float" office:value="9.705">
            <text:p>9,705</text:p>
          </table:table-cell>
          <table:table-cell table:style-name="ce2" office:value-type="float" office:value="0.062">
            <text:p>0,062</text:p>
          </table:table-cell>
          <table:table-cell table:style-name="ce2" office:value-type="float" office:value="9.706">
            <text:p>9,706</text:p>
          </table:table-cell>
          <table:table-cell table:style-name="ce1" office:value-type="float" office:value="9.768">
            <text:p>9,768</text:p>
          </table:table-cell>
          <table:table-cell table:style-name="ce2" office:value-type="float" office:value="9.664">
            <text:p>9,664</text:p>
          </table:table-cell>
          <table:table-cell table:style-name="ce2" office:value-type="float" office:value="10.249">
            <text:p>10,249</text:p>
          </table:table-cell>
          <table:table-cell table:style-name="ce2" office:value-type="float" office:value="484">
            <text:p>4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68">
            <text:p>968</text:p>
          </table:table-cell>
          <table:table-cell table:style-name="ce2" office:value-type="float" office:value="11.683">
            <text:p>11,683</text:p>
          </table:table-cell>
          <table:table-cell table:style-name="ce2" office:value-type="float" office:value="11.67">
            <text:p>11,67</text:p>
          </table:table-cell>
          <table:table-cell table:style-name="ce2" office:value-type="float" office:value="0.834">
            <text:p>0,834</text:p>
          </table:table-cell>
          <table:table-cell table:style-name="ce2" office:value-type="float" office:value="11.7">
            <text:p>11,7</text:p>
          </table:table-cell>
          <table:table-cell table:style-name="ce1" office:value-type="float" office:value="12.504">
            <text:p>12,504</text:p>
          </table:table-cell>
          <table:table-cell table:style-name="ce2" office:value-type="float" office:value="10.843">
            <text:p>10,843</text:p>
          </table:table-cell>
          <table:table-cell table:style-name="ce2" office:value-type="float" office:value="25.085">
            <text:p>25,085</text:p>
          </table:table-cell>
          <table:table-cell table:style-name="ce2" office:value-type="float" office:value="968">
            <text:p>9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936">
            <text:p>1936</text:p>
          </table:table-cell>
          <table:table-cell table:style-name="ce2" office:value-type="float" office:value="20.244">
            <text:p>20,244</text:p>
          </table:table-cell>
          <table:table-cell table:style-name="ce2" office:value-type="float" office:value="20.236">
            <text:p>20,236</text:p>
          </table:table-cell>
          <table:table-cell table:style-name="ce2" office:value-type="float" office:value="2.973">
            <text:p>2,973</text:p>
          </table:table-cell>
          <table:table-cell table:style-name="ce2" office:value-type="float" office:value="20.453">
            <text:p>20,453</text:p>
          </table:table-cell>
          <table:table-cell table:style-name="ce1" office:value-type="float" office:value="23.209">
            <text:p>23,209</text:p>
          </table:table-cell>
          <table:table-cell table:style-name="ce2" office:value-type="float" office:value="9.659">
            <text:p>9,659</text:p>
          </table:table-cell>
          <table:table-cell table:style-name="ce2" office:value-type="float" office:value="46.2">
            <text:p>46,2</text:p>
          </table:table-cell>
          <table:table-cell table:style-name="ce2" office:value-type="float" office:value="1936">
            <text:p>19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54">
            <text:p>854</text:p>
          </table:table-cell>
          <table:table-cell table:style-name="ce2" office:value-type="float" office:value="6.114">
            <text:p>6,114</text:p>
          </table:table-cell>
          <table:table-cell table:style-name="ce2" office:value-type="float" office:value="6.108">
            <text:p>6,108</text:p>
          </table:table-cell>
          <table:table-cell table:style-name="ce2" office:value-type="float" office:value="0.227">
            <text:p>0,227</text:p>
          </table:table-cell>
          <table:table-cell table:style-name="ce2" office:value-type="float" office:value="6.113">
            <text:p>6,113</text:p>
          </table:table-cell>
          <table:table-cell table:style-name="ce1" office:value-type="float" office:value="6.335">
            <text:p>6,335</text:p>
          </table:table-cell>
          <table:table-cell table:style-name="ce2" office:value-type="float" office:value="5.978">
            <text:p>5,978</text:p>
          </table:table-cell>
          <table:table-cell table:style-name="ce2" office:value-type="float" office:value="11.148">
            <text:p>11,148</text:p>
          </table:table-cell>
          <table:table-cell table:style-name="ce2" office:value-type="float" office:value="854">
            <text:p>8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08">
            <text:p>1708</text:p>
          </table:table-cell>
          <table:table-cell table:style-name="ce2" office:value-type="float" office:value="7.084">
            <text:p>7,084</text:p>
          </table:table-cell>
          <table:table-cell table:style-name="ce2" office:value-type="float" office:value="7.082">
            <text:p>7,082</text:p>
          </table:table-cell>
          <table:table-cell table:style-name="ce2" office:value-type="float" office:value="0.274">
            <text:p>0,274</text:p>
          </table:table-cell>
          <table:table-cell table:style-name="ce2" office:value-type="float" office:value="7.087">
            <text:p>7,087</text:p>
          </table:table-cell>
          <table:table-cell table:style-name="ce1" office:value-type="float" office:value="7.355">
            <text:p>7,355</text:p>
          </table:table-cell>
          <table:table-cell table:style-name="ce2" office:value-type="float" office:value="5.976">
            <text:p>5,976</text:p>
          </table:table-cell>
          <table:table-cell table:style-name="ce2" office:value-type="float" office:value="11.595">
            <text:p>11,595</text:p>
          </table:table-cell>
          <table:table-cell table:style-name="ce2" office:value-type="float" office:value="1708">
            <text:p>17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16">
            <text:p>3416</text:p>
          </table:table-cell>
          <table:table-cell table:style-name="ce2" office:value-type="float" office:value="12.332">
            <text:p>12,332</text:p>
          </table:table-cell>
          <table:table-cell table:style-name="ce2" office:value-type="float" office:value="12.328">
            <text:p>12,328</text:p>
          </table:table-cell>
          <table:table-cell table:style-name="ce2" office:value-type="float" office:value="1.876">
            <text:p>1,876</text:p>
          </table:table-cell>
          <table:table-cell table:style-name="ce2" office:value-type="float" office:value="12.47">
            <text:p>12,47</text:p>
          </table:table-cell>
          <table:table-cell table:style-name="ce1" office:value-type="float" office:value="14.204">
            <text:p>14,204</text:p>
          </table:table-cell>
          <table:table-cell table:style-name="ce2" office:value-type="float" office:value="5.95">
            <text:p>5,95</text:p>
          </table:table-cell>
          <table:table-cell table:style-name="ce2" office:value-type="float" office:value="32.24">
            <text:p>32,24</text:p>
          </table:table-cell>
          <table:table-cell table:style-name="ce2" office:value-type="float" office:value="3416">
            <text:p>34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4];[.D7];[.D10];[.D16];[.D19];[.D22];[.D25])" office:value-type="float" office:value="34.308">
            <text:p>34,308</text:p>
          </table:table-cell>
          <table:table-cell table:style-name="ce8" table:formula="of:=AVERAGE([.E4];[.E7];[.E10];[.E16];[.E19];[.E22];[.E25])" office:value-type="float" office:value="34.2804285714286">
            <text:p>34,280</text:p>
          </table:table-cell>
          <table:table-cell table:style-name="ce8" table:formula="of:=AVERAGE([.F4];[.F7];[.F10];[.F16];[.F19];[.F22];[.F25])" office:value-type="float" office:value="0.328714285714286">
            <text:p>0,329</text:p>
          </table:table-cell>
          <table:table-cell table:style-name="ce8" table:formula="of:=AVERAGE([.G4];[.G7];[.G10];[.G16];[.G19];[.G22];[.G25])" office:value-type="float" office:value="34.2844285714286">
            <text:p>34,284</text:p>
          </table:table-cell>
          <table:table-cell table:style-name="ce9" table:formula="of:=AVERAGE([.H4];[.H7];[.H10];[.H16];[.H19];[.H22];[.H25])" office:value-type="float" office:value="34.6092857142857">
            <text:p>34,609</text:p>
          </table:table-cell>
          <table:table-cell table:style-name="ce8" table:formula="of:=AVERAGE([.I4];[.I7];[.I10];[.I16];[.I19];[.I22];[.I25])" office:value-type="float" office:value="34.0752857142857">
            <text:p>34,075</text:p>
          </table:table-cell>
          <table:table-cell table:style-name="ce8" table:formula="of:=AVERAGE([.J4];[.J7];[.J10];[.J16];[.J19];[.J22];[.J25])" office:value-type="float" office:value="38.7622857142857">
            <text:p>38,762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5];[.D8];[.D11];[.D17];[.D20];[.D23];[.D26])" office:value-type="float" office:value="41.057">
            <text:p>41,057</text:p>
          </table:table-cell>
          <table:table-cell table:style-name="ce8" table:formula="of:=AVERAGE([.E5];[.E8];[.E11];[.E17];[.E20];[.E23];[.E26])" office:value-type="float" office:value="41.0561428571429">
            <text:p>41,056</text:p>
          </table:table-cell>
          <table:table-cell table:style-name="ce8" table:formula="of:=AVERAGE([.F5];[.F8];[.F11];[.F17];[.F20];[.F23];[.F26])" office:value-type="float" office:value="1.71614285714286">
            <text:p>1,716</text:p>
          </table:table-cell>
          <table:table-cell table:style-name="ce8" table:formula="of:=AVERAGE([.G5];[.G8];[.G11];[.G17];[.G20];[.G23];[.G26])" office:value-type="float" office:value="41.1155714285714">
            <text:p>41,116</text:p>
          </table:table-cell>
          <table:table-cell table:style-name="ce9" table:formula="of:=AVERAGE([.H5];[.H8];[.H11];[.H17];[.H20];[.H23];[.H26])" office:value-type="float" office:value="42.7722857142857">
            <text:p>42,772</text:p>
          </table:table-cell>
          <table:table-cell table:style-name="ce8" table:formula="of:=AVERAGE([.I5];[.I8];[.I11];[.I17];[.I20];[.I23];[.I26])" office:value-type="float" office:value="36.3328571428571">
            <text:p>36,333</text:p>
          </table:table-cell>
          <table:table-cell table:style-name="ce8" table:formula="of:=AVERAGE([.J5];[.J8];[.J11];[.J17];[.J20];[.J23];[.J26])" office:value-type="float" office:value="51.635">
            <text:p>51,635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6];[.D9];[.D12];[.D18];[.D21];[.D24];[.D27])" office:value-type="float" office:value="68.2181428571429">
            <text:p>68,218</text:p>
          </table:table-cell>
          <table:table-cell table:style-name="ce8" table:formula="of:=AVERAGE([.E6];[.E9];[.E12];[.E18];[.E21];[.E24];[.E27])" office:value-type="float" office:value="68.1667142857143">
            <text:p>68,167</text:p>
          </table:table-cell>
          <table:table-cell table:style-name="ce8" table:formula="of:=AVERAGE([.F6];[.F9];[.F12];[.F18];[.F21];[.F24];[.F27])" office:value-type="float" office:value="5.44571428571429">
            <text:p>5,446</text:p>
          </table:table-cell>
          <table:table-cell table:style-name="ce8" table:formula="of:=AVERAGE([.G6];[.G9];[.G12];[.G18];[.G21];[.G24];[.G27])" office:value-type="float" office:value="68.4321428571429">
            <text:p>68,432</text:p>
          </table:table-cell>
          <table:table-cell table:style-name="ce9" table:formula="of:=AVERAGE([.H6];[.H9];[.H12];[.H18];[.H21];[.H24];[.H27])" office:value-type="float" office:value="73.6125714285714">
            <text:p>73,613</text:p>
          </table:table-cell>
          <table:table-cell table:style-name="ce8" table:formula="of:=AVERAGE([.I6];[.I9];[.I12];[.I18];[.I21];[.I24];[.I27])" office:value-type="float" office:value="37.4065714285714">
            <text:p>37,407</text:p>
          </table:table-cell>
          <table:table-cell table:style-name="ce8" table:formula="of:=AVERAGE([.J6];[.J9];[.J12];[.J18];[.J21];[.J24];[.J27])" office:value-type="float" office:value="125.513142857143">
            <text:p>125,51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13])" office:value-type="float" office:value="697.178">
            <text:p>697,178</text:p>
          </table:table-cell>
          <table:table-cell table:style-name="ce8" table:formula="of:=AVERAGE([.E13])" office:value-type="float" office:value="697.016">
            <text:p>697,016</text:p>
          </table:table-cell>
          <table:table-cell table:style-name="ce8" table:formula="of:=AVERAGE([.F13])" office:value-type="float" office:value="2.055">
            <text:p>2,055</text:p>
          </table:table-cell>
          <table:table-cell table:style-name="ce8" table:formula="of:=AVERAGE([.G13])" office:value-type="float" office:value="697.019">
            <text:p>697,019</text:p>
          </table:table-cell>
          <table:table-cell table:style-name="ce9" table:formula="of:=AVERAGE([.H13])" office:value-type="float" office:value="699.071">
            <text:p>699,071</text:p>
          </table:table-cell>
          <table:table-cell table:style-name="ce8" table:formula="of:=AVERAGE([.I13])" office:value-type="float" office:value="693.984">
            <text:p>693,984</text:p>
          </table:table-cell>
          <table:table-cell table:style-name="ce8" table:formula="of:=AVERAGE([.J13])" office:value-type="float" office:value="704.113">
            <text:p>704,113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14])" office:value-type="float" office:value="821.688">
            <text:p>821,688</text:p>
          </table:table-cell>
          <table:table-cell table:style-name="ce8" table:formula="of:=AVERAGE([.E14])" office:value-type="float" office:value="821.731">
            <text:p>821,731</text:p>
          </table:table-cell>
          <table:table-cell table:style-name="ce8" table:formula="of:=AVERAGE([.F14])" office:value-type="float" office:value="1.885">
            <text:p>1,885</text:p>
          </table:table-cell>
          <table:table-cell table:style-name="ce8" table:formula="of:=AVERAGE([.G14])" office:value-type="float" office:value="821.733">
            <text:p>821,733</text:p>
          </table:table-cell>
          <table:table-cell table:style-name="ce9" table:formula="of:=AVERAGE([.H14])" office:value-type="float" office:value="823.616">
            <text:p>823,616</text:p>
          </table:table-cell>
          <table:table-cell table:style-name="ce8" table:formula="of:=AVERAGE([.I14])" office:value-type="float" office:value="815.047">
            <text:p>815,047</text:p>
          </table:table-cell>
          <table:table-cell table:style-name="ce8" table:formula="of:=AVERAGE([.J14])" office:value-type="float" office:value="826.278">
            <text:p>826,278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15])" office:value-type="float" office:value="1398.531">
            <text:p>1398,531</text:p>
          </table:table-cell>
          <table:table-cell table:style-name="ce8" table:formula="of:=AVERAGE([.E15])" office:value-type="float" office:value="1398.546">
            <text:p>1398,546</text:p>
          </table:table-cell>
          <table:table-cell table:style-name="ce8" table:formula="of:=AVERAGE([.F15])" office:value-type="float" office:value="3.143">
            <text:p>3,143</text:p>
          </table:table-cell>
          <table:table-cell table:style-name="ce8" table:formula="of:=AVERAGE([.G15])" office:value-type="float" office:value="1398.55">
            <text:p>1398,550</text:p>
          </table:table-cell>
          <table:table-cell table:style-name="ce9" table:formula="of:=AVERAGE([.H15])" office:value-type="float" office:value="1401.689">
            <text:p>1401,689</text:p>
          </table:table-cell>
          <table:table-cell table:style-name="ce8" table:formula="of:=AVERAGE([.I15])" office:value-type="float" office:value="1389.228">
            <text:p>1389,228</text:p>
          </table:table-cell>
          <table:table-cell table:style-name="ce8" table:formula="of:=AVERAGE([.J15])" office:value-type="float" office:value="1406.354">
            <text:p>1406,35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internal-bourgesl_2014_01_02_14_24-b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OpenJDK 64-Bit Server VM 25.0-b65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OS: Linux 2.6.35.14-106.fc14.x86_64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Min duration per test = 5000.0 ms.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Q-TL" table:style-name="ta1" table:print="false">
        <table:shapes>
          <draw:frame draw:z-index="0" draw:style-name="gr1" svg:width="22.096cm" svg:height="13.553cm" svg:x="0cm" svg:y="15.44cm">
            <draw:object draw:notify-on-update-of-ranges="'CLQ-TL'.A4:'CLQ-TL'.B27 'CLQ-TL'.H3:'CLQ-TL'.H3 'CLQ-TL'.H4:'CLQ-TL'.H27" xlink:href="./Object 2" xlink:type="simple" xlink:show="embed" xlink:actuate="onLoad"/>
            <draw:image xlink:href="./ObjectReplacements/Object 2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number-columns-repeated="4" table:default-cell-style-name="Default"/>
        <table:table-column table:style-name="co6" table:default-cell-style-name="ce5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CLQ.B1]/[TL.B1]" office:value-type="percentage" office:value="0.992546355617464">
            <text:p>99,25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4]/[TL.D4]" office:value-type="percentage" office:value="0.980721410946936">
            <text:p>98,07%</text:p>
          </table:table-cell>
          <table:table-cell table:style-name="ce14" table:formula="of:=[CLQ.E4]/[TL.E4]" office:value-type="percentage" office:value="0.98089465645922">
            <text:p>98,09%</text:p>
          </table:table-cell>
          <table:table-cell table:style-name="ce14" table:formula="of:=[CLQ.F4]/[TL.F4]" office:value-type="percentage" office:value="0.793296089385475">
            <text:p>79,33%</text:p>
          </table:table-cell>
          <table:table-cell table:style-name="ce14" table:formula="of:=[CLQ.G4]/[TL.G4]" office:value-type="percentage" office:value="0.980904261961251">
            <text:p>98,09%</text:p>
          </table:table-cell>
          <table:table-cell table:style-name="ce17" table:formula="of:=[CLQ.H4]/[TL.H4]" office:value-type="percentage" office:value="0.980251758962332">
            <text:p>98,03%</text:p>
          </table:table-cell>
          <table:table-cell table:style-name="ce14" table:formula="of:=[CLQ.I4]/[TL.I4]" office:value-type="percentage" office:value="0.981517172262267">
            <text:p>98,15%</text:p>
          </table:table-cell>
          <table:table-cell table:style-name="ce14" table:formula="of:=[CLQ.J4]/[TL.J4]" office:value-type="percentage" office:value="0.97310357744896">
            <text:p>97,3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5]/[TL.D5]" office:value-type="percentage" office:value="0.987123438209226">
            <text:p>98,71%</text:p>
          </table:table-cell>
          <table:table-cell table:style-name="ce14" table:formula="of:=[CLQ.E5]/[TL.E5]" office:value-type="percentage" office:value="0.987584757902779">
            <text:p>98,76%</text:p>
          </table:table-cell>
          <table:table-cell table:style-name="ce14" table:formula="of:=[CLQ.F5]/[TL.F5]" office:value-type="percentage" office:value="0.542125418860699">
            <text:p>54,21%</text:p>
          </table:table-cell>
          <table:table-cell table:style-name="ce14" table:formula="of:=[CLQ.G5]/[TL.G5]" office:value-type="percentage" office:value="0.987201819902801">
            <text:p>98,72%</text:p>
          </table:table-cell>
          <table:table-cell table:style-name="ce17" table:formula="of:=[CLQ.H5]/[TL.H5]" office:value-type="percentage" office:value="0.973249634136948">
            <text:p>97,32%</text:p>
          </table:table-cell>
          <table:table-cell table:style-name="ce14" table:formula="of:=[CLQ.I5]/[TL.I5]" office:value-type="percentage" office:value="0.964178778474504">
            <text:p>96,42%</text:p>
          </table:table-cell>
          <table:table-cell table:style-name="ce14" table:formula="of:=[CLQ.J5]/[TL.J5]" office:value-type="percentage" office:value="0.961483552435905">
            <text:p>96,15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6]/[TL.D6]" office:value-type="percentage" office:value="0.961695690884896">
            <text:p>96,17%</text:p>
          </table:table-cell>
          <table:table-cell table:style-name="ce14" table:formula="of:=[CLQ.E6]/[TL.E6]" office:value-type="percentage" office:value="0.958716496646673">
            <text:p>95,87%</text:p>
          </table:table-cell>
          <table:table-cell table:style-name="ce14" table:formula="of:=[CLQ.F6]/[TL.F6]" office:value-type="percentage" office:value="3.03152315417519">
            <text:p>303,15%</text:p>
          </table:table-cell>
          <table:table-cell table:style-name="ce14" table:formula="of:=[CLQ.G6]/[TL.G6]" office:value-type="percentage" office:value="0.970053639553673">
            <text:p>97,01%</text:p>
          </table:table-cell>
          <table:table-cell table:style-name="ce17" table:formula="of:=[CLQ.H6]/[TL.H6]" office:value-type="percentage" office:value="1.06020459729298">
            <text:p>106,02%</text:p>
          </table:table-cell>
          <table:table-cell table:style-name="ce14" table:formula="of:=[CLQ.I6]/[TL.I6]" office:value-type="percentage" office:value="1.03406370197502">
            <text:p>103,41%</text:p>
          </table:table-cell>
          <table:table-cell table:style-name="ce14" table:formula="of:=[CLQ.J6]/[TL.J6]" office:value-type="percentage" office:value="1.33246500047753">
            <text:p>133,25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7]/[TL.D7]" office:value-type="percentage" office:value="0.999138386825151">
            <text:p>99,91%</text:p>
          </table:table-cell>
          <table:table-cell table:style-name="ce14" table:formula="of:=[CLQ.E7]/[TL.E7]" office:value-type="percentage" office:value="0.999784275656488">
            <text:p>99,98%</text:p>
          </table:table-cell>
          <table:table-cell table:style-name="ce14" table:formula="of:=[CLQ.F7]/[TL.F7]" office:value-type="percentage" office:value="0.854477611940298">
            <text:p>85,45%</text:p>
          </table:table-cell>
          <table:table-cell table:style-name="ce14" table:formula="of:=[CLQ.G7]/[TL.G7]" office:value-type="percentage" office:value="0.999764692040708">
            <text:p>99,98%</text:p>
          </table:table-cell>
          <table:table-cell table:style-name="ce17" table:formula="of:=[CLQ.H7]/[TL.H7]" office:value-type="percentage" office:value="0.997528718988319">
            <text:p>99,75%</text:p>
          </table:table-cell>
          <table:table-cell table:style-name="ce14" table:formula="of:=[CLQ.I7]/[TL.I7]" office:value-type="percentage" office:value="0.997124157080524">
            <text:p>99,71%</text:p>
          </table:table-cell>
          <table:table-cell table:style-name="ce14" table:formula="of:=[CLQ.J7]/[TL.J7]" office:value-type="percentage" office:value="0.942999595741814">
            <text:p>94,30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8]/[TL.D8]" office:value-type="percentage" office:value="0.988892362882391">
            <text:p>98,89%</text:p>
          </table:table-cell>
          <table:table-cell table:style-name="ce14" table:formula="of:=[CLQ.E8]/[TL.E8]" office:value-type="percentage" office:value="0.989180732811857">
            <text:p>98,92%</text:p>
          </table:table-cell>
          <table:table-cell table:style-name="ce14" table:formula="of:=[CLQ.F8]/[TL.F8]" office:value-type="percentage" office:value="0.731040564373898">
            <text:p>73,10%</text:p>
          </table:table-cell>
          <table:table-cell table:style-name="ce14" table:formula="of:=[CLQ.G8]/[TL.G8]" office:value-type="percentage" office:value="0.989083904109589">
            <text:p>98,91%</text:p>
          </table:table-cell>
          <table:table-cell table:style-name="ce17" table:formula="of:=[CLQ.H8]/[TL.H8]" office:value-type="percentage" office:value="0.984432338059134">
            <text:p>98,44%</text:p>
          </table:table-cell>
          <table:table-cell table:style-name="ce14" table:formula="of:=[CLQ.I8]/[TL.I8]" office:value-type="percentage" office:value="0.985695052170986">
            <text:p>98,57%</text:p>
          </table:table-cell>
          <table:table-cell table:style-name="ce14" table:formula="of:=[CLQ.J8]/[TL.J8]" office:value-type="percentage" office:value="0.941804907612296">
            <text:p>94,18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9]/[TL.D9]" office:value-type="percentage" office:value="0.985384173289205">
            <text:p>98,54%</text:p>
          </table:table-cell>
          <table:table-cell table:style-name="ce14" table:formula="of:=[CLQ.E9]/[TL.E9]" office:value-type="percentage" office:value="0.984810000992162">
            <text:p>98,48%</text:p>
          </table:table-cell>
          <table:table-cell table:style-name="ce14" table:formula="of:=[CLQ.F9]/[TL.F9]" office:value-type="percentage" office:value="1.1647855530474">
            <text:p>116,48%</text:p>
          </table:table-cell>
          <table:table-cell table:style-name="ce14" table:formula="of:=[CLQ.G9]/[TL.G9]" office:value-type="percentage" office:value="0.987536577435786">
            <text:p>98,75%</text:p>
          </table:table-cell>
          <table:table-cell table:style-name="ce17" table:formula="of:=[CLQ.H9]/[TL.H9]" office:value-type="percentage" office:value="1.00390240441326">
            <text:p>100,39%</text:p>
          </table:table-cell>
          <table:table-cell table:style-name="ce14" table:formula="of:=[CLQ.I9]/[TL.I9]" office:value-type="percentage" office:value="0.994745210579384">
            <text:p>99,47%</text:p>
          </table:table-cell>
          <table:table-cell table:style-name="ce14" table:formula="of:=[CLQ.J9]/[TL.J9]" office:value-type="percentage" office:value="1.09241772972117">
            <text:p>109,24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10]/[TL.D10]" office:value-type="percentage" office:value="1.02403380787119">
            <text:p>102,40%</text:p>
          </table:table-cell>
          <table:table-cell table:style-name="ce14" table:formula="of:=[CLQ.E10]/[TL.E10]" office:value-type="percentage" office:value="1.0240636659897">
            <text:p>102,41%</text:p>
          </table:table-cell>
          <table:table-cell table:style-name="ce14" table:formula="of:=[CLQ.F10]/[TL.F10]" office:value-type="percentage" office:value="0.491646778042959">
            <text:p>49,16%</text:p>
          </table:table-cell>
          <table:table-cell table:style-name="ce14" table:formula="of:=[CLQ.G10]/[TL.G10]" office:value-type="percentage" office:value="1.02401530178521">
            <text:p>102,40%</text:p>
          </table:table-cell>
          <table:table-cell table:style-name="ce17" table:formula="of:=[CLQ.H10]/[TL.H10]" office:value-type="percentage" office:value="1.01887101300159">
            <text:p>101,89%</text:p>
          </table:table-cell>
          <table:table-cell table:style-name="ce14" table:formula="of:=[CLQ.I10]/[TL.I10]" office:value-type="percentage" office:value="1.02954209748892">
            <text:p>102,95%</text:p>
          </table:table-cell>
          <table:table-cell table:style-name="ce14" table:formula="of:=[CLQ.J10]/[TL.J10]" office:value-type="percentage" office:value="1.01575804364115">
            <text:p>101,58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11]/[TL.D11]" office:value-type="percentage" office:value="0.923100820525941">
            <text:p>92,31%</text:p>
          </table:table-cell>
          <table:table-cell table:style-name="ce14" table:formula="of:=[CLQ.E11]/[TL.E11]" office:value-type="percentage" office:value="0.924455099463792">
            <text:p>92,45%</text:p>
          </table:table-cell>
          <table:table-cell table:style-name="ce14" table:formula="of:=[CLQ.F11]/[TL.F11]" office:value-type="percentage" office:value="0.0611520252498685">
            <text:p>6,12%</text:p>
          </table:table-cell>
          <table:table-cell table:style-name="ce14" table:formula="of:=[CLQ.G11]/[TL.G11]" office:value-type="percentage" office:value="0.915660685154976">
            <text:p>91,57%</text:p>
          </table:table-cell>
          <table:table-cell table:style-name="ce17" table:formula="of:=[CLQ.H11]/[TL.H11]" office:value-type="percentage" office:value="0.818966071199075">
            <text:p>81,90%</text:p>
          </table:table-cell>
          <table:table-cell table:style-name="ce14" table:formula="of:=[CLQ.I11]/[TL.I11]" office:value-type="percentage" office:value="0.90327000181331">
            <text:p>90,33%</text:p>
          </table:table-cell>
          <table:table-cell table:style-name="ce14" table:formula="of:=[CLQ.J11]/[TL.J11]" office:value-type="percentage" office:value="0.715066494297746">
            <text:p>71,5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12]/[TL.D12]" office:value-type="percentage" office:value="0.996775256567178">
            <text:p>99,68%</text:p>
          </table:table-cell>
          <table:table-cell table:style-name="ce14" table:formula="of:=[CLQ.E12]/[TL.E12]" office:value-type="percentage" office:value="0.996101479317818">
            <text:p>99,61%</text:p>
          </table:table-cell>
          <table:table-cell table:style-name="ce14" table:formula="of:=[CLQ.F12]/[TL.F12]" office:value-type="percentage" office:value="2.16750156543519">
            <text:p>216,75%</text:p>
          </table:table-cell>
          <table:table-cell table:style-name="ce14" table:formula="of:=[CLQ.G12]/[TL.G12]" office:value-type="percentage" office:value="1.00651836888095">
            <text:p>100,65%</text:p>
          </table:table-cell>
          <table:table-cell table:style-name="ce17" table:formula="of:=[CLQ.H12]/[TL.H12]" office:value-type="percentage" office:value="1.07805636795811">
            <text:p>107,81%</text:p>
          </table:table-cell>
          <table:table-cell table:style-name="ce14" table:formula="of:=[CLQ.I12]/[TL.I12]" office:value-type="percentage" office:value="0.946752419027754">
            <text:p>94,68%</text:p>
          </table:table-cell>
          <table:table-cell table:style-name="ce14" table:formula="of:=[CLQ.J12]/[TL.J12]" office:value-type="percentage" office:value="1.19426740853145">
            <text:p>119,43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13]/[TL.D13]" office:value-type="percentage" office:value="1.01268793814665">
            <text:p>101,27%</text:p>
          </table:table-cell>
          <table:table-cell table:style-name="ce14" table:formula="of:=[CLQ.E13]/[TL.E13]" office:value-type="percentage" office:value="1.01058831156385">
            <text:p>101,06%</text:p>
          </table:table-cell>
          <table:table-cell table:style-name="ce14" table:formula="of:=[CLQ.F13]/[TL.F13]" office:value-type="percentage" office:value="0.234888438133874">
            <text:p>23,49%</text:p>
          </table:table-cell>
          <table:table-cell table:style-name="ce14" table:formula="of:=[CLQ.G13]/[TL.G13]" office:value-type="percentage" office:value="1.01058261457805">
            <text:p>101,06%</text:p>
          </table:table-cell>
          <table:table-cell table:style-name="ce17" table:formula="of:=[CLQ.H13]/[TL.H13]" office:value-type="percentage" office:value="1.0079014523448">
            <text:p>100,79%</text:p>
          </table:table-cell>
          <table:table-cell table:style-name="ce14" table:formula="of:=[CLQ.I13]/[TL.I13]" office:value-type="percentage" office:value="1.01618863476131">
            <text:p>101,62%</text:p>
          </table:table-cell>
          <table:table-cell table:style-name="ce14" table:formula="of:=[CLQ.J13]/[TL.J13]" office:value-type="percentage" office:value="1.05683912768296">
            <text:p>105,68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14]/[TL.D14]" office:value-type="percentage" office:value="1.00198892337084">
            <text:p>100,20%</text:p>
          </table:table-cell>
          <table:table-cell table:style-name="ce14" table:formula="of:=[CLQ.E14]/[TL.E14]" office:value-type="percentage" office:value="1.00695806015439">
            <text:p>100,70%</text:p>
          </table:table-cell>
          <table:table-cell table:style-name="ce14" table:formula="of:=[CLQ.F14]/[TL.F14]" office:value-type="percentage" office:value="0.322304638207504">
            <text:p>32,23%</text:p>
          </table:table-cell>
          <table:table-cell table:style-name="ce14" table:formula="of:=[CLQ.G14]/[TL.G14]" office:value-type="percentage" office:value="1.00630030885248">
            <text:p>100,63%</text:p>
          </table:table-cell>
          <table:table-cell table:style-name="ce17" table:formula="of:=[CLQ.H14]/[TL.H14]" office:value-type="percentage" office:value="0.981786374633091">
            <text:p>98,18%</text:p>
          </table:table-cell>
          <table:table-cell table:style-name="ce14" table:formula="of:=[CLQ.I14]/[TL.I14]" office:value-type="percentage" office:value="0.949790351412706">
            <text:p>94,98%</text:p>
          </table:table-cell>
          <table:table-cell table:style-name="ce14" table:formula="of:=[CLQ.J14]/[TL.J14]" office:value-type="percentage" office:value="0.846658010563807">
            <text:p>84,6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15]/[TL.D15]" office:value-type="percentage" office:value="0.995364094324781">
            <text:p>99,54%</text:p>
          </table:table-cell>
          <table:table-cell table:style-name="ce14" table:formula="of:=[CLQ.E15]/[TL.E15]" office:value-type="percentage" office:value="0.99573251915208">
            <text:p>99,57%</text:p>
          </table:table-cell>
          <table:table-cell table:style-name="ce14" table:formula="of:=[CLQ.F15]/[TL.F15]" office:value-type="percentage" office:value="0.636727865099282">
            <text:p>63,67%</text:p>
          </table:table-cell>
          <table:table-cell table:style-name="ce14" table:formula="of:=[CLQ.G15]/[TL.G15]" office:value-type="percentage" office:value="0.995437852585786">
            <text:p>99,54%</text:p>
          </table:table-cell>
          <table:table-cell table:style-name="ce17" table:formula="of:=[CLQ.H15]/[TL.H15]" office:value-type="percentage" office:value="0.984713472198573">
            <text:p>98,47%</text:p>
          </table:table-cell>
          <table:table-cell table:style-name="ce14" table:formula="of:=[CLQ.I15]/[TL.I15]" office:value-type="percentage" office:value="1.02679208360454">
            <text:p>102,68%</text:p>
          </table:table-cell>
          <table:table-cell table:style-name="ce14" table:formula="of:=[CLQ.J15]/[TL.J15]" office:value-type="percentage" office:value="0.94071979642617">
            <text:p>94,07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16]/[TL.D16]" office:value-type="percentage" office:value="0.983109609743088">
            <text:p>98,31%</text:p>
          </table:table-cell>
          <table:table-cell table:style-name="ce14" table:formula="of:=[CLQ.E16]/[TL.E16]" office:value-type="percentage" office:value="0.982537419814683">
            <text:p>98,25%</text:p>
          </table:table-cell>
          <table:table-cell table:style-name="ce14" table:formula="of:=[CLQ.F16]/[TL.F16]" office:value-type="percentage" office:value="1.07795371498173">
            <text:p>107,80%</text:p>
          </table:table-cell>
          <table:table-cell table:style-name="ce14" table:formula="of:=[CLQ.G16]/[TL.G16]" office:value-type="percentage" office:value="0.983117113915053">
            <text:p>98,31%</text:p>
          </table:table-cell>
          <table:table-cell table:style-name="ce17" table:formula="of:=[CLQ.H16]/[TL.H16]" office:value-type="percentage" office:value="0.989041095890411">
            <text:p>98,90%</text:p>
          </table:table-cell>
          <table:table-cell table:style-name="ce14" table:formula="of:=[CLQ.I16]/[TL.I16]" office:value-type="percentage" office:value="0.986543007819603">
            <text:p>98,65%</text:p>
          </table:table-cell>
          <table:table-cell table:style-name="ce14" table:formula="of:=[CLQ.J16]/[TL.J16]" office:value-type="percentage" office:value="1.11978894577369">
            <text:p>111,98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17]/[TL.D17]" office:value-type="percentage" office:value="1.00310300461667">
            <text:p>100,31%</text:p>
          </table:table-cell>
          <table:table-cell table:style-name="ce14" table:formula="of:=[CLQ.E17]/[TL.E17]" office:value-type="percentage" office:value="1.00333207118516">
            <text:p>100,33%</text:p>
          </table:table-cell>
          <table:table-cell table:style-name="ce14" table:formula="of:=[CLQ.F17]/[TL.F17]" office:value-type="percentage" office:value="1.12737127371274">
            <text:p>112,74%</text:p>
          </table:table-cell>
          <table:table-cell table:style-name="ce14" table:formula="of:=[CLQ.G17]/[TL.G17]" office:value-type="percentage" office:value="1.00340651021953">
            <text:p>100,34%</text:p>
          </table:table-cell>
          <table:table-cell table:style-name="ce17" table:formula="of:=[CLQ.H17]/[TL.H17]" office:value-type="percentage" office:value="1.00670399292766">
            <text:p>100,67%</text:p>
          </table:table-cell>
          <table:table-cell table:style-name="ce14" table:formula="of:=[CLQ.I17]/[TL.I17]" office:value-type="percentage" office:value="0.862945349653076">
            <text:p>86,29%</text:p>
          </table:table-cell>
          <table:table-cell table:style-name="ce14" table:formula="of:=[CLQ.J17]/[TL.J17]" office:value-type="percentage" office:value="0.989033803566676">
            <text:p>98,90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18]/[TL.D18]" office:value-type="percentage" office:value="0.994140961571601">
            <text:p>99,41%</text:p>
          </table:table-cell>
          <table:table-cell table:style-name="ce14" table:formula="of:=[CLQ.E18]/[TL.E18]" office:value-type="percentage" office:value="0.993665704313354">
            <text:p>99,37%</text:p>
          </table:table-cell>
          <table:table-cell table:style-name="ce14" table:formula="of:=[CLQ.F18]/[TL.F18]" office:value-type="percentage" office:value="3.31863285556781">
            <text:p>331,86%</text:p>
          </table:table-cell>
          <table:table-cell table:style-name="ce14" table:formula="of:=[CLQ.G18]/[TL.G18]" office:value-type="percentage" office:value="1.00133476856835">
            <text:p>100,13%</text:p>
          </table:table-cell>
          <table:table-cell table:style-name="ce17" table:formula="of:=[CLQ.H18]/[TL.H18]" office:value-type="percentage" office:value="1.08111470515054">
            <text:p>108,11%</text:p>
          </table:table-cell>
          <table:table-cell table:style-name="ce14" table:formula="of:=[CLQ.I18]/[TL.I18]" office:value-type="percentage" office:value="0.934881373043917">
            <text:p>93,49%</text:p>
          </table:table-cell>
          <table:table-cell table:style-name="ce14" table:formula="of:=[CLQ.J18]/[TL.J18]" office:value-type="percentage" office:value="1.40408061706892">
            <text:p>140,41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19]/[TL.D19]" office:value-type="percentage" office:value="0.985729023383769">
            <text:p>98,57%</text:p>
          </table:table-cell>
          <table:table-cell table:style-name="ce14" table:formula="of:=[CLQ.E19]/[TL.E19]" office:value-type="percentage" office:value="0.986398071625344">
            <text:p>98,64%</text:p>
          </table:table-cell>
          <table:table-cell table:style-name="ce14" table:formula="of:=[CLQ.F19]/[TL.F19]" office:value-type="percentage" office:value="0.586021505376344">
            <text:p>58,60%</text:p>
          </table:table-cell>
          <table:table-cell table:style-name="ce14" table:formula="of:=[CLQ.G19]/[TL.G19]" office:value-type="percentage" office:value="0.985051546391752">
            <text:p>98,51%</text:p>
          </table:table-cell>
          <table:table-cell table:style-name="ce17" table:formula="of:=[CLQ.H19]/[TL.H19]" office:value-type="percentage" office:value="0.962142048212263">
            <text:p>96,21%</text:p>
          </table:table-cell>
          <table:table-cell table:style-name="ce14" table:formula="of:=[CLQ.I19]/[TL.I19]" office:value-type="percentage" office:value="0.98072880168185">
            <text:p>98,07%</text:p>
          </table:table-cell>
          <table:table-cell table:style-name="ce14" table:formula="of:=[CLQ.J19]/[TL.J19]" office:value-type="percentage" office:value="0.77245611044827">
            <text:p>77,25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20]/[TL.D20]" office:value-type="percentage" office:value="1.0054260155448">
            <text:p>100,54%</text:p>
          </table:table-cell>
          <table:table-cell table:style-name="ce14" table:formula="of:=[CLQ.E20]/[TL.E20]" office:value-type="percentage" office:value="1.00498899486427">
            <text:p>100,50%</text:p>
          </table:table-cell>
          <table:table-cell table:style-name="ce14" table:formula="of:=[CLQ.F20]/[TL.F20]" office:value-type="percentage" office:value="1.3801652892562">
            <text:p>138,02%</text:p>
          </table:table-cell>
          <table:table-cell table:style-name="ce14" table:formula="of:=[CLQ.G20]/[TL.G20]" office:value-type="percentage" office:value="1.00615384615385">
            <text:p>100,62%</text:p>
          </table:table-cell>
          <table:table-cell table:style-name="ce17" table:formula="of:=[CLQ.H20]/[TL.H20]" office:value-type="percentage" office:value="1.02381947346427">
            <text:p>102,38%</text:p>
          </table:table-cell>
          <table:table-cell table:style-name="ce14" table:formula="of:=[CLQ.I20]/[TL.I20]" office:value-type="percentage" office:value="0.925302386400784">
            <text:p>92,53%</text:p>
          </table:table-cell>
          <table:table-cell table:style-name="ce14" table:formula="of:=[CLQ.J20]/[TL.J20]" office:value-type="percentage" office:value="1.52641834669864">
            <text:p>152,64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21]/[TL.D21]" office:value-type="percentage" office:value="1.01244459597682">
            <text:p>101,24%</text:p>
          </table:table-cell>
          <table:table-cell table:style-name="ce14" table:formula="of:=[CLQ.E21]/[TL.E21]" office:value-type="percentage" office:value="1.01270572183849">
            <text:p>101,27%</text:p>
          </table:table-cell>
          <table:table-cell table:style-name="ce14" table:formula="of:=[CLQ.F21]/[TL.F21]" office:value-type="percentage" office:value="0.331896551724138">
            <text:p>33,19%</text:p>
          </table:table-cell>
          <table:table-cell table:style-name="ce14" table:formula="of:=[CLQ.G21]/[TL.G21]" office:value-type="percentage" office:value="1.00160026951908">
            <text:p>100,16%</text:p>
          </table:table-cell>
          <table:table-cell table:style-name="ce17" table:formula="of:=[CLQ.H21]/[TL.H21]" office:value-type="percentage" office:value="0.919611307420495">
            <text:p>91,96%</text:p>
          </table:table-cell>
          <table:table-cell table:style-name="ce14" table:formula="of:=[CLQ.I21]/[TL.I21]" office:value-type="percentage" office:value="1.00545390570021">
            <text:p>100,55%</text:p>
          </table:table-cell>
          <table:table-cell table:style-name="ce14" table:formula="of:=[CLQ.J21]/[TL.J21]" office:value-type="percentage" office:value="0.735206590859255">
            <text:p>73,52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22]/[TL.D22]" office:value-type="percentage" office:value="0.99022734286596">
            <text:p>99,02%</text:p>
          </table:table-cell>
          <table:table-cell table:style-name="ce14" table:formula="of:=[CLQ.E22]/[TL.E22]" office:value-type="percentage" office:value="0.990526207393677">
            <text:p>99,05%</text:p>
          </table:table-cell>
          <table:table-cell table:style-name="ce14" table:formula="of:=[CLQ.F22]/[TL.F22]" office:value-type="percentage" office:value="0.258269720101781">
            <text:p>25,83%</text:p>
          </table:table-cell>
          <table:table-cell table:style-name="ce14" table:formula="of:=[CLQ.G22]/[TL.G22]" office:value-type="percentage" office:value="0.987478189469363">
            <text:p>98,75%</text:p>
          </table:table-cell>
          <table:table-cell table:style-name="ce17" table:formula="of:=[CLQ.H22]/[TL.H22]" office:value-type="percentage" office:value="0.935791178431933">
            <text:p>93,58%</text:p>
          </table:table-cell>
          <table:table-cell table:style-name="ce14" table:formula="of:=[CLQ.I22]/[TL.I22]" office:value-type="percentage" office:value="1.00285895806862">
            <text:p>100,29%</text:p>
          </table:table-cell>
          <table:table-cell table:style-name="ce14" table:formula="of:=[CLQ.J22]/[TL.J22]" office:value-type="percentage" office:value="0.871847083552286">
            <text:p>87,18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23]/[TL.D23]" office:value-type="percentage" office:value="1.00679265000435">
            <text:p>100,68%</text:p>
          </table:table-cell>
          <table:table-cell table:style-name="ce14" table:formula="of:=[CLQ.E23]/[TL.E23]" office:value-type="percentage" office:value="1.00670614875457">
            <text:p>100,67%</text:p>
          </table:table-cell>
          <table:table-cell table:style-name="ce14" table:formula="of:=[CLQ.F23]/[TL.F23]" office:value-type="percentage" office:value="0.960526315789474">
            <text:p>96,05%</text:p>
          </table:table-cell>
          <table:table-cell table:style-name="ce14" table:formula="of:=[CLQ.G23]/[TL.G23]" office:value-type="percentage" office:value="1.00670381333798">
            <text:p>100,67%</text:p>
          </table:table-cell>
          <table:table-cell table:style-name="ce17" table:formula="of:=[CLQ.H23]/[TL.H23]" office:value-type="percentage" office:value="1.00551501781775">
            <text:p>100,55%</text:p>
          </table:table-cell>
          <table:table-cell table:style-name="ce14" table:formula="of:=[CLQ.I23]/[TL.I23]" office:value-type="percentage" office:value="1.04306470157834">
            <text:p>104,31%</text:p>
          </table:table-cell>
          <table:table-cell table:style-name="ce14" table:formula="of:=[CLQ.J23]/[TL.J23]" office:value-type="percentage" office:value="0.992274620448744">
            <text:p>99,23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24]/[TL.D24]" office:value-type="percentage" office:value="1.0035165276801">
            <text:p>100,35%</text:p>
          </table:table-cell>
          <table:table-cell table:style-name="ce14" table:formula="of:=[CLQ.E24]/[TL.E24]" office:value-type="percentage" office:value="1.00387031917567">
            <text:p>100,39%</text:p>
          </table:table-cell>
          <table:table-cell table:style-name="ce14" table:formula="of:=[CLQ.F24]/[TL.F24]" office:value-type="percentage" office:value="0.383541513592946">
            <text:p>38,35%</text:p>
          </table:table-cell>
          <table:table-cell table:style-name="ce14" table:formula="of:=[CLQ.G24]/[TL.G24]" office:value-type="percentage" office:value="0.995966135458167">
            <text:p>99,60%</text:p>
          </table:table-cell>
          <table:table-cell table:style-name="ce17" table:formula="of:=[CLQ.H24]/[TL.H24]" office:value-type="percentage" office:value="0.929212539240394">
            <text:p>92,92%</text:p>
          </table:table-cell>
          <table:table-cell table:style-name="ce14" table:formula="of:=[CLQ.I24]/[TL.I24]" office:value-type="percentage" office:value="1.22333751568381">
            <text:p>122,33%</text:p>
          </table:table-cell>
          <table:table-cell table:style-name="ce14" table:formula="of:=[CLQ.J24]/[TL.J24]" office:value-type="percentage" office:value="0.673294874886387">
            <text:p>67,33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CLQ.D25]/[TL.D25]" office:value-type="percentage" office:value="1.0015143866734">
            <text:p>100,15%</text:p>
          </table:table-cell>
          <table:table-cell table:style-name="ce14" table:formula="of:=[CLQ.E25]/[TL.E25]" office:value-type="percentage" office:value="1.00151515151515">
            <text:p>100,15%</text:p>
          </table:table-cell>
          <table:table-cell table:style-name="ce14" table:formula="of:=[CLQ.F25]/[TL.F25]" office:value-type="percentage" office:value="1.02316602316602">
            <text:p>102,32%</text:p>
          </table:table-cell>
          <table:table-cell table:style-name="ce14" table:formula="of:=[CLQ.G25]/[TL.G25]" office:value-type="percentage" office:value="1.00151362260343">
            <text:p>100,15%</text:p>
          </table:table-cell>
          <table:table-cell table:style-name="ce17" table:formula="of:=[CLQ.H25]/[TL.H25]" office:value-type="percentage" office:value="1.00241974512018">
            <text:p>100,24%</text:p>
          </table:table-cell>
          <table:table-cell table:style-name="ce14" table:formula="of:=[CLQ.I25]/[TL.I25]" office:value-type="percentage" office:value="0.994496044031648">
            <text:p>99,45%</text:p>
          </table:table-cell>
          <table:table-cell table:style-name="ce14" table:formula="of:=[CLQ.J25]/[TL.J25]" office:value-type="percentage" office:value="0.963162726646775">
            <text:p>96,32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CLQ.D26]/[TL.D26]" office:value-type="percentage" office:value="1.01893732970027">
            <text:p>101,89%</text:p>
          </table:table-cell>
          <table:table-cell table:style-name="ce14" table:formula="of:=[CLQ.E26]/[TL.E26]" office:value-type="percentage" office:value="1.018942491142">
            <text:p>101,89%</text:p>
          </table:table-cell>
          <table:table-cell table:style-name="ce14" table:formula="of:=[CLQ.F26]/[TL.F26]" office:value-type="percentage" office:value="1.06047516198704">
            <text:p>106,05%</text:p>
          </table:table-cell>
          <table:table-cell table:style-name="ce14" table:formula="of:=[CLQ.G26]/[TL.G26]" office:value-type="percentage" office:value="1.01946735162904">
            <text:p>101,95%</text:p>
          </table:table-cell>
          <table:table-cell table:style-name="ce17" table:formula="of:=[CLQ.H26]/[TL.H26]" office:value-type="percentage" office:value="1.02347247428917">
            <text:p>102,35%</text:p>
          </table:table-cell>
          <table:table-cell table:style-name="ce14" table:formula="of:=[CLQ.I26]/[TL.I26]" office:value-type="percentage" office:value="0.984828496042216">
            <text:p>98,48%</text:p>
          </table:table-cell>
          <table:table-cell table:style-name="ce14" table:formula="of:=[CLQ.J26]/[TL.J26]" office:value-type="percentage" office:value="0.980288659793814">
            <text:p>98,03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CLQ.D27]/[TL.D27]" office:value-type="percentage" office:value="0.976531838205847">
            <text:p>97,65%</text:p>
          </table:table-cell>
          <table:table-cell table:style-name="ce14" table:formula="of:=[CLQ.E27]/[TL.E27]" office:value-type="percentage" office:value="0.976608187134503">
            <text:p>97,66%</text:p>
          </table:table-cell>
          <table:table-cell table:style-name="ce14" table:formula="of:=[CLQ.F27]/[TL.F27]" office:value-type="percentage" office:value="1.64889705882353">
            <text:p>164,89%</text:p>
          </table:table-cell>
          <table:table-cell table:style-name="ce14" table:formula="of:=[CLQ.G27]/[TL.G27]" office:value-type="percentage" office:value="0.978311324529812">
            <text:p>97,83%</text:p>
          </table:table-cell>
          <table:table-cell table:style-name="ce17" table:formula="of:=[CLQ.H27]/[TL.H27]" office:value-type="percentage" office:value="1.00452870739945">
            <text:p>100,45%</text:p>
          </table:table-cell>
          <table:table-cell table:style-name="ce14" table:formula="of:=[CLQ.I27]/[TL.I27]" office:value-type="percentage" office:value="0.922490272373541">
            <text:p>92,25%</text:p>
          </table:table-cell>
          <table:table-cell table:style-name="ce14" table:formula="of:=[CLQ.J27]/[TL.J27]" office:value-type="percentage" office:value="1.00397833079397">
            <text:p>100,40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5" table:formula="of:=[CLQ.D29]/[TL.D29]" office:value-type="percentage" office:value="0.993951630411185">
            <text:p>99,40%</text:p>
          </table:table-cell>
          <table:table-cell table:style-name="ce15" table:formula="of:=[CLQ.E29]/[TL.E29]" office:value-type="percentage" office:value="0.994181473707996">
            <text:p>99,42%</text:p>
          </table:table-cell>
          <table:table-cell table:style-name="ce15" table:formula="of:=[CLQ.F29]/[TL.F29]" office:value-type="percentage" office:value="0.719560094265514">
            <text:p>71,96%</text:p>
          </table:table-cell>
          <table:table-cell table:style-name="ce15" table:formula="of:=[CLQ.G29]/[TL.G29]" office:value-type="percentage" office:value="0.99403600981691">
            <text:p>99,40%</text:p>
          </table:table-cell>
          <table:table-cell table:style-name="ce17" table:formula="of:=[CLQ.H29]/[TL.H29]" office:value-type="percentage" office:value="0.989702751917109">
            <text:p>98,97%</text:p>
          </table:table-cell>
          <table:table-cell table:style-name="ce15" table:formula="of:=[CLQ.I29]/[TL.I29]" office:value-type="percentage" office:value="0.995239556393285">
            <text:p>99,52%</text:p>
          </table:table-cell>
          <table:table-cell table:style-name="ce15" table:formula="of:=[CLQ.J29]/[TL.J29]" office:value-type="percentage" office:value="0.969015445108169">
            <text:p>96,90%</text:p>
          </table:table-cell>
          <table:table-cell table:style-name="ce19"/>
          <table:table-cell table:number-columns-repeated="1013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5" table:formula="of:=[CLQ.D30]/[TL.D30]" office:value-type="percentage" office:value="0.977833110652253">
            <text:p>97,78%</text:p>
          </table:table-cell>
          <table:table-cell table:style-name="ce15" table:formula="of:=[CLQ.E30]/[TL.E30]" office:value-type="percentage" office:value="0.978378474951761">
            <text:p>97,84%</text:p>
          </table:table-cell>
          <table:table-cell table:style-name="ce15" table:formula="of:=[CLQ.F30]/[TL.F30]" office:value-type="percentage" office:value="0.386476676972711">
            <text:p>38,65%</text:p>
          </table:table-cell>
          <table:table-cell table:style-name="ce15" table:formula="of:=[CLQ.G30]/[TL.G30]" office:value-type="percentage" office:value="0.976413766062485">
            <text:p>97,64%</text:p>
          </table:table-cell>
          <table:table-cell table:style-name="ce17" table:formula="of:=[CLQ.H30]/[TL.H30]" office:value-type="percentage" office:value="0.948483583892299">
            <text:p>94,85%</text:p>
          </table:table-cell>
          <table:table-cell table:style-name="ce15" table:formula="of:=[CLQ.I30]/[TL.I30]" office:value-type="percentage" office:value="0.954707543746154">
            <text:p>95,47%</text:p>
          </table:table-cell>
          <table:table-cell table:style-name="ce15" table:formula="of:=[CLQ.J30]/[TL.J30]" office:value-type="percentage" office:value="0.926741658277527">
            <text:p>92,67%</text:p>
          </table:table-cell>
          <table:table-cell table:style-name="ce19"/>
          <table:table-cell table:number-columns-repeated="1013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5" table:formula="of:=[CLQ.D31]/[TL.D31]" office:value-type="percentage" office:value="0.978438827421899">
            <text:p>97,84%</text:p>
          </table:table-cell>
          <table:table-cell table:style-name="ce15" table:formula="of:=[CLQ.E31]/[TL.E31]" office:value-type="percentage" office:value="0.976837128141623">
            <text:p>97,68%</text:p>
          </table:table-cell>
          <table:table-cell table:style-name="ce15" table:formula="of:=[CLQ.F31]/[TL.F31]" office:value-type="percentage" office:value="1.87709210975749">
            <text:p>187,71%</text:p>
          </table:table-cell>
          <table:table-cell table:style-name="ce15" table:formula="of:=[CLQ.G31]/[TL.G31]" office:value-type="percentage" office:value="0.984301643192488">
            <text:p>98,43%</text:p>
          </table:table-cell>
          <table:table-cell table:style-name="ce17" table:formula="of:=[CLQ.H31]/[TL.H31]" office:value-type="percentage" office:value="1.04046370700027">
            <text:p>104,05%</text:p>
          </table:table-cell>
          <table:table-cell table:style-name="ce15" table:formula="of:=[CLQ.I31]/[TL.I31]" office:value-type="percentage" office:value="1.00715747635618">
            <text:p>100,72%</text:p>
          </table:table-cell>
          <table:table-cell table:style-name="ce15" table:formula="of:=[CLQ.J31]/[TL.J31]" office:value-type="percentage" office:value="1.17257879695375">
            <text:p>117,26%</text:p>
          </table:table-cell>
          <table:table-cell table:style-name="ce1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6" table:formula="of:=[CLQ.D33]/[TL.D33]" office:value-type="percentage" office:value="1.01268793814665">
            <text:p>101,27%</text:p>
          </table:table-cell>
          <table:table-cell table:style-name="ce16" table:formula="of:=[CLQ.E33]/[TL.E33]" office:value-type="percentage" office:value="1.01058831156385">
            <text:p>101,06%</text:p>
          </table:table-cell>
          <table:table-cell table:style-name="ce16" table:formula="of:=[CLQ.F33]/[TL.F33]" office:value-type="percentage" office:value="0.234888438133874">
            <text:p>23,49%</text:p>
          </table:table-cell>
          <table:table-cell table:style-name="ce16" table:formula="of:=[CLQ.G33]/[TL.G33]" office:value-type="percentage" office:value="1.01058261457805">
            <text:p>101,06%</text:p>
          </table:table-cell>
          <table:table-cell table:style-name="ce18" table:formula="of:=[CLQ.H33]/[TL.H33]" office:value-type="percentage" office:value="1.0079014523448">
            <text:p>100,79%</text:p>
          </table:table-cell>
          <table:table-cell table:style-name="ce16" table:formula="of:=[CLQ.I33]/[TL.I33]" office:value-type="percentage" office:value="1.01618863476131">
            <text:p>101,62%</text:p>
          </table:table-cell>
          <table:table-cell table:style-name="ce16" table:formula="of:=[CLQ.J33]/[TL.J33]" office:value-type="percentage" office:value="1.05683912768296">
            <text:p>105,68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6" table:formula="of:=[CLQ.D34]/[TL.D34]" office:value-type="percentage" office:value="1.00198892337084">
            <text:p>100,20%</text:p>
          </table:table-cell>
          <table:table-cell table:style-name="ce16" table:formula="of:=[CLQ.E34]/[TL.E34]" office:value-type="percentage" office:value="1.00695806015439">
            <text:p>100,70%</text:p>
          </table:table-cell>
          <table:table-cell table:style-name="ce16" table:formula="of:=[CLQ.F34]/[TL.F34]" office:value-type="percentage" office:value="0.322304638207504">
            <text:p>32,23%</text:p>
          </table:table-cell>
          <table:table-cell table:style-name="ce16" table:formula="of:=[CLQ.G34]/[TL.G34]" office:value-type="percentage" office:value="1.00630030885248">
            <text:p>100,63%</text:p>
          </table:table-cell>
          <table:table-cell table:style-name="ce18" table:formula="of:=[CLQ.H34]/[TL.H34]" office:value-type="percentage" office:value="0.981786374633091">
            <text:p>98,18%</text:p>
          </table:table-cell>
          <table:table-cell table:style-name="ce16" table:formula="of:=[CLQ.I34]/[TL.I34]" office:value-type="percentage" office:value="0.949790351412706">
            <text:p>94,98%</text:p>
          </table:table-cell>
          <table:table-cell table:style-name="ce16" table:formula="of:=[CLQ.J34]/[TL.J34]" office:value-type="percentage" office:value="0.846658010563807">
            <text:p>84,67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6" table:formula="of:=[CLQ.D35]/[TL.D35]" office:value-type="percentage" office:value="0.995364094324781">
            <text:p>99,54%</text:p>
          </table:table-cell>
          <table:table-cell table:style-name="ce16" table:formula="of:=[CLQ.E35]/[TL.E35]" office:value-type="percentage" office:value="0.99573251915208">
            <text:p>99,57%</text:p>
          </table:table-cell>
          <table:table-cell table:style-name="ce16" table:formula="of:=[CLQ.F35]/[TL.F35]" office:value-type="percentage" office:value="0.636727865099282">
            <text:p>63,67%</text:p>
          </table:table-cell>
          <table:table-cell table:style-name="ce16" table:formula="of:=[CLQ.G35]/[TL.G35]" office:value-type="percentage" office:value="0.995437852585786">
            <text:p>99,54%</text:p>
          </table:table-cell>
          <table:table-cell table:style-name="ce18" table:formula="of:=[CLQ.H35]/[TL.H35]" office:value-type="percentage" office:value="0.984713472198573">
            <text:p>98,47%</text:p>
          </table:table-cell>
          <table:table-cell table:style-name="ce16" table:formula="of:=[CLQ.I35]/[TL.I35]" office:value-type="percentage" office:value="1.02679208360454">
            <text:p>102,68%</text:p>
          </table:table-cell>
          <table:table-cell table:style-name="ce16" table:formula="of:=[CLQ.J35]/[TL.J35]" office:value-type="percentage" office:value="0.94071979642617">
            <text:p>94,07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Q-TL_Tile" table:style-name="ta1" table:print="false">
        <table:shapes>
          <draw:frame draw:z-index="0" draw:style-name="gr1" svg:width="22.1cm" svg:height="13.55cm" svg:x="0cm" svg:y="15.33cm">
            <draw:object draw:notify-on-update-of-ranges="'CLQ-TL_Tile'.A4:'CLQ-TL_Tile'.B27 'CLQ-TL_Tile'.H3:'CLQ-TL_Tile'.H3 'CLQ-TL_Tile'.H4:'CLQ-TL_Tile'.H27" xlink:href="./Object 1" xlink:type="simple" xlink:show="embed" xlink:actuate="onLoad"/>
            <draw:image xlink:href="./ObjectReplacements/Object 1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5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20" table:formula="of:=[CLQ.B1]/[TL_Tile.B1]" office:value-type="percentage" office:value="1.02249693802978">
            <text:p>102,25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4])/[TL_Tile.D4]" office:value-type="percentage" office:value="0.930327234309966">
            <text:p>93,03%</text:p>
          </table:table-cell>
          <table:table-cell table:style-name="ce14" table:formula="of:=([CLQ.E4])/[TL_Tile.E4]" office:value-type="percentage" office:value="0.930307557758181">
            <text:p>93,03%</text:p>
          </table:table-cell>
          <table:table-cell table:style-name="ce14" table:formula="of:=([CLQ.F4])/[TL_Tile.F4]" office:value-type="percentage" office:value="0.876543209876543">
            <text:p>87,65%</text:p>
          </table:table-cell>
          <table:table-cell table:style-name="ce14" table:formula="of:=([CLQ.G4])/[TL_Tile.G4]" office:value-type="percentage" office:value="0.93031666788135">
            <text:p>93,03%</text:p>
          </table:table-cell>
          <table:table-cell table:style-name="ce17" table:formula="of:=([CLQ.H4])/[TL_Tile.H4]" office:value-type="percentage" office:value="0.930149329651564">
            <text:p>93,01%</text:p>
          </table:table-cell>
          <table:table-cell table:style-name="ce14" table:formula="of:=([CLQ.I4])/[TL_Tile.I4]" office:value-type="percentage" office:value="0.930165021324006">
            <text:p>93,02%</text:p>
          </table:table-cell>
          <table:table-cell table:style-name="ce14" table:formula="of:=([CLQ.J4])/[TL_Tile.J4]" office:value-type="percentage" office:value="0.932353495383456">
            <text:p>93,2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5])/[TL_Tile.D5]" office:value-type="percentage" office:value="0.943005812007425">
            <text:p>94,30%</text:p>
          </table:table-cell>
          <table:table-cell table:style-name="ce14" table:formula="of:=([CLQ.E5])/[TL_Tile.E5]" office:value-type="percentage" office:value="0.943041485861065">
            <text:p>94,30%</text:p>
          </table:table-cell>
          <table:table-cell table:style-name="ce14" table:formula="of:=([CLQ.F5])/[TL_Tile.F5]" office:value-type="percentage" office:value="0.673105497771174">
            <text:p>67,31%</text:p>
          </table:table-cell>
          <table:table-cell table:style-name="ce14" table:formula="of:=([CLQ.G5])/[TL_Tile.G5]" office:value-type="percentage" office:value="0.942885360480134">
            <text:p>94,29%</text:p>
          </table:table-cell>
          <table:table-cell table:style-name="ce17" table:formula="of:=([CLQ.H5])/[TL_Tile.H5]" office:value-type="percentage" office:value="0.936310688244709">
            <text:p>93,63%</text:p>
          </table:table-cell>
          <table:table-cell table:style-name="ce14" table:formula="of:=([CLQ.I5])/[TL_Tile.I5]" office:value-type="percentage" office:value="0.92071506787409">
            <text:p>92,07%</text:p>
          </table:table-cell>
          <table:table-cell table:style-name="ce14" table:formula="of:=([CLQ.J5])/[TL_Tile.J5]" office:value-type="percentage" office:value="0.95285396371568">
            <text:p>95,29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6])/[TL_Tile.D6]" office:value-type="percentage" office:value="0.924414832674584">
            <text:p>92,44%</text:p>
          </table:table-cell>
          <table:table-cell table:style-name="ce14" table:formula="of:=([CLQ.E6])/[TL_Tile.E6]" office:value-type="percentage" office:value="0.921867735803026">
            <text:p>92,19%</text:p>
          </table:table-cell>
          <table:table-cell table:style-name="ce14" table:formula="of:=([CLQ.F6])/[TL_Tile.F6]" office:value-type="percentage" office:value="3.00553148335945">
            <text:p>300,55%</text:p>
          </table:table-cell>
          <table:table-cell table:style-name="ce14" table:formula="of:=([CLQ.G6])/[TL_Tile.G6]" office:value-type="percentage" office:value="0.932842339484548">
            <text:p>93,28%</text:p>
          </table:table-cell>
          <table:table-cell table:style-name="ce17" table:formula="of:=([CLQ.H6])/[TL_Tile.H6]" office:value-type="percentage" office:value="1.02096065657141">
            <text:p>102,10%</text:p>
          </table:table-cell>
          <table:table-cell table:style-name="ce14" table:formula="of:=([CLQ.I6])/[TL_Tile.I6]" office:value-type="percentage" office:value="0.90790841687473">
            <text:p>90,79%</text:p>
          </table:table-cell>
          <table:table-cell table:style-name="ce14" table:formula="of:=([CLQ.J6])/[TL_Tile.J6]" office:value-type="percentage" office:value="1.27194391612569">
            <text:p>127,19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7])/[TL_Tile.D7]" office:value-type="percentage" office:value="0.965722829995836">
            <text:p>96,57%</text:p>
          </table:table-cell>
          <table:table-cell table:style-name="ce14" table:formula="of:=([CLQ.E7])/[TL_Tile.E7]" office:value-type="percentage" office:value="0.966610416943175">
            <text:p>96,66%</text:p>
          </table:table-cell>
          <table:table-cell table:style-name="ce14" table:formula="of:=([CLQ.F7])/[TL_Tile.F7]" office:value-type="percentage" office:value="0.816884661117717">
            <text:p>81,69%</text:p>
          </table:table-cell>
          <table:table-cell table:style-name="ce14" table:formula="of:=([CLQ.G7])/[TL_Tile.G7]" office:value-type="percentage" office:value="0.966576931826799">
            <text:p>96,66%</text:p>
          </table:table-cell>
          <table:table-cell table:style-name="ce17" table:formula="of:=([CLQ.H7])/[TL_Tile.H7]" office:value-type="percentage" office:value="0.964260385950506">
            <text:p>96,43%</text:p>
          </table:table-cell>
          <table:table-cell table:style-name="ce14" table:formula="of:=([CLQ.I7])/[TL_Tile.I7]" office:value-type="percentage" office:value="0.963196413518277">
            <text:p>96,32%</text:p>
          </table:table-cell>
          <table:table-cell table:style-name="ce14" table:formula="of:=([CLQ.J7])/[TL_Tile.J7]" office:value-type="percentage" office:value="0.896561664237785">
            <text:p>89,66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8])/[TL_Tile.D8]" office:value-type="percentage" office:value="0.939688198777189">
            <text:p>93,97%</text:p>
          </table:table-cell>
          <table:table-cell table:style-name="ce14" table:formula="of:=([CLQ.E8])/[TL_Tile.E8]" office:value-type="percentage" office:value="0.940590648586013">
            <text:p>94,06%</text:p>
          </table:table-cell>
          <table:table-cell table:style-name="ce14" table:formula="of:=([CLQ.F8])/[TL_Tile.F8]" office:value-type="percentage" office:value="0.127991354021924">
            <text:p>12,80%</text:p>
          </table:table-cell>
          <table:table-cell table:style-name="ce14" table:formula="of:=([CLQ.G8])/[TL_Tile.G8]" office:value-type="percentage" office:value="0.935876863637072">
            <text:p>93,59%</text:p>
          </table:table-cell>
          <table:table-cell table:style-name="ce17" table:formula="of:=([CLQ.H8])/[TL_Tile.H8]" office:value-type="percentage" office:value="0.865750152831289">
            <text:p>86,58%</text:p>
          </table:table-cell>
          <table:table-cell table:style-name="ce14" table:formula="of:=([CLQ.I8])/[TL_Tile.I8]" office:value-type="percentage" office:value="1.11875155196455">
            <text:p>111,88%</text:p>
          </table:table-cell>
          <table:table-cell table:style-name="ce14" table:formula="of:=([CLQ.J8])/[TL_Tile.J8]" office:value-type="percentage" office:value="0.720080174141684">
            <text:p>72,0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9])/[TL_Tile.D9]" office:value-type="percentage" office:value="0.959355946592575">
            <text:p>95,94%</text:p>
          </table:table-cell>
          <table:table-cell table:style-name="ce14" table:formula="of:=([CLQ.E9])/[TL_Tile.E9]" office:value-type="percentage" office:value="0.958783300813322">
            <text:p>95,88%</text:p>
          </table:table-cell>
          <table:table-cell table:style-name="ce14" table:formula="of:=([CLQ.F9])/[TL_Tile.F9]" office:value-type="percentage" office:value="1.62150837988827">
            <text:p>162,15%</text:p>
          </table:table-cell>
          <table:table-cell table:style-name="ce14" table:formula="of:=([CLQ.G9])/[TL_Tile.G9]" office:value-type="percentage" office:value="0.964863980285324">
            <text:p>96,49%</text:p>
          </table:table-cell>
          <table:table-cell table:style-name="ce17" table:formula="of:=([CLQ.H9])/[TL_Tile.H9]" office:value-type="percentage" office:value="1.00956126972235">
            <text:p>100,96%</text:p>
          </table:table-cell>
          <table:table-cell table:style-name="ce14" table:formula="of:=([CLQ.I9])/[TL_Tile.I9]" office:value-type="percentage" office:value="0.98071114509654">
            <text:p>98,07%</text:p>
          </table:table-cell>
          <table:table-cell table:style-name="ce14" table:formula="of:=([CLQ.J9])/[TL_Tile.J9]" office:value-type="percentage" office:value="1.07457450638849">
            <text:p>107,4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10])/[TL_Tile.D10]" office:value-type="percentage" office:value="0.964167426145331">
            <text:p>96,42%</text:p>
          </table:table-cell>
          <table:table-cell table:style-name="ce14" table:formula="of:=([CLQ.E10])/[TL_Tile.E10]" office:value-type="percentage" office:value="0.964845922794527">
            <text:p>96,48%</text:p>
          </table:table-cell>
          <table:table-cell table:style-name="ce14" table:formula="of:=([CLQ.F10])/[TL_Tile.F10]" office:value-type="percentage" office:value="0.895652173913044">
            <text:p>89,57%</text:p>
          </table:table-cell>
          <table:table-cell table:style-name="ce14" table:formula="of:=([CLQ.G10])/[TL_Tile.G10]" office:value-type="percentage" office:value="0.964824456013883">
            <text:p>96,48%</text:p>
          </table:table-cell>
          <table:table-cell table:style-name="ce17" table:formula="of:=([CLQ.H10])/[TL_Tile.H10]" office:value-type="percentage" office:value="0.964493635860542">
            <text:p>96,45%</text:p>
          </table:table-cell>
          <table:table-cell table:style-name="ce14" table:formula="of:=([CLQ.I10])/[TL_Tile.I10]" office:value-type="percentage" office:value="0.965352395844968">
            <text:p>96,54%</text:p>
          </table:table-cell>
          <table:table-cell table:style-name="ce14" table:formula="of:=([CLQ.J10])/[TL_Tile.J10]" office:value-type="percentage" office:value="0.895093841290168">
            <text:p>89,5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11])/[TL_Tile.D11]" office:value-type="percentage" office:value="0.942318813543513">
            <text:p>94,23%</text:p>
          </table:table-cell>
          <table:table-cell table:style-name="ce14" table:formula="of:=([CLQ.E11])/[TL_Tile.E11]" office:value-type="percentage" office:value="0.942760628569296">
            <text:p>94,28%</text:p>
          </table:table-cell>
          <table:table-cell table:style-name="ce14" table:formula="of:=([CLQ.F11])/[TL_Tile.F11]" office:value-type="percentage" office:value="0.812937062937063">
            <text:p>81,29%</text:p>
          </table:table-cell>
          <table:table-cell table:style-name="ce14" table:formula="of:=([CLQ.G11])/[TL_Tile.G11]" office:value-type="percentage" office:value="0.942727578098757">
            <text:p>94,27%</text:p>
          </table:table-cell>
          <table:table-cell table:style-name="ce17" table:formula="of:=([CLQ.H11])/[TL_Tile.H11]" office:value-type="percentage" office:value="0.94135352229711">
            <text:p>94,14%</text:p>
          </table:table-cell>
          <table:table-cell table:style-name="ce14" table:formula="of:=([CLQ.I11])/[TL_Tile.I11]" office:value-type="percentage" office:value="0.848769405528209">
            <text:p>84,88%</text:p>
          </table:table-cell>
          <table:table-cell table:style-name="ce14" table:formula="of:=([CLQ.J11])/[TL_Tile.J11]" office:value-type="percentage" office:value="0.939398015806289">
            <text:p>93,94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12])/[TL_Tile.D12]" office:value-type="percentage" office:value="0.940877177390686">
            <text:p>94,09%</text:p>
          </table:table-cell>
          <table:table-cell table:style-name="ce14" table:formula="of:=([CLQ.E12])/[TL_Tile.E12]" office:value-type="percentage" office:value="0.940734808289118">
            <text:p>94,07%</text:p>
          </table:table-cell>
          <table:table-cell table:style-name="ce14" table:formula="of:=([CLQ.F12])/[TL_Tile.F12]" office:value-type="percentage" office:value="1.6710113444364">
            <text:p>167,10%</text:p>
          </table:table-cell>
          <table:table-cell table:style-name="ce14" table:formula="of:=([CLQ.G12])/[TL_Tile.G12]" office:value-type="percentage" office:value="0.949236835692608">
            <text:p>94,92%</text:p>
          </table:table-cell>
          <table:table-cell table:style-name="ce17" table:formula="of:=([CLQ.H12])/[TL_Tile.H12]" office:value-type="percentage" office:value="1.00236283825761">
            <text:p>100,24%</text:p>
          </table:table-cell>
          <table:table-cell table:style-name="ce14" table:formula="of:=([CLQ.I12])/[TL_Tile.I12]" office:value-type="percentage" office:value="1.09090909090909">
            <text:p>109,09%</text:p>
          </table:table-cell>
          <table:table-cell table:style-name="ce14" table:formula="of:=([CLQ.J12])/[TL_Tile.J12]" office:value-type="percentage" office:value="0.944492151455834">
            <text:p>94,45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13])/[TL_Tile.D13]" office:value-type="percentage" office:value="1.03103368149884">
            <text:p>103,10%</text:p>
          </table:table-cell>
          <table:table-cell table:style-name="ce14" table:formula="of:=([CLQ.E13])/[TL_Tile.E13]" office:value-type="percentage" office:value="1.02876978433781">
            <text:p>102,88%</text:p>
          </table:table-cell>
          <table:table-cell table:style-name="ce14" table:formula="of:=([CLQ.F13])/[TL_Tile.F13]" office:value-type="percentage" office:value="0.281751824817518">
            <text:p>28,18%</text:p>
          </table:table-cell>
          <table:table-cell table:style-name="ce14" table:formula="of:=([CLQ.G13])/[TL_Tile.G13]" office:value-type="percentage" office:value="1.02876535646804">
            <text:p>102,88%</text:p>
          </table:table-cell>
          <table:table-cell table:style-name="ce17" table:formula="of:=([CLQ.H13])/[TL_Tile.H13]" office:value-type="percentage" office:value="1.02657240823893">
            <text:p>102,66%</text:p>
          </table:table-cell>
          <table:table-cell table:style-name="ce14" table:formula="of:=([CLQ.I13])/[TL_Tile.I13]" office:value-type="percentage" office:value="1.03222984967953">
            <text:p>103,22%</text:p>
          </table:table-cell>
          <table:table-cell table:style-name="ce14" table:formula="of:=([CLQ.J13])/[TL_Tile.J13]" office:value-type="percentage" office:value="1.08139318546881">
            <text:p>108,1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14])/[TL_Tile.D14]" office:value-type="percentage" office:value="1.04167275170138">
            <text:p>104,17%</text:p>
          </table:table-cell>
          <table:table-cell table:style-name="ce14" table:formula="of:=([CLQ.E14])/[TL_Tile.E14]" office:value-type="percentage" office:value="1.04312238433259">
            <text:p>104,31%</text:p>
          </table:table-cell>
          <table:table-cell table:style-name="ce14" table:formula="of:=([CLQ.F14])/[TL_Tile.F14]" office:value-type="percentage" office:value="5.55543766578249">
            <text:p>555,54%</text:p>
          </table:table-cell>
          <table:table-cell table:style-name="ce14" table:formula="of:=([CLQ.G14])/[TL_Tile.G14]" office:value-type="percentage" office:value="1.04319772967618">
            <text:p>104,32%</text:p>
          </table:table-cell>
          <table:table-cell table:style-name="ce17" table:formula="of:=([CLQ.H14])/[TL_Tile.H14]" office:value-type="percentage" office:value="1.0534496658637">
            <text:p>105,34%</text:p>
          </table:table-cell>
          <table:table-cell table:style-name="ce14" table:formula="of:=([CLQ.I14])/[TL_Tile.I14]" office:value-type="percentage" office:value="0.956330125747349">
            <text:p>95,63%</text:p>
          </table:table-cell>
          <table:table-cell table:style-name="ce14" table:formula="of:=([CLQ.J14])/[TL_Tile.J14]" office:value-type="percentage" office:value="1.05669278378463">
            <text:p>105,6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15])/[TL_Tile.D15]" office:value-type="percentage" office:value="1.02062521317011">
            <text:p>102,06%</text:p>
          </table:table-cell>
          <table:table-cell table:style-name="ce14" table:formula="of:=([CLQ.E15])/[TL_Tile.E15]" office:value-type="percentage" office:value="1.02138077689257">
            <text:p>102,14%</text:p>
          </table:table-cell>
          <table:table-cell table:style-name="ce14" table:formula="of:=([CLQ.F15])/[TL_Tile.F15]" office:value-type="percentage" office:value="9.20267260579065">
            <text:p>920,27%</text:p>
          </table:table-cell>
          <table:table-cell table:style-name="ce14" table:formula="of:=([CLQ.G15])/[TL_Tile.G15]" office:value-type="percentage" office:value="1.02158735833542">
            <text:p>102,16%</text:p>
          </table:table-cell>
          <table:table-cell table:style-name="ce17" table:formula="of:=([CLQ.H15])/[TL_Tile.H15]" office:value-type="percentage" office:value="1.03972564527509">
            <text:p>103,97%</text:p>
          </table:table-cell>
          <table:table-cell table:style-name="ce14" table:formula="of:=([CLQ.I15])/[TL_Tile.I15]" office:value-type="percentage" office:value="0.875497038643045">
            <text:p>87,55%</text:p>
          </table:table-cell>
          <table:table-cell table:style-name="ce14" table:formula="of:=([CLQ.J15])/[TL_Tile.J15]" office:value-type="percentage" office:value="1.09036629468825">
            <text:p>109,04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16])/[TL_Tile.D16]" office:value-type="percentage" office:value="1.00281102647806">
            <text:p>100,28%</text:p>
          </table:table-cell>
          <table:table-cell table:style-name="ce14" table:formula="of:=([CLQ.E16])/[TL_Tile.E16]" office:value-type="percentage" office:value="1.00154391063482">
            <text:p>100,15%</text:p>
          </table:table-cell>
          <table:table-cell table:style-name="ce14" table:formula="of:=([CLQ.F16])/[TL_Tile.F16]" office:value-type="percentage" office:value="1.75944333996024">
            <text:p>175,94%</text:p>
          </table:table-cell>
          <table:table-cell table:style-name="ce14" table:formula="of:=([CLQ.G16])/[TL_Tile.G16]" office:value-type="percentage" office:value="1.00371949560011">
            <text:p>100,37%</text:p>
          </table:table-cell>
          <table:table-cell table:style-name="ce17" table:formula="of:=([CLQ.H16])/[TL_Tile.H16]" office:value-type="percentage" office:value="1.03465346534653">
            <text:p>103,47%</text:p>
          </table:table-cell>
          <table:table-cell table:style-name="ce14" table:formula="of:=([CLQ.I16])/[TL_Tile.I16]" office:value-type="percentage" office:value="1.0025873221216">
            <text:p>100,26%</text:p>
          </table:table-cell>
          <table:table-cell table:style-name="ce14" table:formula="of:=([CLQ.J16])/[TL_Tile.J16]" office:value-type="percentage" office:value="1.19149527515286">
            <text:p>119,15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17])/[TL_Tile.D17]" office:value-type="percentage" office:value="1.02418669345491">
            <text:p>102,42%</text:p>
          </table:table-cell>
          <table:table-cell table:style-name="ce14" table:formula="of:=([CLQ.E17])/[TL_Tile.E17]" office:value-type="percentage" office:value="1.0246713070379">
            <text:p>102,47%</text:p>
          </table:table-cell>
          <table:table-cell table:style-name="ce14" table:formula="of:=([CLQ.F17])/[TL_Tile.F17]" office:value-type="percentage" office:value="1.52380952380952">
            <text:p>152,38%</text:p>
          </table:table-cell>
          <table:table-cell table:style-name="ce14" table:formula="of:=([CLQ.G17])/[TL_Tile.G17]" office:value-type="percentage" office:value="1.0248975489059">
            <text:p>102,49%</text:p>
          </table:table-cell>
          <table:table-cell table:style-name="ce17" table:formula="of:=([CLQ.H17])/[TL_Tile.H17]" office:value-type="percentage" office:value="1.03499204726199">
            <text:p>103,50%</text:p>
          </table:table-cell>
          <table:table-cell table:style-name="ce14" table:formula="of:=([CLQ.I17])/[TL_Tile.I17]" office:value-type="percentage" office:value="0.949884150004291">
            <text:p>94,99%</text:p>
          </table:table-cell>
          <table:table-cell table:style-name="ce14" table:formula="of:=([CLQ.J17])/[TL_Tile.J17]" office:value-type="percentage" office:value="0.800784448946166">
            <text:p>80,08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18])/[TL_Tile.D18]" office:value-type="percentage" office:value="1.03354682671205">
            <text:p>103,35%</text:p>
          </table:table-cell>
          <table:table-cell table:style-name="ce14" table:formula="of:=([CLQ.E18])/[TL_Tile.E18]" office:value-type="percentage" office:value="1.03352456077447">
            <text:p>103,35%</text:p>
          </table:table-cell>
          <table:table-cell table:style-name="ce14" table:formula="of:=([CLQ.F18])/[TL_Tile.F18]" office:value-type="percentage" office:value="1.05688202247191">
            <text:p>105,69%</text:p>
          </table:table-cell>
          <table:table-cell table:style-name="ce14" table:formula="of:=([CLQ.G18])/[TL_Tile.G18]" office:value-type="percentage" office:value="1.03392166451785">
            <text:p>103,39%</text:p>
          </table:table-cell>
          <table:table-cell table:style-name="ce17" table:formula="of:=([CLQ.H18])/[TL_Tile.H18]" office:value-type="percentage" office:value="1.03620970626813">
            <text:p>103,62%</text:p>
          </table:table-cell>
          <table:table-cell table:style-name="ce14" table:formula="of:=([CLQ.I18])/[TL_Tile.I18]" office:value-type="percentage" office:value="0.958674833922871">
            <text:p>95,87%</text:p>
          </table:table-cell>
          <table:table-cell table:style-name="ce14" table:formula="of:=([CLQ.J18])/[TL_Tile.J18]" office:value-type="percentage" office:value="0.986141935934851">
            <text:p>98,61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19])/[TL_Tile.D19]" office:value-type="percentage" office:value="1.00791139240506">
            <text:p>100,79%</text:p>
          </table:table-cell>
          <table:table-cell table:style-name="ce14" table:formula="of:=([CLQ.E19])/[TL_Tile.E19]" office:value-type="percentage" office:value="1.00773966578716">
            <text:p>100,77%</text:p>
          </table:table-cell>
          <table:table-cell table:style-name="ce14" table:formula="of:=([CLQ.F19])/[TL_Tile.F19]" office:value-type="percentage" office:value="1.91228070175439">
            <text:p>191,23%</text:p>
          </table:table-cell>
          <table:table-cell table:style-name="ce14" table:formula="of:=([CLQ.G19])/[TL_Tile.G19]" office:value-type="percentage" office:value="1.00808862317566">
            <text:p>100,81%</text:p>
          </table:table-cell>
          <table:table-cell table:style-name="ce17" table:formula="of:=([CLQ.H19])/[TL_Tile.H19]" office:value-type="percentage" office:value="1.02552164166236">
            <text:p>102,55%</text:p>
          </table:table-cell>
          <table:table-cell table:style-name="ce14" table:formula="of:=([CLQ.I19])/[TL_Tile.I19]" office:value-type="percentage" office:value="0.999464381360471">
            <text:p>99,95%</text:p>
          </table:table-cell>
          <table:table-cell table:style-name="ce14" table:formula="of:=([CLQ.J19])/[TL_Tile.J19]" office:value-type="percentage" office:value="1.12164336097018">
            <text:p>112,16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20])/[TL_Tile.D20]" office:value-type="percentage" office:value="1.02588657788418">
            <text:p>102,59%</text:p>
          </table:table-cell>
          <table:table-cell table:style-name="ce14" table:formula="of:=([CLQ.E20])/[TL_Tile.E20]" office:value-type="percentage" office:value="1.0252994011976">
            <text:p>102,53%</text:p>
          </table:table-cell>
          <table:table-cell table:style-name="ce14" table:formula="of:=([CLQ.F20])/[TL_Tile.F20]" office:value-type="percentage" office:value="2.29816513761468">
            <text:p>229,82%</text:p>
          </table:table-cell>
          <table:table-cell table:style-name="ce14" table:formula="of:=([CLQ.G20])/[TL_Tile.G20]" office:value-type="percentage" office:value="1.02737881508079">
            <text:p>102,74%</text:p>
          </table:table-cell>
          <table:table-cell table:style-name="ce17" table:formula="of:=([CLQ.H20])/[TL_Tile.H20]" office:value-type="percentage" office:value="1.06552623948971">
            <text:p>106,55%</text:p>
          </table:table-cell>
          <table:table-cell table:style-name="ce14" table:formula="of:=([CLQ.I20])/[TL_Tile.I20]" office:value-type="percentage" office:value="1.00747463961559">
            <text:p>100,75%</text:p>
          </table:table-cell>
          <table:table-cell table:style-name="ce14" table:formula="of:=([CLQ.J20])/[TL_Tile.J20]" office:value-type="percentage" office:value="1.49867549668874">
            <text:p>149,8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21])/[TL_Tile.D21]" office:value-type="percentage" office:value="1.02211513639102">
            <text:p>102,21%</text:p>
          </table:table-cell>
          <table:table-cell table:style-name="ce14" table:formula="of:=([CLQ.E21])/[TL_Tile.E21]" office:value-type="percentage" office:value="1.02229491262805">
            <text:p>102,23%</text:p>
          </table:table-cell>
          <table:table-cell table:style-name="ce14" table:formula="of:=([CLQ.F21])/[TL_Tile.F21]" office:value-type="percentage" office:value="0.228317272053373">
            <text:p>22,83%</text:p>
          </table:table-cell>
          <table:table-cell table:style-name="ce14" table:formula="of:=([CLQ.G21])/[TL_Tile.G21]" office:value-type="percentage" office:value="0.997065481680221">
            <text:p>99,71%</text:p>
          </table:table-cell>
          <table:table-cell table:style-name="ce17" table:formula="of:=([CLQ.H21])/[TL_Tile.H21]" office:value-type="percentage" office:value="0.872590108968986">
            <text:p>87,26%</text:p>
          </table:table-cell>
          <table:table-cell table:style-name="ce14" table:formula="of:=([CLQ.I21])/[TL_Tile.I21]" office:value-type="percentage" office:value="1.01509769094139">
            <text:p>101,51%</text:p>
          </table:table-cell>
          <table:table-cell table:style-name="ce14" table:formula="of:=([CLQ.J21])/[TL_Tile.J21]" office:value-type="percentage" office:value="0.737563244398353">
            <text:p>73,7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22])/[TL_Tile.D22]" office:value-type="percentage" office:value="0.991757675664537">
            <text:p>99,18%</text:p>
          </table:table-cell>
          <table:table-cell table:style-name="ce14" table:formula="of:=([CLQ.E22])/[TL_Tile.E22]" office:value-type="percentage" office:value="0.991138588356517">
            <text:p>99,11%</text:p>
          </table:table-cell>
          <table:table-cell table:style-name="ce14" table:formula="of:=([CLQ.F22])/[TL_Tile.F22]" office:value-type="percentage" office:value="3.2741935483871">
            <text:p>327,42%</text:p>
          </table:table-cell>
          <table:table-cell table:style-name="ce14" table:formula="of:=([CLQ.G22])/[TL_Tile.G22]" office:value-type="percentage" office:value="0.991242530393571">
            <text:p>99,12%</text:p>
          </table:table-cell>
          <table:table-cell table:style-name="ce17" table:formula="of:=([CLQ.H22])/[TL_Tile.H22]" office:value-type="percentage" office:value="1.00563063063063">
            <text:p>100,56%</text:p>
          </table:table-cell>
          <table:table-cell table:style-name="ce14" table:formula="of:=([CLQ.I22])/[TL_Tile.I22]" office:value-type="percentage" office:value="0.980028973509934">
            <text:p>98,00%</text:p>
          </table:table-cell>
          <table:table-cell table:style-name="ce14" table:formula="of:=([CLQ.J22])/[TL_Tile.J22]" office:value-type="percentage" office:value="1.2950531759196">
            <text:p>129,5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23])/[TL_Tile.D23]" office:value-type="percentage" office:value="0.989557476675511">
            <text:p>98,96%</text:p>
          </table:table-cell>
          <table:table-cell table:style-name="ce14" table:formula="of:=([CLQ.E23])/[TL_Tile.E23]" office:value-type="percentage" office:value="0.990488431876607">
            <text:p>99,05%</text:p>
          </table:table-cell>
          <table:table-cell table:style-name="ce14" table:formula="of:=([CLQ.F23])/[TL_Tile.F23]" office:value-type="percentage" office:value="0.350119904076739">
            <text:p>35,01%</text:p>
          </table:table-cell>
          <table:table-cell table:style-name="ce14" table:formula="of:=([CLQ.G23])/[TL_Tile.G23]" office:value-type="percentage" office:value="0.988290598290598">
            <text:p>98,83%</text:p>
          </table:table-cell>
          <table:table-cell table:style-name="ce17" table:formula="of:=([CLQ.H23])/[TL_Tile.H23]" office:value-type="percentage" office:value="0.947776711452335">
            <text:p>94,78%</text:p>
          </table:table-cell>
          <table:table-cell table:style-name="ce14" table:formula="of:=([CLQ.I23])/[TL_Tile.I23]" office:value-type="percentage" office:value="0.920317255372129">
            <text:p>92,03%</text:p>
          </table:table-cell>
          <table:table-cell table:style-name="ce14" table:formula="of:=([CLQ.J23])/[TL_Tile.J23]" office:value-type="percentage" office:value="0.588837950966713">
            <text:p>58,88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24])/[TL_Tile.D24]" office:value-type="percentage" office:value="0.986761509583086">
            <text:p>98,68%</text:p>
          </table:table-cell>
          <table:table-cell table:style-name="ce14" table:formula="of:=([CLQ.E24])/[TL_Tile.E24]" office:value-type="percentage" office:value="0.986953943467088">
            <text:p>98,70%</text:p>
          </table:table-cell>
          <table:table-cell table:style-name="ce14" table:formula="of:=([CLQ.F24])/[TL_Tile.F24]" office:value-type="percentage" office:value="0.351160443995964">
            <text:p>35,12%</text:p>
          </table:table-cell>
          <table:table-cell table:style-name="ce14" table:formula="of:=([CLQ.G24])/[TL_Tile.G24]" office:value-type="percentage" office:value="0.977802767320197">
            <text:p>97,78%</text:p>
          </table:table-cell>
          <table:table-cell table:style-name="ce17" table:formula="of:=([CLQ.H24])/[TL_Tile.H24]" office:value-type="percentage" office:value="0.905510793226765">
            <text:p>90,55%</text:p>
          </table:table-cell>
          <table:table-cell table:style-name="ce14" table:formula="of:=([CLQ.I24])/[TL_Tile.I24]" office:value-type="percentage" office:value="1.21130551816958">
            <text:p>121,13%</text:p>
          </table:table-cell>
          <table:table-cell table:style-name="ce14" table:formula="of:=([CLQ.J24])/[TL_Tile.J24]" office:value-type="percentage" office:value="0.785670995670996">
            <text:p>78,57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CLQ.D25])/[TL_Tile.D25]" office:value-type="percentage" office:value="0.973503434739941">
            <text:p>97,35%</text:p>
          </table:table-cell>
          <table:table-cell table:style-name="ce14" table:formula="of:=([CLQ.E25])/[TL_Tile.E25]" office:value-type="percentage" office:value="0.973968565815324">
            <text:p>97,40%</text:p>
          </table:table-cell>
          <table:table-cell table:style-name="ce14" table:formula="of:=([CLQ.F25])/[TL_Tile.F25]" office:value-type="percentage" office:value="1.16740088105727">
            <text:p>116,74%</text:p>
          </table:table-cell>
          <table:table-cell table:style-name="ce14" table:formula="of:=([CLQ.G25])/[TL_Tile.G25]" office:value-type="percentage" office:value="0.974153443481106">
            <text:p>97,42%</text:p>
          </table:table-cell>
          <table:table-cell table:style-name="ce17" table:formula="of:=([CLQ.H25])/[TL_Tile.H25]" office:value-type="percentage" office:value="0.980899763220205">
            <text:p>98,09%</text:p>
          </table:table-cell>
          <table:table-cell table:style-name="ce14" table:formula="of:=([CLQ.I25])/[TL_Tile.I25]" office:value-type="percentage" office:value="0.967213114754098">
            <text:p>96,72%</text:p>
          </table:table-cell>
          <table:table-cell table:style-name="ce14" table:formula="of:=([CLQ.J25])/[TL_Tile.J25]" office:value-type="percentage" office:value="0.752870470039469">
            <text:p>75,29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CLQ.D26])/[TL_Tile.D26]" office:value-type="percentage" office:value="1.05575945793337">
            <text:p>105,58%</text:p>
          </table:table-cell>
          <table:table-cell table:style-name="ce14" table:formula="of:=([CLQ.E26])/[TL_Tile.E26]" office:value-type="percentage" office:value="1.05577520474442">
            <text:p>105,58%</text:p>
          </table:table-cell>
          <table:table-cell table:style-name="ce14" table:formula="of:=([CLQ.F26])/[TL_Tile.F26]" office:value-type="percentage" office:value="3.58394160583942">
            <text:p>358,39%</text:p>
          </table:table-cell>
          <table:table-cell table:style-name="ce14" table:formula="of:=([CLQ.G26])/[TL_Tile.G26]" office:value-type="percentage" office:value="1.06406095668125">
            <text:p>106,41%</text:p>
          </table:table-cell>
          <table:table-cell table:style-name="ce17" table:formula="of:=([CLQ.H26])/[TL_Tile.H26]" office:value-type="percentage" office:value="1.15010197144799">
            <text:p>115,01%</text:p>
          </table:table-cell>
          <table:table-cell table:style-name="ce14" table:formula="of:=([CLQ.I26])/[TL_Tile.I26]" office:value-type="percentage" office:value="0.999330655957162">
            <text:p>99,93%</text:p>
          </table:table-cell>
          <table:table-cell table:style-name="ce14" table:formula="of:=([CLQ.J26])/[TL_Tile.J26]" office:value-type="percentage" office:value="1.02509702457956">
            <text:p>102,5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CLQ.D27])/[TL_Tile.D27]" office:value-type="percentage" office:value="0.988647421342848">
            <text:p>98,86%</text:p>
          </table:table-cell>
          <table:table-cell table:style-name="ce14" table:formula="of:=([CLQ.E27])/[TL_Tile.E27]" office:value-type="percentage" office:value="0.988887086307593">
            <text:p>98,89%</text:p>
          </table:table-cell>
          <table:table-cell table:style-name="ce14" table:formula="of:=([CLQ.F27])/[TL_Tile.F27]" office:value-type="percentage" office:value="0.478144989339019">
            <text:p>47,81%</text:p>
          </table:table-cell>
          <table:table-cell table:style-name="ce14" table:formula="of:=([CLQ.G27])/[TL_Tile.G27]" office:value-type="percentage" office:value="0.980272654370489">
            <text:p>98,03%</text:p>
          </table:table-cell>
          <table:table-cell table:style-name="ce17" table:formula="of:=([CLQ.H27])/[TL_Tile.H27]" office:value-type="percentage" office:value="0.921360180230921">
            <text:p>92,14%</text:p>
          </table:table-cell>
          <table:table-cell table:style-name="ce14" table:formula="of:=([CLQ.I27])/[TL_Tile.I27]" office:value-type="percentage" office:value="0.996134453781512">
            <text:p>99,61%</text:p>
          </table:table-cell>
          <table:table-cell table:style-name="ce14" table:formula="of:=([CLQ.J27])/[TL_Tile.J27]" office:value-type="percentage" office:value="0.735794044665012">
            <text:p>73,58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5" table:formula="of:=[CLQ.D29]/[TL_Tile.D29]" office:value-type="percentage" office:value="0.953201252519196">
            <text:p>95,32%</text:p>
          </table:table-cell>
          <table:table-cell table:style-name="ce15" table:formula="of:=[CLQ.E29]/[TL_Tile.E29]" office:value-type="percentage" office:value="0.953430320507745">
            <text:p>95,34%</text:p>
          </table:table-cell>
          <table:table-cell table:style-name="ce15" table:formula="of:=[CLQ.F29]/[TL_Tile.F29]" office:value-type="percentage" office:value="1.19426336375489">
            <text:p>119,43%</text:p>
          </table:table-cell>
          <table:table-cell table:style-name="ce15" table:formula="of:=[CLQ.G29]/[TL_Tile.G29]" office:value-type="percentage" office:value="0.953544091236755">
            <text:p>95,35%</text:p>
          </table:table-cell>
          <table:table-cell table:style-name="ce17" table:formula="of:=[CLQ.H29]/[TL_Tile.H29]" office:value-type="percentage" office:value="0.955717912203578">
            <text:p>95,57%</text:p>
          </table:table-cell>
          <table:table-cell table:style-name="ce15" table:formula="of:=[CLQ.I29]/[TL_Tile.I29]" office:value-type="percentage" office:value="0.951858699434446">
            <text:p>95,19%</text:p>
          </table:table-cell>
          <table:table-cell table:style-name="ce15" table:formula="of:=[CLQ.J29]/[TL_Tile.J29]" office:value-type="percentage" office:value="0.946398561193502">
            <text:p>94,64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5" table:formula="of:=[CLQ.D30]/[TL_Tile.D30]" office:value-type="percentage" office:value="0.952393710486118">
            <text:p>95,24%</text:p>
          </table:table-cell>
          <table:table-cell table:style-name="ce15" table:formula="of:=[CLQ.E30]/[TL_Tile.E30]" office:value-type="percentage" office:value="0.952733713068864">
            <text:p>95,27%</text:p>
          </table:table-cell>
          <table:table-cell table:style-name="ce15" table:formula="of:=[CLQ.F30]/[TL_Tile.F30]" office:value-type="percentage" office:value="0.478648131191209">
            <text:p>47,86%</text:p>
          </table:table-cell>
          <table:table-cell table:style-name="ce15" table:formula="of:=[CLQ.G30]/[TL_Tile.G30]" office:value-type="percentage" office:value="0.951770097529959">
            <text:p>95,18%</text:p>
          </table:table-cell>
          <table:table-cell table:style-name="ce17" table:formula="of:=[CLQ.H30]/[TL_Tile.H30]" office:value-type="percentage" office:value="0.93370540336533">
            <text:p>93,37%</text:p>
          </table:table-cell>
          <table:table-cell table:style-name="ce15" table:formula="of:=[CLQ.I30]/[TL_Tile.I30]" office:value-type="percentage" office:value="0.951621908544018">
            <text:p>95,16%</text:p>
          </table:table-cell>
          <table:table-cell table:style-name="ce15" table:formula="of:=[CLQ.J30]/[TL_Tile.J30]" office:value-type="percentage" office:value="0.878692470500353">
            <text:p>87,87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5" table:formula="of:=[CLQ.D31]/[TL_Tile.D31]" office:value-type="percentage" office:value="0.94688467877209">
            <text:p>94,69%</text:p>
          </table:table-cell>
          <table:table-cell table:style-name="ce15" table:formula="of:=[CLQ.E31]/[TL_Tile.E31]" office:value-type="percentage" office:value="0.945589280063374">
            <text:p>94,56%</text:p>
          </table:table-cell>
          <table:table-cell table:style-name="ce15" table:formula="of:=[CLQ.F31]/[TL_Tile.F31]" office:value-type="percentage" office:value="1.72995802728227">
            <text:p>173,00%</text:p>
          </table:table-cell>
          <table:table-cell table:style-name="ce15" table:formula="of:=[CLQ.G31]/[TL_Tile.G31]" office:value-type="percentage" office:value="0.952376180783884">
            <text:p>95,24%</text:p>
          </table:table-cell>
          <table:table-cell table:style-name="ce17" table:formula="of:=[CLQ.H31]/[TL_Tile.H31]" office:value-type="percentage" office:value="1.00361351321979">
            <text:p>100,36%</text:p>
          </table:table-cell>
          <table:table-cell table:style-name="ce15" table:formula="of:=[CLQ.I31]/[TL_Tile.I31]" office:value-type="percentage" office:value="0.971605447476761">
            <text:p>97,16%</text:p>
          </table:table-cell>
          <table:table-cell table:style-name="ce15" table:formula="of:=[CLQ.J31]/[TL_Tile.J31]" office:value-type="percentage" office:value="1.07268447698135">
            <text:p>107,27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6" table:formula="of:=[CLQ.D33]/[TL_Tile.D33]" office:value-type="percentage" office:value="1.03103368149884">
            <text:p>103,10%</text:p>
          </table:table-cell>
          <table:table-cell table:style-name="ce16" table:formula="of:=[CLQ.E33]/[TL_Tile.E33]" office:value-type="percentage" office:value="1.02876978433781">
            <text:p>102,88%</text:p>
          </table:table-cell>
          <table:table-cell table:style-name="ce16" table:formula="of:=[CLQ.F33]/[TL_Tile.F33]" office:value-type="percentage" office:value="0.281751824817518">
            <text:p>28,18%</text:p>
          </table:table-cell>
          <table:table-cell table:style-name="ce16" table:formula="of:=[CLQ.G33]/[TL_Tile.G33]" office:value-type="percentage" office:value="1.02876535646804">
            <text:p>102,88%</text:p>
          </table:table-cell>
          <table:table-cell table:style-name="ce18" table:formula="of:=[CLQ.H33]/[TL_Tile.H33]" office:value-type="percentage" office:value="1.02657240823893">
            <text:p>102,66%</text:p>
          </table:table-cell>
          <table:table-cell table:style-name="ce16" table:formula="of:=[CLQ.I33]/[TL_Tile.I33]" office:value-type="percentage" office:value="1.03222984967953">
            <text:p>103,22%</text:p>
          </table:table-cell>
          <table:table-cell table:style-name="ce16" table:formula="of:=[CLQ.J33]/[TL_Tile.J33]" office:value-type="percentage" office:value="1.08139318546881">
            <text:p>108,14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6" table:formula="of:=[CLQ.D34]/[TL_Tile.D34]" office:value-type="percentage" office:value="1.04167275170138">
            <text:p>104,17%</text:p>
          </table:table-cell>
          <table:table-cell table:style-name="ce16" table:formula="of:=[CLQ.E34]/[TL_Tile.E34]" office:value-type="percentage" office:value="1.04312238433259">
            <text:p>104,31%</text:p>
          </table:table-cell>
          <table:table-cell table:style-name="ce16" table:formula="of:=[CLQ.F34]/[TL_Tile.F34]" office:value-type="percentage" office:value="5.55543766578249">
            <text:p>555,54%</text:p>
          </table:table-cell>
          <table:table-cell table:style-name="ce16" table:formula="of:=[CLQ.G34]/[TL_Tile.G34]" office:value-type="percentage" office:value="1.04319772967618">
            <text:p>104,32%</text:p>
          </table:table-cell>
          <table:table-cell table:style-name="ce18" table:formula="of:=[CLQ.H34]/[TL_Tile.H34]" office:value-type="percentage" office:value="1.0534496658637">
            <text:p>105,34%</text:p>
          </table:table-cell>
          <table:table-cell table:style-name="ce16" table:formula="of:=[CLQ.I34]/[TL_Tile.I34]" office:value-type="percentage" office:value="0.956330125747349">
            <text:p>95,63%</text:p>
          </table:table-cell>
          <table:table-cell table:style-name="ce16" table:formula="of:=[CLQ.J34]/[TL_Tile.J34]" office:value-type="percentage" office:value="1.05669278378463">
            <text:p>105,67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6" table:formula="of:=[CLQ.D35]/[TL_Tile.D35]" office:value-type="percentage" office:value="1.02062521317011">
            <text:p>102,06%</text:p>
          </table:table-cell>
          <table:table-cell table:style-name="ce16" table:formula="of:=[CLQ.E35]/[TL_Tile.E35]" office:value-type="percentage" office:value="1.02138077689257">
            <text:p>102,14%</text:p>
          </table:table-cell>
          <table:table-cell table:style-name="ce16" table:formula="of:=[CLQ.F35]/[TL_Tile.F35]" office:value-type="percentage" office:value="9.20267260579065">
            <text:p>920,27%</text:p>
          </table:table-cell>
          <table:table-cell table:style-name="ce16" table:formula="of:=[CLQ.G35]/[TL_Tile.G35]" office:value-type="percentage" office:value="1.02158735833542">
            <text:p>102,16%</text:p>
          </table:table-cell>
          <table:table-cell table:style-name="ce18" table:formula="of:=[CLQ.H35]/[TL_Tile.H35]" office:value-type="percentage" office:value="1.03972564527509">
            <text:p>103,97%</text:p>
          </table:table-cell>
          <table:table-cell table:style-name="ce16" table:formula="of:=[CLQ.I35]/[TL_Tile.I35]" office:value-type="percentage" office:value="0.875497038643045">
            <text:p>87,55%</text:p>
          </table:table-cell>
          <table:table-cell table:style-name="ce16" table:formula="of:=[CLQ.J35]/[TL_Tile.J35]" office:value-type="percentage" office:value="1.09036629468825">
            <text:p>109,04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L-TL_Tile" table:style-name="ta1" table:print-ranges="'TL-TL_Tile'.A1:'TL-TL_Tile'.L68">
        <table:shapes>
          <draw:frame draw:z-index="0" draw:style-name="gr1" svg:width="22.1cm" svg:height="13.55cm" svg:x="0cm" svg:y="15.403cm">
            <draw:object draw:notify-on-update-of-ranges="'TL-TL_Tile'.A4:'TL-TL_Tile'.B27 'TL-TL_Tile'.H3:'TL-TL_Tile'.H3 'TL-TL_Tile'.H4:'TL-TL_Tile'.H27" xlink:href="./Object 3" xlink:type="simple" xlink:show="embed" xlink:actuate="onLoad"/>
            <draw:image xlink:href="./ObjectReplacements/Object 3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5"/>
        <table:table-column table:style-name="co14" table:default-cell-style-name="Default"/>
        <table:table-column table:style-name="co7" table:number-columns-repeated="2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20" table:formula="of:=[TL.B1]/[TL_Tile.B1]" office:value-type="percentage" office:value="1.03017549985732">
            <text:p>103,02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4]/[TL_Tile.D4]" office:value-type="percentage" office:value="0.948615196859716">
            <text:p>94,86%</text:p>
          </table:table-cell>
          <table:table-cell table:style-name="ce14" table:formula="of:=[TL.E4]/[TL_Tile.E4]" office:value-type="percentage" office:value="0.948427592741054">
            <text:p>94,84%</text:p>
          </table:table-cell>
          <table:table-cell table:style-name="ce14" table:formula="of:=[TL.F4]/[TL_Tile.F4]" office:value-type="percentage" office:value="1.10493827160494">
            <text:p>110,49%</text:p>
          </table:table-cell>
          <table:table-cell table:style-name="ce14" table:formula="of:=[TL.G4]/[TL_Tile.G4]" office:value-type="percentage" office:value="0.948427592741054">
            <text:p>94,84%</text:p>
          </table:table-cell>
          <table:table-cell table:style-name="ce17" table:formula="of:=[TL.H4]/[TL_Tile.H4]" office:value-type="percentage" office:value="0.948888202594194">
            <text:p>94,89%</text:p>
          </table:table-cell>
          <table:table-cell table:style-name="ce14" table:formula="of:=[TL.I4]/[TL_Tile.I4]" office:value-type="percentage" office:value="0.947680843097323">
            <text:p>94,77%</text:p>
          </table:table-cell>
          <table:table-cell table:style-name="ce14" table:formula="of:=[TL.J4]/[TL_Tile.J4]" office:value-type="percentage" office:value="0.958123592380235">
            <text:p>95,8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5]/[TL_Tile.D5]" office:value-type="percentage" office:value="0.955306880077899">
            <text:p>95,53%</text:p>
          </table:table-cell>
          <table:table-cell table:style-name="ce14" table:formula="of:=[TL.E5]/[TL_Tile.E5]" office:value-type="percentage" office:value="0.954896760318269">
            <text:p>95,49%</text:p>
          </table:table-cell>
          <table:table-cell table:style-name="ce14" table:formula="of:=[TL.F5]/[TL_Tile.F5]" office:value-type="percentage" office:value="1.24160475482912">
            <text:p>124,16%</text:p>
          </table:table-cell>
          <table:table-cell table:style-name="ce14" table:formula="of:=[TL.G5]/[TL_Tile.G5]" office:value-type="percentage" office:value="0.955109017701132">
            <text:p>95,51%</text:p>
          </table:table-cell>
          <table:table-cell table:style-name="ce17" table:formula="of:=[TL.H5]/[TL_Tile.H5]" office:value-type="percentage" office:value="0.962045764419942">
            <text:p>96,20%</text:p>
          </table:table-cell>
          <table:table-cell table:style-name="ce14" table:formula="of:=[TL.I5]/[TL_Tile.I5]" office:value-type="percentage" office:value="0.954921523299671">
            <text:p>95,49%</text:p>
          </table:table-cell>
          <table:table-cell table:style-name="ce14" table:formula="of:=[TL.J5]/[TL_Tile.J5]" office:value-type="percentage" office:value="0.991024715193138">
            <text:p>99,10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6]/[TL_Tile.D6]" office:value-type="percentage" office:value="0.961234246379946">
            <text:p>96,12%</text:p>
          </table:table-cell>
          <table:table-cell table:style-name="ce14" table:formula="of:=[TL.E6]/[TL_Tile.E6]" office:value-type="percentage" office:value="0.961564486506143">
            <text:p>96,16%</text:p>
          </table:table-cell>
          <table:table-cell table:style-name="ce14" table:formula="of:=[TL.F6]/[TL_Tile.F6]" office:value-type="percentage" office:value="0.991426200792846">
            <text:p>99,14%</text:p>
          </table:table-cell>
          <table:table-cell table:style-name="ce14" table:formula="of:=[TL.G6]/[TL_Tile.G6]" office:value-type="percentage" office:value="0.961639956233507">
            <text:p>96,16%</text:p>
          </table:table-cell>
          <table:table-cell table:style-name="ce17" table:formula="of:=[TL.H6]/[TL_Tile.H6]" office:value-type="percentage" office:value="0.962984558997606">
            <text:p>96,30%</text:p>
          </table:table-cell>
          <table:table-cell table:style-name="ce14" table:formula="of:=[TL.I6]/[TL_Tile.I6]" office:value-type="percentage" office:value="0.878000470513239">
            <text:p>87,80%</text:p>
          </table:table-cell>
          <table:table-cell table:style-name="ce14" table:formula="of:=[TL.J6]/[TL_Tile.J6]" office:value-type="percentage" office:value="0.954579606721262">
            <text:p>95,4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7]/[TL_Tile.D7]" office:value-type="percentage" office:value="0.966555627058334">
            <text:p>96,66%</text:p>
          </table:table-cell>
          <table:table-cell table:style-name="ce14" table:formula="of:=[TL.E7]/[TL_Tile.E7]" office:value-type="percentage" office:value="0.966818983333649">
            <text:p>96,68%</text:p>
          </table:table-cell>
          <table:table-cell table:style-name="ce14" table:formula="of:=[TL.F7]/[TL_Tile.F7]" office:value-type="percentage" office:value="0.956004756242568">
            <text:p>95,60%</text:p>
          </table:table-cell>
          <table:table-cell table:style-name="ce14" table:formula="of:=[TL.G7]/[TL_Tile.G7]" office:value-type="percentage" office:value="0.966804428603928">
            <text:p>96,68%</text:p>
          </table:table-cell>
          <table:table-cell table:style-name="ce17" table:formula="of:=[TL.H7]/[TL_Tile.H7]" office:value-type="percentage" office:value="0.966649247881751">
            <text:p>96,66%</text:p>
          </table:table-cell>
          <table:table-cell table:style-name="ce14" table:formula="of:=[TL.I7]/[TL_Tile.I7]" office:value-type="percentage" office:value="0.965974404168902">
            <text:p>96,60%</text:p>
          </table:table-cell>
          <table:table-cell table:style-name="ce14" table:formula="of:=[TL.J7]/[TL_Tile.J7]" office:value-type="percentage" office:value="0.95075508864084">
            <text:p>95,08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8]/[TL_Tile.D8]" office:value-type="percentage" office:value="0.950243154915482">
            <text:p>95,02%</text:p>
          </table:table-cell>
          <table:table-cell table:style-name="ce14" table:formula="of:=[TL.E8]/[TL_Tile.E8]" office:value-type="percentage" office:value="0.950878456672199">
            <text:p>95,09%</text:p>
          </table:table-cell>
          <table:table-cell table:style-name="ce14" table:formula="of:=[TL.F8]/[TL_Tile.F8]" office:value-type="percentage" office:value="0.175081056044465">
            <text:p>17,51%</text:p>
          </table:table-cell>
          <table:table-cell table:style-name="ce14" table:formula="of:=[TL.G8]/[TL_Tile.G8]" office:value-type="percentage" office:value="0.946205736185328">
            <text:p>94,62%</text:p>
          </table:table-cell>
          <table:table-cell table:style-name="ce17" table:formula="of:=[TL.H8]/[TL_Tile.H8]" office:value-type="percentage" office:value="0.879440992905785">
            <text:p>87,94%</text:p>
          </table:table-cell>
          <table:table-cell table:style-name="ce14" table:formula="of:=[TL.I8]/[TL_Tile.I8]" office:value-type="percentage" office:value="1.1349874887781">
            <text:p>113,50%</text:p>
          </table:table-cell>
          <table:table-cell table:style-name="ce14" table:formula="of:=[TL.J8]/[TL_Tile.J8]" office:value-type="percentage" office:value="0.76457466755749">
            <text:p>76,46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9]/[TL_Tile.D9]" office:value-type="percentage" office:value="0.973585706567878">
            <text:p>97,36%</text:p>
          </table:table-cell>
          <table:table-cell table:style-name="ce14" table:formula="of:=[TL.E9]/[TL_Tile.E9]" office:value-type="percentage" office:value="0.973571856345266">
            <text:p>97,36%</text:p>
          </table:table-cell>
          <table:table-cell table:style-name="ce14" table:formula="of:=[TL.F9]/[TL_Tile.F9]" office:value-type="percentage" office:value="1.39210893854749">
            <text:p>139,21%</text:p>
          </table:table-cell>
          <table:table-cell table:style-name="ce14" table:formula="of:=[TL.G9]/[TL_Tile.G9]" office:value-type="percentage" office:value="0.977041258350821">
            <text:p>97,70%</text:p>
          </table:table-cell>
          <table:table-cell table:style-name="ce17" table:formula="of:=[TL.H9]/[TL_Tile.H9]" office:value-type="percentage" office:value="1.00563686797064">
            <text:p>100,56%</text:p>
          </table:table-cell>
          <table:table-cell table:style-name="ce14" table:formula="of:=[TL.I9]/[TL_Tile.I9]" office:value-type="percentage" office:value="0.985891798891225">
            <text:p>98,59%</text:p>
          </table:table-cell>
          <table:table-cell table:style-name="ce14" table:formula="of:=[TL.J9]/[TL_Tile.J9]" office:value-type="percentage" office:value="0.983666300127478">
            <text:p>98,37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10]/[TL_Tile.D10]" office:value-type="percentage" office:value="0.941538666725943">
            <text:p>94,15%</text:p>
          </table:table-cell>
          <table:table-cell table:style-name="ce14" table:formula="of:=[TL.E10]/[TL_Tile.E10]" office:value-type="percentage" office:value="0.942173767938592">
            <text:p>94,22%</text:p>
          </table:table-cell>
          <table:table-cell table:style-name="ce14" table:formula="of:=[TL.F10]/[TL_Tile.F10]" office:value-type="percentage" office:value="1.82173913043478">
            <text:p>182,17%</text:p>
          </table:table-cell>
          <table:table-cell table:style-name="ce14" table:formula="of:=[TL.G10]/[TL_Tile.G10]" office:value-type="percentage" office:value="0.942197303430784">
            <text:p>94,22%</text:p>
          </table:table-cell>
          <table:table-cell table:style-name="ce17" table:formula="of:=[TL.H10]/[TL_Tile.H10]" office:value-type="percentage" office:value="0.946629773104593">
            <text:p>94,66%</text:p>
          </table:table-cell>
          <table:table-cell table:style-name="ce14" table:formula="of:=[TL.I10]/[TL_Tile.I10]" office:value-type="percentage" office:value="0.9376521836256">
            <text:p>93,77%</text:p>
          </table:table-cell>
          <table:table-cell table:style-name="ce14" table:formula="of:=[TL.J10]/[TL_Tile.J10]" office:value-type="percentage" office:value="0.881207731401817">
            <text:p>88,12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11]/[TL_Tile.D11]" office:value-type="percentage" office:value="1.02081895345583">
            <text:p>102,08%</text:p>
          </table:table-cell>
          <table:table-cell table:style-name="ce14" table:formula="of:=[TL.E11]/[TL_Tile.E11]" office:value-type="percentage" office:value="1.01980142585197">
            <text:p>101,98%</text:p>
          </table:table-cell>
          <table:table-cell table:style-name="ce14" table:formula="of:=[TL.F11]/[TL_Tile.F11]" office:value-type="percentage" office:value="13.2937062937063">
            <text:p>1329,37%</text:p>
          </table:table-cell>
          <table:table-cell table:style-name="ce14" table:formula="of:=[TL.G11]/[TL_Tile.G11]" office:value-type="percentage" office:value="1.02955995969096">
            <text:p>102,96%</text:p>
          </table:table-cell>
          <table:table-cell table:style-name="ce17" table:formula="of:=[TL.H11]/[TL_Tile.H11]" office:value-type="percentage" office:value="1.1494414181516">
            <text:p>114,94%</text:p>
          </table:table-cell>
          <table:table-cell table:style-name="ce14" table:formula="of:=[TL.I11]/[TL_Tile.I11]" office:value-type="percentage" office:value="0.939663006436956">
            <text:p>93,97%</text:p>
          </table:table-cell>
          <table:table-cell table:style-name="ce14" table:formula="of:=[TL.J11]/[TL_Tile.J11]" office:value-type="percentage" office:value="1.31372120396839">
            <text:p>131,3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12]/[TL_Tile.D12]" office:value-type="percentage" office:value="0.943921080696765">
            <text:p>94,39%</text:p>
          </table:table-cell>
          <table:table-cell table:style-name="ce14" table:formula="of:=[TL.E12]/[TL_Tile.E12]" office:value-type="percentage" office:value="0.944416636077463">
            <text:p>94,44%</text:p>
          </table:table-cell>
          <table:table-cell table:style-name="ce14" table:formula="of:=[TL.F12]/[TL_Tile.F12]" office:value-type="percentage" office:value="0.770938933140237">
            <text:p>77,09%</text:p>
          </table:table-cell>
          <table:table-cell table:style-name="ce14" table:formula="of:=[TL.G12]/[TL_Tile.G12]" office:value-type="percentage" office:value="0.943089430894309">
            <text:p>94,31%</text:p>
          </table:table-cell>
          <table:table-cell table:style-name="ce17" table:formula="of:=[TL.H12]/[TL_Tile.H12]" office:value-type="percentage" office:value="0.929787039017385">
            <text:p>92,98%</text:p>
          </table:table-cell>
          <table:table-cell table:style-name="ce14" table:formula="of:=[TL.I12]/[TL_Tile.I12]" office:value-type="percentage" office:value="1.15226438188495">
            <text:p>115,23%</text:p>
          </table:table-cell>
          <table:table-cell table:style-name="ce14" table:formula="of:=[TL.J12]/[TL_Tile.J12]" office:value-type="percentage" office:value="0.790854832601727">
            <text:p>79,09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13]/[TL_Tile.D13]" office:value-type="percentage" office:value="1.01811589005964">
            <text:p>101,81%</text:p>
          </table:table-cell>
          <table:table-cell table:style-name="ce14" table:formula="of:=[TL.E13]/[TL_Tile.E13]" office:value-type="percentage" office:value="1.01799097868629">
            <text:p>101,80%</text:p>
          </table:table-cell>
          <table:table-cell table:style-name="ce14" table:formula="of:=[TL.F13]/[TL_Tile.F13]" office:value-type="percentage" office:value="1.19951338199513">
            <text:p>119,95%</text:p>
          </table:table-cell>
          <table:table-cell table:style-name="ce14" table:formula="of:=[TL.G13]/[TL_Tile.G13]" office:value-type="percentage" office:value="1.01799233593345">
            <text:p>101,80%</text:p>
          </table:table-cell>
          <table:table-cell table:style-name="ce17" table:formula="of:=[TL.H13]/[TL_Tile.H13]" office:value-type="percentage" office:value="1.01852458477036">
            <text:p>101,85%</text:p>
          </table:table-cell>
          <table:table-cell table:style-name="ce14" table:formula="of:=[TL.I13]/[TL_Tile.I13]" office:value-type="percentage" office:value="1.01578566652834">
            <text:p>101,58%</text:p>
          </table:table-cell>
          <table:table-cell table:style-name="ce14" table:formula="of:=[TL.J13]/[TL_Tile.J13]" office:value-type="percentage" office:value="1.02323348667046">
            <text:p>102,32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14]/[TL_Tile.D14]" office:value-type="percentage" office:value="1.03960505690724">
            <text:p>103,96%</text:p>
          </table:table-cell>
          <table:table-cell table:style-name="ce14" table:formula="of:=[TL.E14]/[TL_Tile.E14]" office:value-type="percentage" office:value="1.0359144294179">
            <text:p>103,59%</text:p>
          </table:table-cell>
          <table:table-cell table:style-name="ce14" table:formula="of:=[TL.F14]/[TL_Tile.F14]" office:value-type="percentage" office:value="17.2366047745358">
            <text:p>1723,66%</text:p>
          </table:table-cell>
          <table:table-cell table:style-name="ce14" table:formula="of:=[TL.G14]/[TL_Tile.G14]" office:value-type="percentage" office:value="1.0366664111092">
            <text:p>103,67%</text:p>
          </table:table-cell>
          <table:table-cell table:style-name="ce17" table:formula="of:=[TL.H14]/[TL_Tile.H14]" office:value-type="percentage" office:value="1.07299275390473">
            <text:p>107,30%</text:p>
          </table:table-cell>
          <table:table-cell table:style-name="ce14" table:formula="of:=[TL.I14]/[TL_Tile.I14]" office:value-type="percentage" office:value="1.00688549249307">
            <text:p>100,69%</text:p>
          </table:table-cell>
          <table:table-cell table:style-name="ce14" table:formula="of:=[TL.J14]/[TL_Tile.J14]" office:value-type="percentage" office:value="1.24807510305248">
            <text:p>124,8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15]/[TL_Tile.D15]" office:value-type="percentage" office:value="1.02537877244051">
            <text:p>102,54%</text:p>
          </table:table-cell>
          <table:table-cell table:style-name="ce14" table:formula="of:=[TL.E15]/[TL_Tile.E15]" office:value-type="percentage" office:value="1.02575818028152">
            <text:p>102,58%</text:p>
          </table:table-cell>
          <table:table-cell table:style-name="ce14" table:formula="of:=[TL.F15]/[TL_Tile.F15]" office:value-type="percentage" office:value="14.4530703149857">
            <text:p>1445,31%</text:p>
          </table:table-cell>
          <table:table-cell table:style-name="ce14" table:formula="of:=[TL.G15]/[TL_Tile.G15]" office:value-type="percentage" office:value="1.02626935039863">
            <text:p>102,63%</text:p>
          </table:table-cell>
          <table:table-cell table:style-name="ce17" table:formula="of:=[TL.H15]/[TL_Tile.H15]" office:value-type="percentage" office:value="1.05586617288143">
            <text:p>105,59%</text:p>
          </table:table-cell>
          <table:table-cell table:style-name="ce14" table:formula="of:=[TL.I15]/[TL_Tile.I15]" office:value-type="percentage" office:value="0.852652696317667">
            <text:p>85,27%</text:p>
          </table:table-cell>
          <table:table-cell table:style-name="ce14" table:formula="of:=[TL.J15]/[TL_Tile.J15]" office:value-type="percentage" office:value="1.1590765909579">
            <text:p>115,91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16]/[TL_Tile.D16]" office:value-type="percentage" office:value="1.02003989844033">
            <text:p>102,00%</text:p>
          </table:table-cell>
          <table:table-cell table:style-name="ce14" table:formula="of:=[TL.E16]/[TL_Tile.E16]" office:value-type="percentage" office:value="1.01934429207157">
            <text:p>101,93%</text:p>
          </table:table-cell>
          <table:table-cell table:style-name="ce14" table:formula="of:=[TL.F16]/[TL_Tile.F16]" office:value-type="percentage" office:value="1.63220675944334">
            <text:p>163,22%</text:p>
          </table:table-cell>
          <table:table-cell table:style-name="ce14" table:formula="of:=[TL.G16]/[TL_Tile.G16]" office:value-type="percentage" office:value="1.02095618252744">
            <text:p>102,10%</text:p>
          </table:table-cell>
          <table:table-cell table:style-name="ce17" table:formula="of:=[TL.H16]/[TL_Tile.H16]" office:value-type="percentage" office:value="1.0461177696717">
            <text:p>104,61%</text:p>
          </table:table-cell>
          <table:table-cell table:style-name="ce14" table:formula="of:=[TL.I16]/[TL_Tile.I16]" office:value-type="percentage" office:value="1.01626316762151">
            <text:p>101,63%</text:p>
          </table:table-cell>
          <table:table-cell table:style-name="ce14" table:formula="of:=[TL.J16]/[TL_Tile.J16]" office:value-type="percentage" office:value="1.06403557531962">
            <text:p>106,40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17]/[TL_Tile.D17]" office:value-type="percentage" office:value="1.02101846843366">
            <text:p>102,10%</text:p>
          </table:table-cell>
          <table:table-cell table:style-name="ce14" table:formula="of:=[TL.E17]/[TL_Tile.E17]" office:value-type="percentage" office:value="1.02126836813612">
            <text:p>102,13%</text:p>
          </table:table-cell>
          <table:table-cell table:style-name="ce14" table:formula="of:=[TL.F17]/[TL_Tile.F17]" office:value-type="percentage" office:value="1.35164835164835">
            <text:p>135,16%</text:p>
          </table:table-cell>
          <table:table-cell table:style-name="ce14" table:formula="of:=[TL.G17]/[TL_Tile.G17]" office:value-type="percentage" office:value="1.02141807778551">
            <text:p>102,14%</text:p>
          </table:table-cell>
          <table:table-cell table:style-name="ce17" table:formula="of:=[TL.H17]/[TL_Tile.H17]" office:value-type="percentage" office:value="1.02809967431644">
            <text:p>102,81%</text:p>
          </table:table-cell>
          <table:table-cell table:style-name="ce14" table:formula="of:=[TL.I17]/[TL_Tile.I17]" office:value-type="percentage" office:value="1.10074658886124">
            <text:p>110,07%</text:p>
          </table:table-cell>
          <table:table-cell table:style-name="ce14" table:formula="of:=[TL.J17]/[TL_Tile.J17]" office:value-type="percentage" office:value="0.809663376578596">
            <text:p>80,9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18]/[TL_Tile.D18]" office:value-type="percentage" office:value="1.03963810632866">
            <text:p>103,96%</text:p>
          </table:table-cell>
          <table:table-cell table:style-name="ce14" table:formula="of:=[TL.E18]/[TL_Tile.E18]" office:value-type="percentage" office:value="1.04011294370742">
            <text:p>104,01%</text:p>
          </table:table-cell>
          <table:table-cell table:style-name="ce14" table:formula="of:=[TL.F18]/[TL_Tile.F18]" office:value-type="percentage" office:value="0.318469101123596">
            <text:p>31,85%</text:p>
          </table:table-cell>
          <table:table-cell table:style-name="ce14" table:formula="of:=[TL.G18]/[TL_Tile.G18]" office:value-type="percentage" office:value="1.0325434579647">
            <text:p>103,25%</text:p>
          </table:table-cell>
          <table:table-cell table:style-name="ce17" table:formula="of:=[TL.H18]/[TL_Tile.H18]" office:value-type="percentage" office:value="0.958464167892206">
            <text:p>95,85%</text:p>
          </table:table-cell>
          <table:table-cell table:style-name="ce14" table:formula="of:=[TL.I18]/[TL_Tile.I18]" office:value-type="percentage" office:value="1.02545078077819">
            <text:p>102,55%</text:p>
          </table:table-cell>
          <table:table-cell table:style-name="ce14" table:formula="of:=[TL.J18]/[TL_Tile.J18]" office:value-type="percentage" office:value="0.702339968194607">
            <text:p>70,23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19]/[TL_Tile.D19]" office:value-type="percentage" office:value="1.0225035161744">
            <text:p>102,25%</text:p>
          </table:table-cell>
          <table:table-cell table:style-name="ce14" table:formula="of:=[TL.E19]/[TL_Tile.E19]" office:value-type="percentage" office:value="1.02163588390501">
            <text:p>102,16%</text:p>
          </table:table-cell>
          <table:table-cell table:style-name="ce14" table:formula="of:=[TL.F19]/[TL_Tile.F19]" office:value-type="percentage" office:value="3.26315789473684">
            <text:p>326,32%</text:p>
          </table:table-cell>
          <table:table-cell table:style-name="ce14" table:formula="of:=[TL.G19]/[TL_Tile.G19]" office:value-type="percentage" office:value="1.02338667135572">
            <text:p>102,34%</text:p>
          </table:table-cell>
          <table:table-cell table:style-name="ce17" table:formula="of:=[TL.H19]/[TL_Tile.H19]" office:value-type="percentage" office:value="1.06587342645284">
            <text:p>106,59%</text:p>
          </table:table-cell>
          <table:table-cell table:style-name="ce14" table:formula="of:=[TL.I19]/[TL_Tile.I19]" office:value-type="percentage" office:value="1.01910373147652">
            <text:p>101,91%</text:p>
          </table:table-cell>
          <table:table-cell table:style-name="ce14" table:formula="of:=[TL.J19]/[TL_Tile.J19]" office:value-type="percentage" office:value="1.45204801385967">
            <text:p>145,20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20]/[TL_Tile.D20]" office:value-type="percentage" office:value="1.02035014215173">
            <text:p>102,04%</text:p>
          </table:table-cell>
          <table:table-cell table:style-name="ce14" table:formula="of:=[TL.E20]/[TL_Tile.E20]" office:value-type="percentage" office:value="1.02020958083832">
            <text:p>102,02%</text:p>
          </table:table-cell>
          <table:table-cell table:style-name="ce14" table:formula="of:=[TL.F20]/[TL_Tile.F20]" office:value-type="percentage" office:value="1.6651376146789">
            <text:p>166,51%</text:p>
          </table:table-cell>
          <table:table-cell table:style-name="ce14" table:formula="of:=[TL.G20]/[TL_Tile.G20]" office:value-type="percentage" office:value="1.02109515260323">
            <text:p>102,11%</text:p>
          </table:table-cell>
          <table:table-cell table:style-name="ce17" table:formula="of:=[TL.H20]/[TL_Tile.H20]" office:value-type="percentage" office:value="1.04073644534648">
            <text:p>104,07%</text:p>
          </table:table-cell>
          <table:table-cell table:style-name="ce14" table:formula="of:=[TL.I20]/[TL_Tile.I20]" office:value-type="percentage" office:value="1.0888058373376">
            <text:p>108,88%</text:p>
          </table:table-cell>
          <table:table-cell table:style-name="ce14" table:formula="of:=[TL.J20]/[TL_Tile.J20]" office:value-type="percentage" office:value="0.981824871228845">
            <text:p>98,18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21]/[TL_Tile.D21]" office:value-type="percentage" office:value="1.00955167369417">
            <text:p>100,96%</text:p>
          </table:table-cell>
          <table:table-cell table:style-name="ce14" table:formula="of:=[TL.E21]/[TL_Tile.E21]" office:value-type="percentage" office:value="1.00946888181114">
            <text:p>100,95%</text:p>
          </table:table-cell>
          <table:table-cell table:style-name="ce14" table:formula="of:=[TL.F21]/[TL_Tile.F21]" office:value-type="percentage" office:value="0.687916975537435">
            <text:p>68,79%</text:p>
          </table:table-cell>
          <table:table-cell table:style-name="ce14" table:formula="of:=[TL.G21]/[TL_Tile.G21]" office:value-type="percentage" office:value="0.995472457449484">
            <text:p>99,55%</text:p>
          </table:table-cell>
          <table:table-cell table:style-name="ce17" table:formula="of:=[TL.H21]/[TL_Tile.H21]" office:value-type="percentage" office:value="0.948868398994132">
            <text:p>94,89%</text:p>
          </table:table-cell>
          <table:table-cell table:style-name="ce14" table:formula="of:=[TL.I21]/[TL_Tile.I21]" office:value-type="percentage" office:value="1.00959147424512">
            <text:p>100,96%</text:p>
          </table:table-cell>
          <table:table-cell table:style-name="ce14" table:formula="of:=[TL.J21]/[TL_Tile.J21]" office:value-type="percentage" office:value="1.00320543037617">
            <text:p>100,32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22]/[TL_Tile.D22]" office:value-type="percentage" office:value="1.0015454358129">
            <text:p>100,15%</text:p>
          </table:table-cell>
          <table:table-cell table:style-name="ce14" table:formula="of:=[TL.E22]/[TL_Tile.E22]" office:value-type="percentage" office:value="1.00061823802164">
            <text:p>100,06%</text:p>
          </table:table-cell>
          <table:table-cell table:style-name="ce14" table:formula="of:=[TL.F22]/[TL_Tile.F22]" office:value-type="percentage" office:value="12.6774193548387">
            <text:p>1267,74%</text:p>
          </table:table-cell>
          <table:table-cell table:style-name="ce14" table:formula="of:=[TL.G22]/[TL_Tile.G22]" office:value-type="percentage" office:value="1.00381207500515">
            <text:p>100,38%</text:p>
          </table:table-cell>
          <table:table-cell table:style-name="ce17" table:formula="of:=[TL.H22]/[TL_Tile.H22]" office:value-type="percentage" office:value="1.07463144963145">
            <text:p>107,46%</text:p>
          </table:table-cell>
          <table:table-cell table:style-name="ce14" table:formula="of:=[TL.I22]/[TL_Tile.I22]" office:value-type="percentage" office:value="0.977235099337748">
            <text:p>97,72%</text:p>
          </table:table-cell>
          <table:table-cell table:style-name="ce14" table:formula="of:=[TL.J22]/[TL_Tile.J22]" office:value-type="percentage" office:value="1.48541321104498">
            <text:p>148,5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23]/[TL_Tile.D23]" office:value-type="percentage" office:value="0.982881109304117">
            <text:p>98,29%</text:p>
          </table:table-cell>
          <table:table-cell table:style-name="ce14" table:formula="of:=[TL.E23]/[TL_Tile.E23]" office:value-type="percentage" office:value="0.983890317052271">
            <text:p>98,39%</text:p>
          </table:table-cell>
          <table:table-cell table:style-name="ce14" table:formula="of:=[TL.F23]/[TL_Tile.F23]" office:value-type="percentage" office:value="0.364508393285372">
            <text:p>36,45%</text:p>
          </table:table-cell>
          <table:table-cell table:style-name="ce14" table:formula="of:=[TL.G23]/[TL_Tile.G23]" office:value-type="percentage" office:value="0.981709401709402">
            <text:p>98,17%</text:p>
          </table:table-cell>
          <table:table-cell table:style-name="ce17" table:formula="of:=[TL.H23]/[TL_Tile.H23]" office:value-type="percentage" office:value="0.942578374920026">
            <text:p>94,26%</text:p>
          </table:table-cell>
          <table:table-cell table:style-name="ce14" table:formula="of:=[TL.I23]/[TL_Tile.I23]" office:value-type="percentage" office:value="0.882320391035691">
            <text:p>88,23%</text:p>
          </table:table-cell>
          <table:table-cell table:style-name="ce14" table:formula="of:=[TL.J23]/[TL_Tile.J23]" office:value-type="percentage" office:value="0.593422363962527">
            <text:p>59,34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24]/[TL_Tile.D24]" office:value-type="percentage" office:value="0.983303694921952">
            <text:p>98,33%</text:p>
          </table:table-cell>
          <table:table-cell table:style-name="ce14" table:formula="of:=[TL.E24]/[TL_Tile.E24]" office:value-type="percentage" office:value="0.983148843644989">
            <text:p>98,31%</text:p>
          </table:table-cell>
          <table:table-cell table:style-name="ce14" table:formula="of:=[TL.F24]/[TL_Tile.F24]" office:value-type="percentage" office:value="0.915573494786411">
            <text:p>91,56%</text:p>
          </table:table-cell>
          <table:table-cell table:style-name="ce14" table:formula="of:=[TL.G24]/[TL_Tile.G24]" office:value-type="percentage" office:value="0.981763066542805">
            <text:p>98,18%</text:p>
          </table:table-cell>
          <table:table-cell table:style-name="ce17" table:formula="of:=[TL.H24]/[TL_Tile.H24]" office:value-type="percentage" office:value="0.974492653711922">
            <text:p>97,45%</text:p>
          </table:table-cell>
          <table:table-cell table:style-name="ce14" table:formula="of:=[TL.I24]/[TL_Tile.I24]" office:value-type="percentage" office:value="0.990164613314008">
            <text:p>99,02%</text:p>
          </table:table-cell>
          <table:table-cell table:style-name="ce14" table:formula="of:=[TL.J24]/[TL_Tile.J24]" office:value-type="percentage" office:value="1.16690476190476">
            <text:p>116,69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TL.D25]/[TL_Tile.D25]" office:value-type="percentage" office:value="0.972031403336604">
            <text:p>97,20%</text:p>
          </table:table-cell>
          <table:table-cell table:style-name="ce14" table:formula="of:=[TL.E25]/[TL_Tile.E25]" office:value-type="percentage" office:value="0.972495088408645">
            <text:p>97,25%</text:p>
          </table:table-cell>
          <table:table-cell table:style-name="ce14" table:formula="of:=[TL.F25]/[TL_Tile.F25]" office:value-type="percentage" office:value="1.14096916299559">
            <text:p>114,10%</text:p>
          </table:table-cell>
          <table:table-cell table:style-name="ce14" table:formula="of:=[TL.G25]/[TL_Tile.G25]" office:value-type="percentage" office:value="0.972681171274333">
            <text:p>97,27%</text:p>
          </table:table-cell>
          <table:table-cell table:style-name="ce17" table:formula="of:=[TL.H25]/[TL_Tile.H25]" office:value-type="percentage" office:value="0.978531965272297">
            <text:p>97,85%</text:p>
          </table:table-cell>
          <table:table-cell table:style-name="ce14" table:formula="of:=[TL.I25]/[TL_Tile.I25]" office:value-type="percentage" office:value="0.972566075610572">
            <text:p>97,26%</text:p>
          </table:table-cell>
          <table:table-cell table:style-name="ce14" table:formula="of:=[TL.J25]/[TL_Tile.J25]" office:value-type="percentage" office:value="0.781664872622892">
            <text:p>78,17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TL.D26]/[TL_Tile.D26]" office:value-type="percentage" office:value="1.03613777526821">
            <text:p>103,61%</text:p>
          </table:table-cell>
          <table:table-cell table:style-name="ce14" table:formula="of:=[TL.E26]/[TL_Tile.E26]" office:value-type="percentage" office:value="1.03614798079639">
            <text:p>103,61%</text:p>
          </table:table-cell>
          <table:table-cell table:style-name="ce14" table:formula="of:=[TL.F26]/[TL_Tile.F26]" office:value-type="percentage" office:value="3.37956204379562">
            <text:p>337,96%</text:p>
          </table:table-cell>
          <table:table-cell table:style-name="ce14" table:formula="of:=[TL.G26]/[TL_Tile.G26]" office:value-type="percentage" office:value="1.04374206293213">
            <text:p>104,37%</text:p>
          </table:table-cell>
          <table:table-cell table:style-name="ce17" table:formula="of:=[TL.H26]/[TL_Tile.H26]" office:value-type="percentage" office:value="1.12372535690007">
            <text:p>112,37%</text:p>
          </table:table-cell>
          <table:table-cell table:style-name="ce14" table:formula="of:=[TL.I26]/[TL_Tile.I26]" office:value-type="percentage" office:value="1.01472556894244">
            <text:p>101,47%</text:p>
          </table:table-cell>
          <table:table-cell table:style-name="ce14" table:formula="of:=[TL.J26]/[TL_Tile.J26]" office:value-type="percentage" office:value="1.04570935748167">
            <text:p>104,5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TL.D27]/[TL_Tile.D27]" office:value-type="percentage" office:value="1.01240674667532">
            <text:p>101,24%</text:p>
          </table:table-cell>
          <table:table-cell table:style-name="ce14" table:formula="of:=[TL.E27]/[TL_Tile.E27]" office:value-type="percentage" office:value="1.01257300454251">
            <text:p>101,26%</text:p>
          </table:table-cell>
          <table:table-cell table:style-name="ce14" table:formula="of:=[TL.F27]/[TL_Tile.F27]" office:value-type="percentage" office:value="0.28997867803838">
            <text:p>29,00%</text:p>
          </table:table-cell>
          <table:table-cell table:style-name="ce14" table:formula="of:=[TL.G27]/[TL_Tile.G27]" office:value-type="percentage" office:value="1.00200481154771">
            <text:p>100,20%</text:p>
          </table:table-cell>
          <table:table-cell table:style-name="ce17" table:formula="of:=[TL.H27]/[TL_Tile.H27]" office:value-type="percentage" office:value="0.917206420726556">
            <text:p>91,72%</text:p>
          </table:table-cell>
          <table:table-cell table:style-name="ce14" table:formula="of:=[TL.I27]/[TL_Tile.I27]" office:value-type="percentage" office:value="1.07983193277311">
            <text:p>107,98%</text:p>
          </table:table-cell>
          <table:table-cell table:style-name="ce14" table:formula="of:=[TL.J27]/[TL_Tile.J27]" office:value-type="percentage" office:value="0.73287841191067">
            <text:p>73,29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5" table:formula="of:=[TL.D29]/[TL_Tile.D29]" office:value-type="percentage" office:value="0.959001648928197">
            <text:p>95,90%</text:p>
          </table:table-cell>
          <table:table-cell table:style-name="ce15" table:formula="of:=[TL.E29]/[TL_Tile.E29]" office:value-type="percentage" office:value="0.959010347428562">
            <text:p>95,90%</text:p>
          </table:table-cell>
          <table:table-cell table:style-name="ce15" table:formula="of:=[TL.F29]/[TL_Tile.F29]" office:value-type="percentage" office:value="1.65971316818774">
            <text:p>165,97%</text:p>
          </table:table-cell>
          <table:table-cell table:style-name="ce15" table:formula="of:=[TL.G29]/[TL_Tile.G29]" office:value-type="percentage" office:value="0.959265139109383">
            <text:p>95,93%</text:p>
          </table:table-cell>
          <table:table-cell table:style-name="ce17" table:formula="of:=[TL.H29]/[TL_Tile.H29]" office:value-type="percentage" office:value="0.965661568943099">
            <text:p>96,57%</text:p>
          </table:table-cell>
          <table:table-cell table:style-name="ce15" table:formula="of:=[TL.I29]/[TL_Tile.I29]" office:value-type="percentage" office:value="0.956411643126354">
            <text:p>95,64%</text:p>
          </table:table-cell>
          <table:table-cell table:style-name="ce15" table:formula="of:=[TL.J29]/[TL_Tile.J29]" office:value-type="percentage" office:value="0.976659934546098">
            <text:p>97,67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5" table:formula="of:=[TL.D30]/[TL_Tile.D30]" office:value-type="percentage" office:value="0.973983903910591">
            <text:p>97,40%</text:p>
          </table:table-cell>
          <table:table-cell table:style-name="ce15" table:formula="of:=[TL.E30]/[TL_Tile.E30]" office:value-type="percentage" office:value="0.973788505635141">
            <text:p>97,38%</text:p>
          </table:table-cell>
          <table:table-cell table:style-name="ce15" table:formula="of:=[TL.F30]/[TL_Tile.F30]" office:value-type="percentage" office:value="1.2384916340631">
            <text:p>123,85%</text:p>
          </table:table-cell>
          <table:table-cell table:style-name="ce15" table:formula="of:=[TL.G30]/[TL_Tile.G30]" office:value-type="percentage" office:value="0.974761039439351">
            <text:p>97,48%</text:p>
          </table:table-cell>
          <table:table-cell table:style-name="ce17" table:formula="of:=[TL.H30]/[TL_Tile.H30]" office:value-type="percentage" office:value="0.984419149916835">
            <text:p>98,44%</text:p>
          </table:table-cell>
          <table:table-cell table:style-name="ce15" table:formula="of:=[TL.I30]/[TL_Tile.I30]" office:value-type="percentage" office:value="0.996767978610467">
            <text:p>99,68%</text:p>
          </table:table-cell>
          <table:table-cell table:style-name="ce15" table:formula="of:=[TL.J30]/[TL_Tile.J30]" office:value-type="percentage" office:value="0.948152554330534">
            <text:p>94,82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5" table:formula="of:=[TL.D31]/[TL_Tile.D31]" office:value-type="percentage" office:value="0.967750514630586">
            <text:p>96,78%</text:p>
          </table:table-cell>
          <table:table-cell table:style-name="ce15" table:formula="of:=[TL.E31]/[TL_Tile.E31]" office:value-type="percentage" office:value="0.968011199433322">
            <text:p>96,80%</text:p>
          </table:table-cell>
          <table:table-cell table:style-name="ce15" table:formula="of:=[TL.F31]/[TL_Tile.F31]" office:value-type="percentage" office:value="0.921615949632739">
            <text:p>92,16%</text:p>
          </table:table-cell>
          <table:table-cell table:style-name="ce15" table:formula="of:=[TL.G31]/[TL_Tile.G31]" office:value-type="percentage" office:value="0.967565367152028">
            <text:p>96,76%</text:p>
          </table:table-cell>
          <table:table-cell table:style-name="ce17" table:formula="of:=[TL.H31]/[TL_Tile.H31]" office:value-type="percentage" office:value="0.9645829128565">
            <text:p>96,46%</text:p>
          </table:table-cell>
          <table:table-cell table:style-name="ce15" table:formula="of:=[TL.I31]/[TL_Tile.I31]" office:value-type="percentage" office:value="0.964700625558534">
            <text:p>96,47%</text:p>
          </table:table-cell>
          <table:table-cell table:style-name="ce15" table:formula="of:=[TL.J31]/[TL_Tile.J31]" office:value-type="percentage" office:value="0.914808010999417">
            <text:p>91,48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6" table:formula="of:=[TL.D33]/[TL_Tile.D33]" office:value-type="percentage" office:value="1.01811589005964">
            <text:p>101,81%</text:p>
          </table:table-cell>
          <table:table-cell table:style-name="ce16" table:formula="of:=[TL.E33]/[TL_Tile.E33]" office:value-type="percentage" office:value="1.01799097868629">
            <text:p>101,80%</text:p>
          </table:table-cell>
          <table:table-cell table:style-name="ce16" table:formula="of:=[TL.F33]/[TL_Tile.F33]" office:value-type="percentage" office:value="1.19951338199513">
            <text:p>119,95%</text:p>
          </table:table-cell>
          <table:table-cell table:style-name="ce16" table:formula="of:=[TL.G33]/[TL_Tile.G33]" office:value-type="percentage" office:value="1.01799233593345">
            <text:p>101,80%</text:p>
          </table:table-cell>
          <table:table-cell table:style-name="ce18" table:formula="of:=[TL.H33]/[TL_Tile.H33]" office:value-type="percentage" office:value="1.01852458477036">
            <text:p>101,85%</text:p>
          </table:table-cell>
          <table:table-cell table:style-name="ce16" table:formula="of:=[TL.I33]/[TL_Tile.I33]" office:value-type="percentage" office:value="1.01578566652834">
            <text:p>101,58%</text:p>
          </table:table-cell>
          <table:table-cell table:style-name="ce16" table:formula="of:=[TL.J33]/[TL_Tile.J33]" office:value-type="percentage" office:value="1.02323348667046">
            <text:p>102,32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6" table:formula="of:=[TL.D34]/[TL_Tile.D34]" office:value-type="percentage" office:value="1.03960505690724">
            <text:p>103,96%</text:p>
          </table:table-cell>
          <table:table-cell table:style-name="ce16" table:formula="of:=[TL.E34]/[TL_Tile.E34]" office:value-type="percentage" office:value="1.0359144294179">
            <text:p>103,59%</text:p>
          </table:table-cell>
          <table:table-cell table:style-name="ce16" table:formula="of:=[TL.F34]/[TL_Tile.F34]" office:value-type="percentage" office:value="17.2366047745358">
            <text:p>1723,66%</text:p>
          </table:table-cell>
          <table:table-cell table:style-name="ce16" table:formula="of:=[TL.G34]/[TL_Tile.G34]" office:value-type="percentage" office:value="1.0366664111092">
            <text:p>103,67%</text:p>
          </table:table-cell>
          <table:table-cell table:style-name="ce18" table:formula="of:=[TL.H34]/[TL_Tile.H34]" office:value-type="percentage" office:value="1.07299275390473">
            <text:p>107,30%</text:p>
          </table:table-cell>
          <table:table-cell table:style-name="ce16" table:formula="of:=[TL.I34]/[TL_Tile.I34]" office:value-type="percentage" office:value="1.00688549249307">
            <text:p>100,69%</text:p>
          </table:table-cell>
          <table:table-cell table:style-name="ce16" table:formula="of:=[TL.J34]/[TL_Tile.J34]" office:value-type="percentage" office:value="1.24807510305248">
            <text:p>124,81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6" table:formula="of:=[TL.D35]/[TL_Tile.D35]" office:value-type="percentage" office:value="1.02537877244051">
            <text:p>102,54%</text:p>
          </table:table-cell>
          <table:table-cell table:style-name="ce16" table:formula="of:=[TL.E35]/[TL_Tile.E35]" office:value-type="percentage" office:value="1.02575818028152">
            <text:p>102,58%</text:p>
          </table:table-cell>
          <table:table-cell table:style-name="ce16" table:formula="of:=[TL.F35]/[TL_Tile.F35]" office:value-type="percentage" office:value="14.4530703149857">
            <text:p>1445,31%</text:p>
          </table:table-cell>
          <table:table-cell table:style-name="ce16" table:formula="of:=[TL.G35]/[TL_Tile.G35]" office:value-type="percentage" office:value="1.02626935039863">
            <text:p>102,63%</text:p>
          </table:table-cell>
          <table:table-cell table:style-name="ce18" table:formula="of:=[TL.H35]/[TL_Tile.H35]" office:value-type="percentage" office:value="1.05586617288143">
            <text:p>105,59%</text:p>
          </table:table-cell>
          <table:table-cell table:style-name="ce16" table:formula="of:=[TL.I35]/[TL_Tile.I35]" office:value-type="percentage" office:value="0.852652696317667">
            <text:p>85,27%</text:p>
          </table:table-cell>
          <table:table-cell table:style-name="ce16" table:formula="of:=[TL.J35]/[TL_Tile.J35]" office:value-type="percentage" office:value="1.1590765909579">
            <text:p>115,91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1/02/2014</text:date>, <text:time>15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2-01T15:32:34</dc:date>
    <dc:creator>Laurent Bourgès</dc:creator>
    <meta:generator>OpenOffice.org/3.3$Unix OpenOffice.org_project/330m20$Build-9567</meta:generator>
    <meta:editing-duration>PT3H6M39S</meta:editing-duration>
    <meta:editing-cycles>22</meta:editing-cycles>
    <meta:document-statistic meta:table-count="6" meta:cell-count="20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minimum="0.8" chart:maximum="1.2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535cm" svg:y="0.406cm" chart:style-name="ch2">
          <text:p>Marlin 0.3 CLQ / TL Tile</text:p>
        </chart:title>
        <chart:subtitle svg:x="9.647cm" svg:y="1.458cm" chart:style-name="ch3">
          <text:p>OpenJDK8 b65</text:p>
        </chart:subtitle>
        <chart:plot-area chart:style-name="ch4" table:cell-range-address="'CLQ-TL_Tile'.A4:'CLQ-TL_Tile'.B27 'CLQ-TL_Tile'.H3:'CLQ-TL_Tile'.H27" chart:data-source-has-labels="both" svg:x="0.892cm" svg:y="2.683cm" svg:width="20.325cm" svg:height="10.177cm">
          <chartooo:coordinate-region svg:x="2.314cm" svg:y="2.838cm" svg:width="18.903cm" svg:height="9.159cm"/>
          <chart:axis chart:dimension="x" chart:name="primary-x" chart:style-name="ch5">
            <chart:categories table:cell-range-address="'CLQ-TL_Tile'.A4:'CLQ-TL_Tile'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LQ-TL_Tile'.H4:'CLQ-TL_Tile'.H27" chart:label-cell-address="'CLQ-TL_Tile'.H3:'CLQ-TL_Tile'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'CLQ-TL_Tile'.H3:'CLQ-TL_Tile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 1</text:p>
                <text:list>
                  <text:list-item>
                    <text:p>boulder_17</text:p>
                  </text:list-item>
                  <text:list-item>
                    <text:p>1</text:p>
                  </text:list-item>
                </text:list>
                <draw:g>
                  <svg:desc>'CLQ-TL_Tile'.A4:'CLQ-TL_Tile'.B27</svg:desc>
                </draw:g>
              </table:table-cell>
              <table:table-cell office:value-type="float" office:value="0.930149329651564">
                <text:p>0.930149329651564</text:p>
                <draw:g>
                  <svg:desc>'CLQ-TL_Tile'.H4:'CLQ-TL_Tile'.H27</svg:desc>
                </draw:g>
              </table:table-cell>
            </table:table-row>
            <table:table-row>
              <table:table-cell office:value-type="string">
                <text:p>boulder_17 2</text:p>
                <text:list>
                  <text:list-item>
                    <text:p>boulder_1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36310688244709">
                <text:p>0.936310688244709</text:p>
              </table:table-cell>
            </table:table-row>
            <table:table-row>
              <table:table-cell office:value-type="string">
                <text:p>boulder_17 4</text:p>
                <text:list>
                  <text:list-item>
                    <text:p>boulder_1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2096065657141">
                <text:p>1.02096065657141</text:p>
              </table:table-cell>
            </table:table-row>
            <table:table-row>
              <table:table-cell office:value-type="string">
                <text:p>boulder_20 1</text:p>
                <text:list>
                  <text:list-item>
                    <text:p>boulder_2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64260385950506">
                <text:p>0.964260385950506</text:p>
              </table:table-cell>
            </table:table-row>
            <table:table-row>
              <table:table-cell office:value-type="string">
                <text:p>boulder_20 2</text:p>
                <text:list>
                  <text:list-item>
                    <text:p>boulder_20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865750152831289">
                <text:p>0.865750152831289</text:p>
              </table:table-cell>
            </table:table-row>
            <table:table-row>
              <table:table-cell office:value-type="string">
                <text:p>boulder_20 4</text:p>
                <text:list>
                  <text:list-item>
                    <text:p>boulder_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0956126972235">
                <text:p>1.00956126972235</text:p>
              </table:table-cell>
            </table:table-row>
            <table:table-row>
              <table:table-cell office:value-type="string">
                <text:p>shp_alllayers_43 1</text:p>
                <text:list>
                  <text:list-item>
                    <text:p>shp_alllayers_4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64493635860542">
                <text:p>0.964493635860542</text:p>
              </table:table-cell>
            </table:table-row>
            <table:table-row>
              <table:table-cell office:value-type="string">
                <text:p>shp_alllayers_43 2</text:p>
                <text:list>
                  <text:list-item>
                    <text:p>shp_alllayers_43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4135352229711">
                <text:p>0.94135352229711</text:p>
              </table:table-cell>
            </table:table-row>
            <table:table-row>
              <table:table-cell office:value-type="string">
                <text:p>shp_alllayers_43 4</text:p>
                <text:list>
                  <text:list-item>
                    <text:p>shp_alllayers_43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0236283825761">
                <text:p>1.00236283825761</text:p>
              </table:table-cell>
            </table:table-row>
            <table:table-row>
              <table:table-cell office:value-type="string">
                <text:p>shp_alllayers_47 1</text:p>
                <text:list>
                  <text:list-item>
                    <text:p>shp_alllayers_4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2657240823893">
                <text:p>1.02657240823893</text:p>
              </table:table-cell>
            </table:table-row>
            <table:table-row>
              <table:table-cell office:value-type="string">
                <text:p>shp_alllayers_47 2</text:p>
                <text:list>
                  <text:list-item>
                    <text:p>shp_alllayers_4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534496658637">
                <text:p>1.0534496658637</text:p>
              </table:table-cell>
            </table:table-row>
            <table:table-row>
              <table:table-cell office:value-type="string">
                <text:p>shp_alllayers_47 4</text:p>
                <text:list>
                  <text:list-item>
                    <text:p>shp_alllayers_4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3972564527509">
                <text:p>1.03972564527509</text:p>
              </table:table-cell>
            </table:table-row>
            <table:table-row>
              <table:table-cell office:value-type="string">
                <text:p>spearfish_15 1</text:p>
                <text:list>
                  <text:list-item>
                    <text:p>spearfish_15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3465346534653">
                <text:p>1.03465346534653</text:p>
              </table:table-cell>
            </table:table-row>
            <table:table-row>
              <table:table-cell office:value-type="string">
                <text:p>spearfish_15 2</text:p>
                <text:list>
                  <text:list-item>
                    <text:p>spearfish_15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3499204726199">
                <text:p>1.03499204726199</text:p>
              </table:table-cell>
            </table:table-row>
            <table:table-row>
              <table:table-cell office:value-type="string">
                <text:p>spearfish_15 4</text:p>
                <text:list>
                  <text:list-item>
                    <text:p>spearfish_15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3620970626813">
                <text:p>1.03620970626813</text:p>
              </table:table-cell>
            </table:table-row>
            <table:table-row>
              <table:table-cell office:value-type="string">
                <text:p>spearfish_19 1</text:p>
                <text:list>
                  <text:list-item>
                    <text:p>spearfish_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2552164166236">
                <text:p>1.02552164166236</text:p>
              </table:table-cell>
            </table:table-row>
            <table:table-row>
              <table:table-cell office:value-type="string">
                <text:p>spearfish_19 2</text:p>
                <text:list>
                  <text:list-item>
                    <text:p>spearfish_19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6552623948971">
                <text:p>1.06552623948971</text:p>
              </table:table-cell>
            </table:table-row>
            <table:table-row>
              <table:table-cell office:value-type="string">
                <text:p>spearfish_19 4</text:p>
                <text:list>
                  <text:list-item>
                    <text:p>spearfish_19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872590108968986">
                <text:p>0.872590108968986</text:p>
              </table:table-cell>
            </table:table-row>
            <table:table-row>
              <table:table-cell office:value-type="string">
                <text:p>topp:states_06 1</text:p>
                <text:list>
                  <text:list-item>
                    <text:p>topp:states_06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0563063063063">
                <text:p>1.00563063063063</text:p>
              </table:table-cell>
            </table:table-row>
            <table:table-row>
              <table:table-cell office:value-type="string">
                <text:p>topp:states_06 2</text:p>
                <text:list>
                  <text:list-item>
                    <text:p>topp:states_06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47776711452335">
                <text:p>0.947776711452335</text:p>
              </table:table-cell>
            </table:table-row>
            <table:table-row>
              <table:table-cell office:value-type="string">
                <text:p>topp:states_06 4</text:p>
                <text:list>
                  <text:list-item>
                    <text:p>topp:states_06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05510793226765">
                <text:p>0.905510793226765</text:p>
              </table:table-cell>
            </table:table-row>
            <table:table-row>
              <table:table-cell office:value-type="string">
                <text:p>topp:states_07 1</text:p>
                <text:list>
                  <text:list-item>
                    <text:p>topp:states_0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80899763220205">
                <text:p>0.980899763220205</text:p>
              </table:table-cell>
            </table:table-row>
            <table:table-row>
              <table:table-cell office:value-type="string">
                <text:p>topp:states_07 2</text:p>
                <text:list>
                  <text:list-item>
                    <text:p>topp:states_0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15010197144799">
                <text:p>1.15010197144799</text:p>
              </table:table-cell>
            </table:table-row>
            <table:table-row>
              <table:table-cell office:value-type="string">
                <text:p>topp:states_07 4</text:p>
                <text:list>
                  <text:list-item>
                    <text:p>topp:states_0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21360180230921">
                <text:p>0.921360180230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minimum="0.8" chart:maximum="1.2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97cm" svg:height="13.554cm" xlink:href=".." xlink:type="simple" chart:class="chart:bar" chart:style-name="ch1">
        <chart:title svg:x="8.974cm" svg:y="0.406cm" chart:style-name="ch2">
          <text:p>Marlin 0.3 CLQ / TL</text:p>
        </chart:title>
        <chart:subtitle svg:x="9.645cm" svg:y="1.458cm" chart:style-name="ch3">
          <text:p>OpenJDK8 b65</text:p>
        </chart:subtitle>
        <chart:plot-area chart:style-name="ch4" table:cell-range-address="'CLQ-TL'.A4:'CLQ-TL'.B27 'CLQ-TL'.H3:'CLQ-TL'.H27" chart:data-source-has-labels="both" svg:x="0.891cm" svg:y="2.683cm" svg:width="20.324cm" svg:height="10.18cm">
          <chartooo:coordinate-region svg:x="2.313cm" svg:y="2.838cm" svg:width="18.902cm" svg:height="9.162cm"/>
          <chart:axis chart:dimension="x" chart:name="primary-x" chart:style-name="ch5">
            <chart:categories table:cell-range-address="'CLQ-TL'.A4:'CLQ-TL'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LQ-TL'.H4:'CLQ-TL'.H27" chart:label-cell-address="'CLQ-TL'.H3:'CLQ-TL'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'CLQ-TL'.H3:'CLQ-TL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 1</text:p>
                <text:list>
                  <text:list-item>
                    <text:p>boulder_17</text:p>
                  </text:list-item>
                  <text:list-item>
                    <text:p>1</text:p>
                  </text:list-item>
                </text:list>
                <draw:g>
                  <svg:desc>'CLQ-TL'.A4:'CLQ-TL'.B27</svg:desc>
                </draw:g>
              </table:table-cell>
              <table:table-cell office:value-type="float" office:value="0.980251758962332">
                <text:p>0.980251758962332</text:p>
                <draw:g>
                  <svg:desc>'CLQ-TL'.H4:'CLQ-TL'.H27</svg:desc>
                </draw:g>
              </table:table-cell>
            </table:table-row>
            <table:table-row>
              <table:table-cell office:value-type="string">
                <text:p>boulder_17 2</text:p>
                <text:list>
                  <text:list-item>
                    <text:p>boulder_1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73249634136948">
                <text:p>0.973249634136948</text:p>
              </table:table-cell>
            </table:table-row>
            <table:table-row>
              <table:table-cell office:value-type="string">
                <text:p>boulder_17 4</text:p>
                <text:list>
                  <text:list-item>
                    <text:p>boulder_1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6020459729298">
                <text:p>1.06020459729298</text:p>
              </table:table-cell>
            </table:table-row>
            <table:table-row>
              <table:table-cell office:value-type="string">
                <text:p>boulder_20 1</text:p>
                <text:list>
                  <text:list-item>
                    <text:p>boulder_2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97528718988319">
                <text:p>0.997528718988319</text:p>
              </table:table-cell>
            </table:table-row>
            <table:table-row>
              <table:table-cell office:value-type="string">
                <text:p>boulder_20 2</text:p>
                <text:list>
                  <text:list-item>
                    <text:p>boulder_20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84432338059134">
                <text:p>0.984432338059134</text:p>
              </table:table-cell>
            </table:table-row>
            <table:table-row>
              <table:table-cell office:value-type="string">
                <text:p>boulder_20 4</text:p>
                <text:list>
                  <text:list-item>
                    <text:p>boulder_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0390240441326">
                <text:p>1.00390240441326</text:p>
              </table:table-cell>
            </table:table-row>
            <table:table-row>
              <table:table-cell office:value-type="string">
                <text:p>shp_alllayers_43 1</text:p>
                <text:list>
                  <text:list-item>
                    <text:p>shp_alllayers_4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1887101300159">
                <text:p>1.01887101300159</text:p>
              </table:table-cell>
            </table:table-row>
            <table:table-row>
              <table:table-cell office:value-type="string">
                <text:p>shp_alllayers_43 2</text:p>
                <text:list>
                  <text:list-item>
                    <text:p>shp_alllayers_43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818966071199075">
                <text:p>0.818966071199075</text:p>
              </table:table-cell>
            </table:table-row>
            <table:table-row>
              <table:table-cell office:value-type="string">
                <text:p>shp_alllayers_43 4</text:p>
                <text:list>
                  <text:list-item>
                    <text:p>shp_alllayers_43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7805636795811">
                <text:p>1.07805636795811</text:p>
              </table:table-cell>
            </table:table-row>
            <table:table-row>
              <table:table-cell office:value-type="string">
                <text:p>shp_alllayers_47 1</text:p>
                <text:list>
                  <text:list-item>
                    <text:p>shp_alllayers_4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079014523448">
                <text:p>1.0079014523448</text:p>
              </table:table-cell>
            </table:table-row>
            <table:table-row>
              <table:table-cell office:value-type="string">
                <text:p>shp_alllayers_47 2</text:p>
                <text:list>
                  <text:list-item>
                    <text:p>shp_alllayers_4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81786374633091">
                <text:p>0.981786374633091</text:p>
              </table:table-cell>
            </table:table-row>
            <table:table-row>
              <table:table-cell office:value-type="string">
                <text:p>shp_alllayers_47 4</text:p>
                <text:list>
                  <text:list-item>
                    <text:p>shp_alllayers_4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84713472198573">
                <text:p>0.984713472198573</text:p>
              </table:table-cell>
            </table:table-row>
            <table:table-row>
              <table:table-cell office:value-type="string">
                <text:p>spearfish_15 1</text:p>
                <text:list>
                  <text:list-item>
                    <text:p>spearfish_15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89041095890411">
                <text:p>0.989041095890411</text:p>
              </table:table-cell>
            </table:table-row>
            <table:table-row>
              <table:table-cell office:value-type="string">
                <text:p>spearfish_15 2</text:p>
                <text:list>
                  <text:list-item>
                    <text:p>spearfish_15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0670399292766">
                <text:p>1.00670399292766</text:p>
              </table:table-cell>
            </table:table-row>
            <table:table-row>
              <table:table-cell office:value-type="string">
                <text:p>spearfish_15 4</text:p>
                <text:list>
                  <text:list-item>
                    <text:p>spearfish_15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8111470515054">
                <text:p>1.08111470515054</text:p>
              </table:table-cell>
            </table:table-row>
            <table:table-row>
              <table:table-cell office:value-type="string">
                <text:p>spearfish_19 1</text:p>
                <text:list>
                  <text:list-item>
                    <text:p>spearfish_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62142048212263">
                <text:p>0.962142048212263</text:p>
              </table:table-cell>
            </table:table-row>
            <table:table-row>
              <table:table-cell office:value-type="string">
                <text:p>spearfish_19 2</text:p>
                <text:list>
                  <text:list-item>
                    <text:p>spearfish_19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2381947346427">
                <text:p>1.02381947346427</text:p>
              </table:table-cell>
            </table:table-row>
            <table:table-row>
              <table:table-cell office:value-type="string">
                <text:p>spearfish_19 4</text:p>
                <text:list>
                  <text:list-item>
                    <text:p>spearfish_19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19611307420495">
                <text:p>0.919611307420495</text:p>
              </table:table-cell>
            </table:table-row>
            <table:table-row>
              <table:table-cell office:value-type="string">
                <text:p>topp:states_06 1</text:p>
                <text:list>
                  <text:list-item>
                    <text:p>topp:states_06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35791178431933">
                <text:p>0.935791178431933</text:p>
              </table:table-cell>
            </table:table-row>
            <table:table-row>
              <table:table-cell office:value-type="string">
                <text:p>topp:states_06 2</text:p>
                <text:list>
                  <text:list-item>
                    <text:p>topp:states_06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0551501781775">
                <text:p>1.00551501781775</text:p>
              </table:table-cell>
            </table:table-row>
            <table:table-row>
              <table:table-cell office:value-type="string">
                <text:p>topp:states_06 4</text:p>
                <text:list>
                  <text:list-item>
                    <text:p>topp:states_06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29212539240394">
                <text:p>0.929212539240394</text:p>
              </table:table-cell>
            </table:table-row>
            <table:table-row>
              <table:table-cell office:value-type="string">
                <text:p>topp:states_07 1</text:p>
                <text:list>
                  <text:list-item>
                    <text:p>topp:states_0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0241974512018">
                <text:p>1.00241974512018</text:p>
              </table:table-cell>
            </table:table-row>
            <table:table-row>
              <table:table-cell office:value-type="string">
                <text:p>topp:states_07 2</text:p>
                <text:list>
                  <text:list-item>
                    <text:p>topp:states_0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2347247428917">
                <text:p>1.02347247428917</text:p>
              </table:table-cell>
            </table:table-row>
            <table:table-row>
              <table:table-cell office:value-type="string">
                <text:p>topp:states_07 4</text:p>
                <text:list>
                  <text:list-item>
                    <text:p>topp:states_0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0452870739945">
                <text:p>1.00452870739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minimum="0.8" chart:maximum="1.2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724cm" svg:y="0.406cm" chart:style-name="ch2">
          <text:p>Marlin 0.3 TL / TL Tile</text:p>
        </chart:title>
        <chart:subtitle svg:x="9.647cm" svg:y="1.458cm" chart:style-name="ch3">
          <text:p>OpenJDK8 b65</text:p>
        </chart:subtitle>
        <chart:plot-area chart:style-name="ch4" table:cell-range-address="'TL-TL_Tile'.A4:'TL-TL_Tile'.B27 'TL-TL_Tile'.H3:'TL-TL_Tile'.H27" chart:data-source-has-labels="both" svg:x="0.892cm" svg:y="2.683cm" svg:width="20.325cm" svg:height="10.177cm">
          <chartooo:coordinate-region svg:x="2.314cm" svg:y="2.838cm" svg:width="18.903cm" svg:height="9.159cm"/>
          <chart:axis chart:dimension="x" chart:name="primary-x" chart:style-name="ch5">
            <chart:categories table:cell-range-address="'TL-TL_Tile'.A4:'TL-TL_Tile'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L-TL_Tile'.H4:'TL-TL_Tile'.H27" chart:label-cell-address="'TL-TL_Tile'.H3:'TL-TL_Tile'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'TL-TL_Tile'.H3:'TL-TL_Tile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 1</text:p>
                <text:list>
                  <text:list-item>
                    <text:p>boulder_17</text:p>
                  </text:list-item>
                  <text:list-item>
                    <text:p>1</text:p>
                  </text:list-item>
                </text:list>
                <draw:g>
                  <svg:desc>'TL-TL_Tile'.A4:'TL-TL_Tile'.B27</svg:desc>
                </draw:g>
              </table:table-cell>
              <table:table-cell office:value-type="float" office:value="0.948888202594194">
                <text:p>0.948888202594194</text:p>
                <draw:g>
                  <svg:desc>'TL-TL_Tile'.H4:'TL-TL_Tile'.H27</svg:desc>
                </draw:g>
              </table:table-cell>
            </table:table-row>
            <table:table-row>
              <table:table-cell office:value-type="string">
                <text:p>boulder_17 2</text:p>
                <text:list>
                  <text:list-item>
                    <text:p>boulder_1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62045764419942">
                <text:p>0.962045764419942</text:p>
              </table:table-cell>
            </table:table-row>
            <table:table-row>
              <table:table-cell office:value-type="string">
                <text:p>boulder_17 4</text:p>
                <text:list>
                  <text:list-item>
                    <text:p>boulder_1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62984558997606">
                <text:p>0.962984558997606</text:p>
              </table:table-cell>
            </table:table-row>
            <table:table-row>
              <table:table-cell office:value-type="string">
                <text:p>boulder_20 1</text:p>
                <text:list>
                  <text:list-item>
                    <text:p>boulder_2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66649247881751">
                <text:p>0.966649247881751</text:p>
              </table:table-cell>
            </table:table-row>
            <table:table-row>
              <table:table-cell office:value-type="string">
                <text:p>boulder_20 2</text:p>
                <text:list>
                  <text:list-item>
                    <text:p>boulder_20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879440992905785">
                <text:p>0.879440992905785</text:p>
              </table:table-cell>
            </table:table-row>
            <table:table-row>
              <table:table-cell office:value-type="string">
                <text:p>boulder_20 4</text:p>
                <text:list>
                  <text:list-item>
                    <text:p>boulder_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0563686797064">
                <text:p>1.00563686797064</text:p>
              </table:table-cell>
            </table:table-row>
            <table:table-row>
              <table:table-cell office:value-type="string">
                <text:p>shp_alllayers_43 1</text:p>
                <text:list>
                  <text:list-item>
                    <text:p>shp_alllayers_4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46629773104593">
                <text:p>0.946629773104593</text:p>
              </table:table-cell>
            </table:table-row>
            <table:table-row>
              <table:table-cell office:value-type="string">
                <text:p>shp_alllayers_43 2</text:p>
                <text:list>
                  <text:list-item>
                    <text:p>shp_alllayers_43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1494414181516">
                <text:p>1.1494414181516</text:p>
              </table:table-cell>
            </table:table-row>
            <table:table-row>
              <table:table-cell office:value-type="string">
                <text:p>shp_alllayers_43 4</text:p>
                <text:list>
                  <text:list-item>
                    <text:p>shp_alllayers_43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29787039017385">
                <text:p>0.929787039017385</text:p>
              </table:table-cell>
            </table:table-row>
            <table:table-row>
              <table:table-cell office:value-type="string">
                <text:p>shp_alllayers_47 1</text:p>
                <text:list>
                  <text:list-item>
                    <text:p>shp_alllayers_4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1852458477036">
                <text:p>1.01852458477036</text:p>
              </table:table-cell>
            </table:table-row>
            <table:table-row>
              <table:table-cell office:value-type="string">
                <text:p>shp_alllayers_47 2</text:p>
                <text:list>
                  <text:list-item>
                    <text:p>shp_alllayers_4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7299275390473">
                <text:p>1.07299275390473</text:p>
              </table:table-cell>
            </table:table-row>
            <table:table-row>
              <table:table-cell office:value-type="string">
                <text:p>shp_alllayers_47 4</text:p>
                <text:list>
                  <text:list-item>
                    <text:p>shp_alllayers_4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05586617288143">
                <text:p>1.05586617288143</text:p>
              </table:table-cell>
            </table:table-row>
            <table:table-row>
              <table:table-cell office:value-type="string">
                <text:p>spearfish_15 1</text:p>
                <text:list>
                  <text:list-item>
                    <text:p>spearfish_15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461177696717">
                <text:p>1.0461177696717</text:p>
              </table:table-cell>
            </table:table-row>
            <table:table-row>
              <table:table-cell office:value-type="string">
                <text:p>spearfish_15 2</text:p>
                <text:list>
                  <text:list-item>
                    <text:p>spearfish_15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2809967431644">
                <text:p>1.02809967431644</text:p>
              </table:table-cell>
            </table:table-row>
            <table:table-row>
              <table:table-cell office:value-type="string">
                <text:p>spearfish_15 4</text:p>
                <text:list>
                  <text:list-item>
                    <text:p>spearfish_15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58464167892206">
                <text:p>0.958464167892206</text:p>
              </table:table-cell>
            </table:table-row>
            <table:table-row>
              <table:table-cell office:value-type="string">
                <text:p>spearfish_19 1</text:p>
                <text:list>
                  <text:list-item>
                    <text:p>spearfish_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6587342645284">
                <text:p>1.06587342645284</text:p>
              </table:table-cell>
            </table:table-row>
            <table:table-row>
              <table:table-cell office:value-type="string">
                <text:p>spearfish_19 2</text:p>
                <text:list>
                  <text:list-item>
                    <text:p>spearfish_19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4073644534648">
                <text:p>1.04073644534648</text:p>
              </table:table-cell>
            </table:table-row>
            <table:table-row>
              <table:table-cell office:value-type="string">
                <text:p>spearfish_19 4</text:p>
                <text:list>
                  <text:list-item>
                    <text:p>spearfish_19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48868398994132">
                <text:p>0.948868398994132</text:p>
              </table:table-cell>
            </table:table-row>
            <table:table-row>
              <table:table-cell office:value-type="string">
                <text:p>topp:states_06 1</text:p>
                <text:list>
                  <text:list-item>
                    <text:p>topp:states_06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7463144963145">
                <text:p>1.07463144963145</text:p>
              </table:table-cell>
            </table:table-row>
            <table:table-row>
              <table:table-cell office:value-type="string">
                <text:p>topp:states_06 2</text:p>
                <text:list>
                  <text:list-item>
                    <text:p>topp:states_06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42578374920026">
                <text:p>0.942578374920026</text:p>
              </table:table-cell>
            </table:table-row>
            <table:table-row>
              <table:table-cell office:value-type="string">
                <text:p>topp:states_06 4</text:p>
                <text:list>
                  <text:list-item>
                    <text:p>topp:states_06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74492653711922">
                <text:p>0.974492653711922</text:p>
              </table:table-cell>
            </table:table-row>
            <table:table-row>
              <table:table-cell office:value-type="string">
                <text:p>topp:states_07 1</text:p>
                <text:list>
                  <text:list-item>
                    <text:p>topp:states_0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78531965272297">
                <text:p>0.978531965272297</text:p>
              </table:table-cell>
            </table:table-row>
            <table:table-row>
              <table:table-cell office:value-type="string">
                <text:p>topp:states_07 2</text:p>
                <text:list>
                  <text:list-item>
                    <text:p>topp:states_0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12372535690007">
                <text:p>1.12372535690007</text:p>
              </table:table-cell>
            </table:table-row>
            <table:table-row>
              <table:table-cell office:value-type="string">
                <text:p>topp:states_07 4</text:p>
                <text:list>
                  <text:list-item>
                    <text:p>topp:states_0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17206420726556">
                <text:p>0.917206420726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